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" style:family="table">
      <style:table-properties style:width="14.205cm" fo:margin-left="1.291cm" table:align="left"/>
    </style:style>
    <style:style style:name="Taula1.A" style:family="table-column">
      <style:table-column-properties style:column-width="2.993cm"/>
    </style:style>
    <style:style style:name="Taula1.B" style:family="table-column">
      <style:table-column-properties style:column-width="2.314cm"/>
    </style:style>
    <style:style style:name="Taula1.C" style:family="table-column">
      <style:table-column-properties style:column-width="2.3cm"/>
    </style:style>
    <style:style style:name="Taula1.D" style:family="table-column">
      <style:table-column-properties style:column-width="2.496cm"/>
    </style:style>
    <style:style style:name="Taula1.E" style:family="table-column">
      <style:table-column-properties style:column-width="2.101cm"/>
    </style:style>
    <style:style style:name="Taula1.F" style:family="table-column">
      <style:table-column-properties style:column-width="2cm"/>
    </style:style>
    <style:style style:name="Tau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F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en" fo:country="US" officeooo:rsid="056d0fe2" officeooo:paragraph-rsid="056eb7e8"/>
    </style:style>
    <style:style style:name="P2" style:family="paragraph" style:parent-style-name="Text_20_body">
      <style:text-properties fo:language="en" fo:country="US" officeooo:rsid="062f392d"/>
    </style:style>
    <style:style style:name="P3" style:family="paragraph" style:parent-style-name="Text_20_body">
      <style:text-properties fo:color="#000000" fo:language="en" fo:country="US" officeooo:rsid="0593b396" officeooo:paragraph-rsid="0630fa38"/>
    </style:style>
    <style:style style:name="P4" style:family="paragraph" style:parent-style-name="Text_20_body">
      <style:text-properties officeooo:rsid="04f77063" officeooo:paragraph-rsid="04f77063"/>
    </style:style>
    <style:style style:name="P5" style:family="paragraph" style:parent-style-name="Text_20_body">
      <style:text-properties officeooo:rsid="04fcef66" officeooo:paragraph-rsid="04fcef66"/>
    </style:style>
    <style:style style:name="P6" style:family="paragraph" style:parent-style-name="Text_20_body">
      <style:text-properties officeooo:paragraph-rsid="04fcef66"/>
    </style:style>
    <style:style style:name="P7" style:family="paragraph" style:parent-style-name="Text_20_body">
      <style:text-properties officeooo:rsid="04fd327a" officeooo:paragraph-rsid="04fd327a"/>
    </style:style>
    <style:style style:name="P8" style:family="paragraph" style:parent-style-name="Text_20_body">
      <style:text-properties officeooo:paragraph-rsid="05106f05"/>
    </style:style>
    <style:style style:name="P9" style:family="paragraph" style:parent-style-name="Text_20_body">
      <style:text-properties officeooo:rsid="0514740e" officeooo:paragraph-rsid="0514740e"/>
    </style:style>
    <style:style style:name="P10" style:family="paragraph" style:parent-style-name="Text_20_body">
      <style:text-properties officeooo:rsid="0515da81" officeooo:paragraph-rsid="0515da81"/>
    </style:style>
    <style:style style:name="P11" style:family="paragraph" style:parent-style-name="Text_20_body">
      <style:text-properties officeooo:rsid="0581cf3f" officeooo:paragraph-rsid="06052ab3"/>
    </style:style>
    <style:style style:name="P12" style:family="paragraph" style:parent-style-name="Text_20_body">
      <style:text-properties officeooo:rsid="057842cd" officeooo:paragraph-rsid="057842cd"/>
    </style:style>
    <style:style style:name="P13" style:family="paragraph" style:parent-style-name="Text_20_body">
      <style:text-properties officeooo:rsid="05f87cb4" officeooo:paragraph-rsid="0600f1ea"/>
    </style:style>
    <style:style style:name="P14" style:family="paragraph" style:parent-style-name="Text_20_body">
      <style:text-properties officeooo:rsid="05fb22f7" officeooo:paragraph-rsid="0600f1ea"/>
    </style:style>
    <style:style style:name="P15" style:family="paragraph" style:parent-style-name="Text_20_body">
      <style:text-properties officeooo:paragraph-rsid="056d0fe2"/>
    </style:style>
    <style:style style:name="P16" style:family="paragraph" style:parent-style-name="Text_20_body">
      <style:text-properties officeooo:paragraph-rsid="06052ab3"/>
    </style:style>
    <style:style style:name="P17" style:family="paragraph" style:parent-style-name="Text_20_body">
      <style:text-properties officeooo:paragraph-rsid="04f0ba2e"/>
    </style:style>
    <style:style style:name="P18" style:family="paragraph" style:parent-style-name="Text_20_body">
      <style:text-properties officeooo:rsid="04f44f7e" officeooo:paragraph-rsid="04f44f7e"/>
    </style:style>
    <style:style style:name="P19" style:family="paragraph" style:parent-style-name="Text_20_body">
      <style:text-properties officeooo:rsid="0687928e" officeooo:paragraph-rsid="0687928e"/>
    </style:style>
    <style:style style:name="P20" style:family="paragraph" style:parent-style-name="Standard">
      <style:text-properties fo:color="#000000" fo:language="en" fo:country="US" officeooo:rsid="02fc2373" officeooo:paragraph-rsid="02fc2373"/>
    </style:style>
    <style:style style:name="P21" style:family="paragraph" style:parent-style-name="Standard">
      <style:text-properties fo:color="#000000" fo:language="en" fo:country="US" officeooo:rsid="02fe168f" officeooo:paragraph-rsid="02fe168f"/>
    </style:style>
    <style:style style:name="P22" style:family="paragraph" style:parent-style-name="Standard">
      <style:text-properties fo:color="#000000" fo:language="en" fo:country="US" officeooo:rsid="02fe168f" officeooo:paragraph-rsid="02fc2373"/>
    </style:style>
    <style:style style:name="P23" style:family="paragraph" style:parent-style-name="Standard">
      <style:text-properties fo:color="#000000" fo:language="en" fo:country="US" officeooo:rsid="02fe168f" officeooo:paragraph-rsid="03284e23"/>
    </style:style>
    <style:style style:name="P24" style:family="paragraph" style:parent-style-name="Standard">
      <style:text-properties fo:color="#000000" fo:language="en" fo:country="US" officeooo:rsid="02fe168f" officeooo:paragraph-rsid="0311965e"/>
    </style:style>
    <style:style style:name="P25" style:family="paragraph" style:parent-style-name="Standard">
      <style:text-properties fo:color="#000000" fo:language="en" fo:country="US" officeooo:rsid="03eae50a" officeooo:paragraph-rsid="03e13ab4"/>
    </style:style>
    <style:style style:name="P26" style:family="paragraph" style:parent-style-name="Standard">
      <style:text-properties fo:color="#000000" fo:language="en" fo:country="US" officeooo:rsid="00d10beb" officeooo:paragraph-rsid="03eeed16"/>
    </style:style>
    <style:style style:name="P27" style:family="paragraph" style:parent-style-name="Standard">
      <style:text-properties fo:color="#000000" fo:language="en" fo:country="US" officeooo:rsid="00d10beb" officeooo:paragraph-rsid="030b3ce9"/>
    </style:style>
    <style:style style:name="P28" style:family="paragraph" style:parent-style-name="Standard">
      <style:text-properties fo:color="#000000" fo:language="en" fo:country="US" officeooo:rsid="03bfcb0b" officeooo:paragraph-rsid="03c46e61"/>
    </style:style>
    <style:style style:name="P29" style:family="paragraph" style:parent-style-name="Standard">
      <style:text-properties fo:color="#000000" fo:language="en" fo:country="US" officeooo:rsid="03e9ca2e" officeooo:paragraph-rsid="03d8d4fb"/>
    </style:style>
    <style:style style:name="P30" style:family="paragraph" style:parent-style-name="Standard">
      <style:text-properties fo:color="#000000" fo:language="en" fo:country="US" officeooo:rsid="0415f034" officeooo:paragraph-rsid="0415f034"/>
    </style:style>
    <style:style style:name="P31" style:family="paragraph" style:parent-style-name="Standard">
      <style:text-properties fo:color="#000000" fo:language="en" fo:country="US" officeooo:rsid="0415f034" officeooo:paragraph-rsid="042d178e"/>
    </style:style>
    <style:style style:name="P32" style:family="paragraph" style:parent-style-name="Standard">
      <style:text-properties fo:color="#000000" fo:language="en" fo:country="US" officeooo:rsid="00711d2e" officeooo:paragraph-rsid="04184712"/>
    </style:style>
    <style:style style:name="P33" style:family="paragraph" style:parent-style-name="Standard">
      <style:text-properties fo:color="#000000" fo:language="en" fo:country="US" officeooo:rsid="041edee8" officeooo:paragraph-rsid="041dba4c"/>
    </style:style>
    <style:style style:name="P34" style:family="paragraph" style:parent-style-name="Standard">
      <style:text-properties fo:color="#000000" fo:language="en" fo:country="US" officeooo:rsid="041a5a29" officeooo:paragraph-rsid="041a5a29"/>
    </style:style>
    <style:style style:name="P35" style:family="paragraph" style:parent-style-name="Standard">
      <style:text-properties fo:color="#000000" fo:language="en" fo:country="US" officeooo:rsid="041dba4c" officeooo:paragraph-rsid="041dba4c"/>
    </style:style>
    <style:style style:name="P36" style:family="paragraph" style:parent-style-name="Standard">
      <style:text-properties fo:color="#000000" fo:language="en" fo:country="US" officeooo:rsid="04219b49" officeooo:paragraph-rsid="04219b49"/>
    </style:style>
    <style:style style:name="P37" style:family="paragraph" style:parent-style-name="Standard">
      <style:text-properties fo:color="#000000" fo:language="en" fo:country="US" officeooo:rsid="0320c133" officeooo:paragraph-rsid="0320c133"/>
    </style:style>
    <style:style style:name="P38" style:family="paragraph" style:parent-style-name="Standard">
      <style:text-properties fo:color="#000000" fo:language="en" fo:country="US" officeooo:rsid="0320c133" officeooo:paragraph-rsid="03284e23"/>
    </style:style>
    <style:style style:name="P39" style:family="paragraph" style:parent-style-name="Standard">
      <style:text-properties fo:color="#000000" fo:language="en" fo:country="US" officeooo:rsid="032408a7" officeooo:paragraph-rsid="0320c133"/>
    </style:style>
    <style:style style:name="P40" style:family="paragraph" style:parent-style-name="Standard">
      <style:text-properties fo:color="#000000" fo:language="en" fo:country="US" officeooo:rsid="032cf09b" officeooo:paragraph-rsid="032cf09b"/>
    </style:style>
    <style:style style:name="P41" style:family="paragraph" style:parent-style-name="Standard">
      <style:text-properties fo:color="#000000" fo:language="en" fo:country="US" officeooo:rsid="033456b0" officeooo:paragraph-rsid="033456b0"/>
    </style:style>
    <style:style style:name="P42" style:family="paragraph" style:parent-style-name="Standard">
      <style:text-properties fo:color="#000000" fo:language="en" fo:country="US" officeooo:rsid="0319fc0f" officeooo:paragraph-rsid="03327b4b"/>
    </style:style>
    <style:style style:name="P43" style:family="paragraph" style:parent-style-name="Standard">
      <style:text-properties fo:color="#000000" fo:language="en" fo:country="US" officeooo:rsid="031b4691" officeooo:paragraph-rsid="03327b4b"/>
    </style:style>
    <style:style style:name="P44" style:family="paragraph" style:parent-style-name="Standard">
      <style:text-properties fo:color="#000000" fo:language="en" fo:country="US" officeooo:rsid="0331270a" officeooo:paragraph-rsid="0331270a"/>
    </style:style>
    <style:style style:name="P45" style:family="paragraph" style:parent-style-name="Standard">
      <style:text-properties fo:color="#000000" fo:language="en" fo:country="US" officeooo:rsid="0338368d" officeooo:paragraph-rsid="0338368d"/>
    </style:style>
    <style:style style:name="P46" style:family="paragraph" style:parent-style-name="Standard">
      <style:text-properties fo:color="#000000" fo:language="en" fo:country="US" officeooo:rsid="0313f76a" officeooo:paragraph-rsid="030b3ce9"/>
    </style:style>
    <style:style style:name="P47" style:family="paragraph" style:parent-style-name="Standard">
      <style:text-properties fo:color="#000000" fo:language="en" fo:country="US" officeooo:rsid="0178226a" officeooo:paragraph-rsid="017e34a9"/>
    </style:style>
    <style:style style:name="P48" style:family="paragraph" style:parent-style-name="Standard">
      <style:text-properties fo:color="#000000" fo:language="en" fo:country="US" officeooo:rsid="0199c5f7" officeooo:paragraph-rsid="0199c5f7"/>
    </style:style>
    <style:style style:name="P49" style:family="paragraph" style:parent-style-name="Standard">
      <style:text-properties fo:color="#000000" fo:language="en" fo:country="US" officeooo:rsid="01de5245" officeooo:paragraph-rsid="01de5245"/>
    </style:style>
    <style:style style:name="P50" style:family="paragraph" style:parent-style-name="Standard">
      <style:text-properties fo:color="#000000" fo:language="en" fo:country="US" officeooo:rsid="01f3e225" officeooo:paragraph-rsid="01f3e225"/>
    </style:style>
    <style:style style:name="P51" style:family="paragraph" style:parent-style-name="Standard">
      <style:text-properties fo:color="#000000" fo:language="en" fo:country="US" officeooo:rsid="04a17e86" officeooo:paragraph-rsid="04a17e86"/>
    </style:style>
    <style:style style:name="P52" style:family="paragraph" style:parent-style-name="Standard">
      <style:text-properties fo:color="#000000" fo:language="en" fo:country="US" officeooo:rsid="01ea550b" officeooo:paragraph-rsid="01ea550b"/>
    </style:style>
    <style:style style:name="P53" style:family="paragraph" style:parent-style-name="Standard">
      <style:text-properties fo:color="#000000" fo:language="en" fo:country="US" officeooo:rsid="01ea550b" officeooo:paragraph-rsid="048fdc9a"/>
    </style:style>
    <style:style style:name="P54" style:family="paragraph" style:parent-style-name="Standard">
      <style:text-properties fo:color="#000000" fo:language="en" fo:country="US" officeooo:rsid="048fdc9a" officeooo:paragraph-rsid="048fdc9a"/>
    </style:style>
    <style:style style:name="P55" style:family="paragraph" style:parent-style-name="Standard">
      <style:text-properties fo:color="#000000" fo:language="en" fo:country="US" officeooo:rsid="04a265a6" officeooo:paragraph-rsid="04a265a6"/>
    </style:style>
    <style:style style:name="P56" style:family="paragraph" style:parent-style-name="Standard">
      <style:text-properties fo:color="#000000" fo:language="en" fo:country="US" officeooo:rsid="016a2b3e" officeooo:paragraph-rsid="01749023"/>
    </style:style>
    <style:style style:name="P57" style:family="paragraph" style:parent-style-name="Standard">
      <style:text-properties fo:color="#000000" fo:language="en" fo:country="US" officeooo:rsid="04643158" officeooo:paragraph-rsid="04643158"/>
    </style:style>
    <style:style style:name="P58" style:family="paragraph" style:parent-style-name="Standard">
      <style:text-properties fo:color="#000000" fo:language="en" fo:country="US" officeooo:rsid="049c0ff1" officeooo:paragraph-rsid="018f207a"/>
    </style:style>
    <style:style style:name="P59" style:family="paragraph" style:parent-style-name="Standard">
      <style:text-properties fo:color="#000000" fo:language="en" fo:country="US" officeooo:rsid="017aa72c" officeooo:paragraph-rsid="0177e789"/>
    </style:style>
    <style:style style:name="P60" style:family="paragraph" style:parent-style-name="Standard">
      <style:text-properties fo:color="#000000" fo:language="en" fo:country="US" officeooo:rsid="011e13cf" officeooo:paragraph-rsid="02a21316"/>
    </style:style>
    <style:style style:name="P61" style:family="paragraph" style:parent-style-name="Standard">
      <style:text-properties fo:color="#000000" fo:language="en" fo:country="US" officeooo:rsid="01611aef" officeooo:paragraph-rsid="02a21316"/>
    </style:style>
    <style:style style:name="P62" style:family="paragraph" style:parent-style-name="Standard">
      <style:text-properties fo:color="#000000" fo:language="en" fo:country="US" officeooo:rsid="0177e789" officeooo:paragraph-rsid="0177e789"/>
    </style:style>
    <style:style style:name="P63" style:family="paragraph" style:parent-style-name="Standard">
      <style:text-properties fo:color="#000000" fo:language="en" fo:country="US" officeooo:rsid="0224f8ff" officeooo:paragraph-rsid="02444d98"/>
    </style:style>
    <style:style style:name="P64" style:family="paragraph" style:parent-style-name="Standard">
      <style:text-properties fo:color="#000000" fo:language="en" fo:country="US" officeooo:rsid="02444d98" officeooo:paragraph-rsid="02444d98"/>
    </style:style>
    <style:style style:name="P65" style:family="paragraph" style:parent-style-name="Standard">
      <style:text-properties fo:color="#000000" fo:language="en" fo:country="US" officeooo:rsid="03762c93" officeooo:paragraph-rsid="03762c93"/>
    </style:style>
    <style:style style:name="P66" style:family="paragraph" style:parent-style-name="Standard">
      <style:text-properties fo:color="#000000" fo:language="en" fo:country="US" officeooo:rsid="0480585d" officeooo:paragraph-rsid="0480585d"/>
    </style:style>
    <style:style style:name="P67" style:family="paragraph" style:parent-style-name="Standard">
      <style:text-properties fo:color="#000000" fo:language="en" fo:country="US" officeooo:rsid="0480585d" officeooo:paragraph-rsid="0483c2bd"/>
    </style:style>
    <style:style style:name="P68" style:family="paragraph" style:parent-style-name="Standard">
      <style:text-properties fo:color="#000000" fo:language="en" fo:country="US" officeooo:rsid="0486d9cd" officeooo:paragraph-rsid="0486d9cd"/>
    </style:style>
    <style:style style:name="P69" style:family="paragraph" style:parent-style-name="Standard">
      <style:text-properties fo:color="#000000" fo:language="en" fo:country="US" officeooo:rsid="0373a9b3" officeooo:paragraph-rsid="0373a9b3"/>
    </style:style>
    <style:style style:name="P70" style:family="paragraph" style:parent-style-name="Standard">
      <style:text-properties fo:color="#000000" fo:language="en" fo:country="US" officeooo:rsid="0373a9b3" officeooo:paragraph-rsid="0394a3fd"/>
    </style:style>
    <style:style style:name="P71" style:family="paragraph" style:parent-style-name="Standard">
      <style:text-properties fo:color="#000000" fo:language="en" fo:country="US" officeooo:rsid="0373a9b3" officeooo:paragraph-rsid="03a68f3c"/>
    </style:style>
    <style:style style:name="P72" style:family="paragraph" style:parent-style-name="Standard">
      <style:text-properties fo:color="#000000" fo:language="en" fo:country="US" officeooo:rsid="03753691" officeooo:paragraph-rsid="03753691"/>
    </style:style>
    <style:style style:name="P73" style:family="paragraph" style:parent-style-name="Standard">
      <style:text-properties fo:color="#000000" fo:language="en" fo:country="US" officeooo:rsid="03753691" officeooo:paragraph-rsid="0378f28a"/>
    </style:style>
    <style:style style:name="P74" style:family="paragraph" style:parent-style-name="Standard">
      <style:text-properties fo:color="#000000" fo:language="en" fo:country="US" officeooo:rsid="03753691" officeooo:paragraph-rsid="0394a3fd"/>
    </style:style>
    <style:style style:name="P75" style:family="paragraph" style:parent-style-name="Standard">
      <style:text-properties fo:color="#000000" fo:language="en" fo:country="US" officeooo:rsid="0378f28a" officeooo:paragraph-rsid="0378f28a"/>
    </style:style>
    <style:style style:name="P76" style:family="paragraph" style:parent-style-name="Standard">
      <style:text-properties fo:color="#000000" fo:language="en" fo:country="US" officeooo:rsid="037ba9de" officeooo:paragraph-rsid="037ba9de"/>
    </style:style>
    <style:style style:name="P77" style:family="paragraph" style:parent-style-name="Standard">
      <style:text-properties fo:color="#000000" fo:language="en" fo:country="US" officeooo:rsid="037f1597" officeooo:paragraph-rsid="037f1597"/>
    </style:style>
    <style:style style:name="P78" style:family="paragraph" style:parent-style-name="Standard">
      <style:text-properties fo:color="#000000" fo:language="en" fo:country="US" officeooo:rsid="037dec46" officeooo:paragraph-rsid="037dec46"/>
    </style:style>
    <style:style style:name="P79" style:family="paragraph" style:parent-style-name="Standard">
      <style:text-properties fo:color="#000000" fo:language="en" fo:country="US" officeooo:rsid="037dec46" officeooo:paragraph-rsid="037debe7"/>
    </style:style>
    <style:style style:name="P80" style:family="paragraph" style:parent-style-name="Standard">
      <style:text-properties fo:color="#000000" fo:language="en" fo:country="US" officeooo:rsid="03829669" officeooo:paragraph-rsid="03829669"/>
    </style:style>
    <style:style style:name="P81" style:family="paragraph" style:parent-style-name="Standard">
      <style:text-properties fo:color="#000000" fo:language="en" fo:country="US" officeooo:rsid="0388f1be" officeooo:paragraph-rsid="0388f1be"/>
    </style:style>
    <style:style style:name="P82" style:family="paragraph" style:parent-style-name="Standard">
      <style:text-properties fo:color="#000000" fo:language="en" fo:country="US" officeooo:rsid="038a6dc7" officeooo:paragraph-rsid="038a6dc7"/>
    </style:style>
    <style:style style:name="P83" style:family="paragraph" style:parent-style-name="Standard">
      <style:text-properties fo:color="#000000" fo:language="en" fo:country="US" officeooo:rsid="038e1baa" officeooo:paragraph-rsid="038e1baa"/>
    </style:style>
    <style:style style:name="P84" style:family="paragraph" style:parent-style-name="Standard">
      <style:text-properties fo:color="#000000" fo:language="en" fo:country="US" officeooo:rsid="038c4d0f" officeooo:paragraph-rsid="038a6dc7"/>
    </style:style>
    <style:style style:name="P85" style:family="paragraph" style:parent-style-name="Standard">
      <style:text-properties fo:color="#000000" fo:language="en" fo:country="US" officeooo:rsid="038c4d0f" officeooo:paragraph-rsid="038f8858"/>
    </style:style>
    <style:style style:name="P86" style:family="paragraph" style:parent-style-name="Standard">
      <style:text-properties fo:color="#000000" fo:language="en" fo:country="US" officeooo:rsid="03a8c366" officeooo:paragraph-rsid="03a8c366"/>
    </style:style>
    <style:style style:name="P87" style:family="paragraph" style:parent-style-name="Standard">
      <style:text-properties fo:color="#000000" fo:language="en" fo:country="US" officeooo:rsid="0394a3fd" officeooo:paragraph-rsid="0394a3fd"/>
    </style:style>
    <style:style style:name="P88" style:family="paragraph" style:parent-style-name="Standard">
      <style:text-properties fo:color="#000000" fo:language="en" fo:country="US" officeooo:rsid="0394a3fd" officeooo:paragraph-rsid="04561ac3"/>
    </style:style>
    <style:style style:name="P89" style:family="paragraph" style:parent-style-name="Standard">
      <style:text-properties fo:color="#000000" fo:language="en" fo:country="US" officeooo:rsid="03966ce1" officeooo:paragraph-rsid="03966ce1"/>
    </style:style>
    <style:style style:name="P90" style:family="paragraph" style:parent-style-name="Standard">
      <style:text-properties fo:color="#000000" fo:language="en" fo:country="US" officeooo:rsid="03966ce1" officeooo:paragraph-rsid="04561ac3"/>
    </style:style>
    <style:style style:name="P91" style:family="paragraph" style:parent-style-name="Standard">
      <style:text-properties fo:color="#000000" fo:language="en" fo:country="US" officeooo:rsid="03aa6095" officeooo:paragraph-rsid="03aa6095"/>
    </style:style>
    <style:style style:name="P92" style:family="paragraph" style:parent-style-name="Standard">
      <style:text-properties fo:color="#000000" fo:language="en" fo:country="US" officeooo:rsid="03a2c6d3" officeooo:paragraph-rsid="03a2c6d3"/>
    </style:style>
    <style:style style:name="P93" style:family="paragraph" style:parent-style-name="Standard">
      <style:text-properties fo:color="#000000" fo:language="en" fo:country="US" officeooo:rsid="039fcedf" officeooo:paragraph-rsid="039fcedf"/>
    </style:style>
    <style:style style:name="P94" style:family="paragraph" style:parent-style-name="Standard">
      <style:text-properties fo:color="#000000" fo:language="en" fo:country="US" officeooo:rsid="039fcedf" officeooo:paragraph-rsid="03a68f3c"/>
    </style:style>
    <style:style style:name="P95" style:family="paragraph" style:parent-style-name="Standard">
      <style:text-properties fo:color="#000000" fo:language="en" fo:country="US" officeooo:rsid="039b17b2" officeooo:paragraph-rsid="039fcedf"/>
    </style:style>
    <style:style style:name="P96" style:family="paragraph" style:parent-style-name="Standard">
      <style:text-properties fo:color="#000000" fo:language="en" fo:country="US" officeooo:rsid="039b17b2" officeooo:paragraph-rsid="03a68f3c"/>
    </style:style>
    <style:style style:name="P97" style:family="paragraph" style:parent-style-name="Standard">
      <style:text-properties fo:color="#000000" fo:language="en" fo:country="US" officeooo:rsid="03ab1615" officeooo:paragraph-rsid="03ab1615"/>
    </style:style>
    <style:style style:name="P98" style:family="paragraph" style:parent-style-name="Standard">
      <style:text-properties fo:color="#000000" fo:language="en" fo:country="US" officeooo:rsid="03ab9453" officeooo:paragraph-rsid="03acf0d3"/>
    </style:style>
    <style:style style:name="P99" style:family="paragraph" style:parent-style-name="Standard">
      <style:text-properties fo:color="#000000" fo:language="en" fo:country="US" officeooo:rsid="03ab9453" officeooo:paragraph-rsid="03ab9453"/>
    </style:style>
    <style:style style:name="P100" style:family="paragraph" style:parent-style-name="Standard">
      <style:text-properties fo:color="#000000" fo:language="en" fo:country="US" officeooo:rsid="03b4351f" officeooo:paragraph-rsid="03b4351f"/>
    </style:style>
    <style:style style:name="P101" style:family="paragraph" style:parent-style-name="Standard">
      <style:text-properties fo:color="#000000" fo:language="en" fo:country="US" officeooo:rsid="03b489fe" officeooo:paragraph-rsid="03b489fe"/>
    </style:style>
    <style:style style:name="P102" style:family="paragraph" style:parent-style-name="Standard">
      <style:text-properties fo:color="#000000" fo:language="en" fo:country="US" officeooo:rsid="03a88bbe" officeooo:paragraph-rsid="03ae847a"/>
    </style:style>
    <style:style style:name="P103" style:family="paragraph" style:parent-style-name="Standard">
      <style:text-properties fo:color="#000000" fo:language="en" fo:country="US" officeooo:rsid="03a88bbe" officeooo:paragraph-rsid="03a88bbe"/>
    </style:style>
    <style:style style:name="P104" style:family="paragraph" style:parent-style-name="Standard">
      <style:text-properties fo:color="#000000" fo:language="en" fo:country="US" officeooo:rsid="03bc3ef6" officeooo:paragraph-rsid="03bc3ef6"/>
    </style:style>
    <style:style style:name="P105" style:family="paragraph" style:parent-style-name="Standard">
      <style:text-properties fo:color="#000000" fo:language="en" fo:country="US" officeooo:rsid="03b6a593" officeooo:paragraph-rsid="03b6a593"/>
    </style:style>
    <style:style style:name="P106" style:family="paragraph" style:parent-style-name="Standard">
      <style:text-properties fo:color="#000000" fo:language="en" fo:country="US" officeooo:rsid="04561ac3" officeooo:paragraph-rsid="04561ac3"/>
    </style:style>
    <style:style style:name="P107" style:family="paragraph" style:parent-style-name="Standard">
      <style:text-properties fo:color="#000000" fo:language="en" fo:country="US" officeooo:rsid="0457992b" officeooo:paragraph-rsid="0457992b"/>
    </style:style>
    <style:style style:name="P108" style:family="paragraph" style:parent-style-name="Standard">
      <style:text-properties fo:color="#000000" fo:language="en" fo:country="US" officeooo:rsid="04662f45" officeooo:paragraph-rsid="04662f45"/>
    </style:style>
    <style:style style:name="P109" style:family="paragraph" style:parent-style-name="Standard">
      <style:text-properties fo:color="#000000" fo:language="en" fo:country="US" officeooo:rsid="0464c859" officeooo:paragraph-rsid="0464c859"/>
    </style:style>
    <style:style style:name="P110" style:family="paragraph" style:parent-style-name="Standard">
      <style:text-properties fo:color="#000000" fo:language="en" fo:country="US" officeooo:rsid="047a21da" officeooo:paragraph-rsid="0464c859"/>
    </style:style>
    <style:style style:name="P111" style:family="paragraph" style:parent-style-name="Standard">
      <style:text-properties fo:color="#000000" fo:language="en" fo:country="US" officeooo:rsid="045be1bd" officeooo:paragraph-rsid="045be1bd"/>
    </style:style>
    <style:style style:name="P112" style:family="paragraph" style:parent-style-name="Standard">
      <style:text-properties fo:color="#000000" fo:language="en" fo:country="US" officeooo:rsid="046039cd" officeooo:paragraph-rsid="046039cd"/>
    </style:style>
    <style:style style:name="P113" style:family="paragraph" style:parent-style-name="Standard">
      <style:text-properties fo:color="#000000" fo:language="en" fo:country="US" officeooo:rsid="046c9fe0" officeooo:paragraph-rsid="046c9fe0"/>
    </style:style>
    <style:style style:name="P114" style:family="paragraph" style:parent-style-name="Standard">
      <style:text-properties fo:color="#000000" fo:language="en" fo:country="US" officeooo:rsid="046e3cbd" officeooo:paragraph-rsid="046e3cbd"/>
    </style:style>
    <style:style style:name="P115" style:family="paragraph" style:parent-style-name="Standard">
      <style:text-properties fo:color="#000000" fo:language="en" fo:country="US" officeooo:rsid="045953ca" officeooo:paragraph-rsid="045953ca"/>
    </style:style>
    <style:style style:name="P116" style:family="paragraph" style:parent-style-name="Standard">
      <style:text-properties fo:color="#000000" fo:language="en" fo:country="US" officeooo:rsid="045953ca" officeooo:paragraph-rsid="045f0544"/>
    </style:style>
    <style:style style:name="P117" style:family="paragraph" style:parent-style-name="Standard">
      <style:text-properties fo:color="#000000" fo:language="en" fo:country="US" officeooo:rsid="045b0a8b" officeooo:paragraph-rsid="045be1bd"/>
    </style:style>
    <style:style style:name="P118" style:family="paragraph" style:parent-style-name="Standard">
      <style:text-properties fo:color="#000000" fo:language="en" fo:country="US" officeooo:rsid="045b0a8b" officeooo:paragraph-rsid="046fac55"/>
    </style:style>
    <style:style style:name="P119" style:family="paragraph" style:parent-style-name="Standard">
      <style:text-properties fo:color="#000000" fo:language="en" fo:country="US" officeooo:rsid="045f0544" officeooo:paragraph-rsid="045f0544"/>
    </style:style>
    <style:style style:name="P120" style:family="paragraph" style:parent-style-name="Standard">
      <style:text-properties fo:color="#000000" fo:language="en" fo:country="US" officeooo:rsid="045f0544" officeooo:paragraph-rsid="046fac55"/>
    </style:style>
    <style:style style:name="P121" style:family="paragraph" style:parent-style-name="Standard">
      <style:text-properties fo:color="#000000" fo:language="en" fo:country="US" officeooo:rsid="046fac55" officeooo:paragraph-rsid="046fac55"/>
    </style:style>
    <style:style style:name="P122" style:family="paragraph" style:parent-style-name="Standard">
      <style:text-properties fo:color="#000000" fo:language="en" fo:country="US" officeooo:rsid="046fdc15" officeooo:paragraph-rsid="046fdc15"/>
    </style:style>
    <style:style style:name="P123" style:family="paragraph" style:parent-style-name="Standard">
      <style:text-properties fo:color="#000000" fo:language="en" fo:country="US" officeooo:rsid="04721014" officeooo:paragraph-rsid="04721014"/>
    </style:style>
    <style:style style:name="P124" style:family="paragraph" style:parent-style-name="Standard">
      <style:text-properties fo:color="#000000" fo:language="en" fo:country="US" officeooo:rsid="04721014" officeooo:paragraph-rsid="04725865"/>
    </style:style>
    <style:style style:name="P125" style:family="paragraph" style:parent-style-name="Standard">
      <style:text-properties fo:color="#000000" fo:language="en" fo:country="US" officeooo:rsid="0475f038" officeooo:paragraph-rsid="0475f038"/>
    </style:style>
    <style:style style:name="P126" style:family="paragraph" style:parent-style-name="Standard">
      <style:text-properties fo:color="#000000" fo:language="en" fo:country="US" officeooo:rsid="0365eb33" officeooo:paragraph-rsid="0365eb33"/>
    </style:style>
    <style:style style:name="P127" style:family="paragraph" style:parent-style-name="Standard">
      <style:text-properties fo:color="#000000" fo:language="en" fo:country="US" officeooo:rsid="04b6ce08" officeooo:paragraph-rsid="04b6ce08"/>
    </style:style>
    <style:style style:name="P128" style:family="paragraph" style:parent-style-name="Standard">
      <style:text-properties fo:color="#000000" fo:language="en" fo:country="US" officeooo:rsid="04be03ee" officeooo:paragraph-rsid="04bc4220"/>
    </style:style>
    <style:style style:name="P129" style:family="paragraph" style:parent-style-name="Standard">
      <style:text-properties fo:color="#000000" fo:language="en" fo:country="US" officeooo:rsid="04da8b84" officeooo:paragraph-rsid="04da8b84"/>
    </style:style>
    <style:style style:name="P130" style:family="paragraph" style:parent-style-name="Standard">
      <style:text-properties fo:color="#000000" fo:language="en" fo:country="US" officeooo:rsid="03d3cf5d" officeooo:paragraph-rsid="03d8d4fb"/>
    </style:style>
    <style:style style:name="P131" style:family="paragraph" style:parent-style-name="Standard">
      <style:text-properties fo:color="#000000" fo:language="en" fo:country="US" officeooo:rsid="04ecd013" officeooo:paragraph-rsid="0365eb33"/>
    </style:style>
    <style:style style:name="P132" style:family="paragraph" style:parent-style-name="Standard">
      <style:text-properties fo:color="#000000" fo:language="en" fo:country="US" officeooo:rsid="05155876" officeooo:paragraph-rsid="05155876"/>
    </style:style>
    <style:style style:name="P133" style:family="paragraph" style:parent-style-name="Standard">
      <style:text-properties fo:color="#000000" fo:language="en" fo:country="US" officeooo:rsid="03082e98" officeooo:paragraph-rsid="03082e98"/>
    </style:style>
    <style:style style:name="P134" style:family="paragraph" style:parent-style-name="Standard">
      <style:paragraph-properties fo:text-align="center" style:justify-single-word="false"/>
      <style:text-properties fo:color="#000000" fo:language="en" fo:country="US" officeooo:rsid="03082e98" officeooo:paragraph-rsid="03082e98"/>
    </style:style>
    <style:style style:name="P135" style:family="paragraph" style:parent-style-name="Standard">
      <style:text-properties fo:color="#000000" fo:language="en" fo:country="US" officeooo:rsid="0518a08c" officeooo:paragraph-rsid="0518a08c"/>
    </style:style>
    <style:style style:name="P136" style:family="paragraph" style:parent-style-name="Standard">
      <style:text-properties fo:color="#000000" fo:language="en" fo:country="US" officeooo:rsid="0518a08c" officeooo:paragraph-rsid="051968d0"/>
    </style:style>
    <style:style style:name="P137" style:family="paragraph" style:parent-style-name="Standard">
      <style:text-properties fo:color="#000000" fo:language="en" fo:country="US" officeooo:rsid="0300a16c" officeooo:paragraph-rsid="0311965e"/>
    </style:style>
    <style:style style:name="P138" style:family="paragraph" style:parent-style-name="Standard">
      <style:text-properties fo:color="#000000" fo:language="en" fo:country="US" officeooo:rsid="016f64c7" officeooo:paragraph-rsid="016f64c7"/>
    </style:style>
    <style:style style:name="P139" style:family="paragraph" style:parent-style-name="Standard">
      <style:text-properties fo:color="#000000" fo:language="en" fo:country="US" officeooo:rsid="0542432f" officeooo:paragraph-rsid="0542432f"/>
    </style:style>
    <style:style style:name="P140" style:family="paragraph" style:parent-style-name="Standard">
      <style:text-properties fo:color="#000000" fo:language="en" fo:country="US" officeooo:rsid="04a657c8" officeooo:paragraph-rsid="04a657c8"/>
    </style:style>
    <style:style style:name="P141" style:family="paragraph" style:parent-style-name="Standard">
      <style:text-properties fo:color="#000000" fo:language="en" fo:country="US" officeooo:rsid="05b211a5" officeooo:paragraph-rsid="05b211a5"/>
    </style:style>
    <style:style style:name="P142" style:family="paragraph" style:parent-style-name="Standard">
      <style:text-properties fo:color="#000000" fo:language="en" fo:country="US" officeooo:rsid="0543a3a8" officeooo:paragraph-rsid="01ea550b"/>
    </style:style>
    <style:style style:name="P143" style:family="paragraph" style:parent-style-name="Standard">
      <style:text-properties fo:color="#000000" fo:language="en" fo:country="US" officeooo:rsid="055e68c2" officeooo:paragraph-rsid="05617561"/>
    </style:style>
    <style:style style:name="P144" style:family="paragraph" style:parent-style-name="Standard">
      <style:text-properties fo:color="#000000" fo:language="en" fo:country="US" officeooo:rsid="05d9990b" officeooo:paragraph-rsid="05d9990b"/>
    </style:style>
    <style:style style:name="P145" style:family="paragraph" style:parent-style-name="Standard">
      <style:text-properties fo:color="#000000" fo:language="en" fo:country="US" officeooo:rsid="01f78dab" officeooo:paragraph-rsid="01f78dab"/>
    </style:style>
    <style:style style:name="P146" style:family="paragraph" style:parent-style-name="Standard">
      <style:text-properties fo:color="#000000" fo:language="en" fo:country="US" officeooo:rsid="05d0e32c" officeooo:paragraph-rsid="05d0e32c"/>
    </style:style>
    <style:style style:name="P147" style:family="paragraph" style:parent-style-name="Standard">
      <style:text-properties fo:color="#000000" fo:language="en" fo:country="US" officeooo:rsid="0597602f" officeooo:paragraph-rsid="0597602f"/>
    </style:style>
    <style:style style:name="P148" style:family="paragraph" style:parent-style-name="Standard">
      <style:text-properties fo:color="#000000" fo:language="en" fo:country="US" officeooo:rsid="06480d0d" officeooo:paragraph-rsid="06480d0d"/>
    </style:style>
    <style:style style:name="P149" style:family="paragraph" style:parent-style-name="Standard">
      <style:text-properties fo:color="#000000" fo:language="en" fo:country="US" officeooo:rsid="055058da" officeooo:paragraph-rsid="056041fb"/>
    </style:style>
    <style:style style:name="P150" style:family="paragraph" style:parent-style-name="Standard">
      <style:text-properties fo:color="#000000" fo:language="en" fo:country="US" officeooo:rsid="05544c9f" officeooo:paragraph-rsid="0614fe93"/>
    </style:style>
    <style:style style:name="P151" style:family="paragraph" style:parent-style-name="Standard">
      <style:text-properties fo:color="#000000" fo:language="en" fo:country="US" officeooo:rsid="0666be90" officeooo:paragraph-rsid="0666be90"/>
    </style:style>
    <style:style style:name="P152" style:family="paragraph" style:parent-style-name="Standard">
      <style:text-properties fo:color="#000000" fo:language="en" fo:country="US" officeooo:rsid="066f80dc" officeooo:paragraph-rsid="066f80dc"/>
    </style:style>
    <style:style style:name="P153" style:family="paragraph" style:parent-style-name="Standard">
      <style:text-properties fo:color="#000000" fo:language="en" fo:country="US" officeooo:rsid="060bd8d7" officeooo:paragraph-rsid="060bd8d7"/>
    </style:style>
    <style:style style:name="P154" style:family="paragraph" style:parent-style-name="Standard">
      <style:text-properties fo:color="#000000" fo:language="en" fo:country="US" officeooo:rsid="0661bb77" officeooo:paragraph-rsid="05617561"/>
    </style:style>
    <style:style style:name="P155" style:family="paragraph" style:parent-style-name="Standard">
      <style:text-properties fo:language="en" fo:country="US" officeooo:paragraph-rsid="019c130f"/>
    </style:style>
    <style:style style:name="P156" style:family="paragraph" style:parent-style-name="Standard">
      <style:text-properties fo:language="en" fo:country="US" officeooo:rsid="014d97e6" officeooo:paragraph-rsid="014d97e6"/>
    </style:style>
    <style:style style:name="P157" style:family="paragraph" style:parent-style-name="Standard">
      <style:text-properties fo:language="en" fo:country="US" officeooo:rsid="0150d7da" officeooo:paragraph-rsid="0150d7da"/>
    </style:style>
    <style:style style:name="P158" style:family="paragraph" style:parent-style-name="Standard">
      <style:text-properties fo:language="en" fo:country="US" officeooo:paragraph-rsid="014d97e6"/>
    </style:style>
    <style:style style:name="P159" style:family="paragraph" style:parent-style-name="Standard">
      <style:text-properties fo:language="en" fo:country="US" officeooo:rsid="0150fff8" officeooo:paragraph-rsid="0150fff8"/>
    </style:style>
    <style:style style:name="P160" style:family="paragraph" style:parent-style-name="Standard">
      <style:text-properties fo:language="en" fo:country="US" officeooo:rsid="0159509f" officeooo:paragraph-rsid="0159509f"/>
    </style:style>
    <style:style style:name="P161" style:family="paragraph" style:parent-style-name="Standard">
      <style:text-properties fo:language="en" fo:country="US" officeooo:rsid="014e04ec" officeooo:paragraph-rsid="014e04ec"/>
    </style:style>
    <style:style style:name="P162" style:family="paragraph" style:parent-style-name="Standard">
      <style:text-properties fo:language="en" fo:country="US" officeooo:rsid="01518723" officeooo:paragraph-rsid="01518723"/>
    </style:style>
    <style:style style:name="P163" style:family="paragraph" style:parent-style-name="Standard">
      <style:text-properties fo:language="en" fo:country="US" officeooo:paragraph-rsid="01532bf8"/>
    </style:style>
    <style:style style:name="P164" style:family="paragraph" style:parent-style-name="Standard">
      <style:text-properties fo:language="en" fo:country="US" officeooo:rsid="00406cce" officeooo:paragraph-rsid="00406cce"/>
    </style:style>
    <style:style style:name="P165" style:family="paragraph" style:parent-style-name="Standard">
      <style:text-properties fo:language="en" fo:country="US" officeooo:rsid="02cd1c88" officeooo:paragraph-rsid="02cd1c88"/>
    </style:style>
    <style:style style:name="P166" style:family="paragraph" style:parent-style-name="Standard">
      <style:text-properties fo:language="en" fo:country="US" officeooo:rsid="028707ec" officeooo:paragraph-rsid="028707ec"/>
    </style:style>
    <style:style style:name="P167" style:family="paragraph" style:parent-style-name="Standard">
      <style:text-properties fo:language="en" fo:country="US" officeooo:rsid="028707ec" officeooo:paragraph-rsid="02ce7631"/>
    </style:style>
    <style:style style:name="P168" style:family="paragraph" style:parent-style-name="Standard">
      <style:text-properties fo:language="en" fo:country="US" officeooo:rsid="01d6d9ab" officeooo:paragraph-rsid="02891533"/>
    </style:style>
    <style:style style:name="P169" style:family="paragraph" style:parent-style-name="Standard">
      <style:text-properties fo:language="en" fo:country="US" officeooo:rsid="01d6d9ab" officeooo:paragraph-rsid="01d6d9ab"/>
    </style:style>
    <style:style style:name="P170" style:family="paragraph" style:parent-style-name="Standard">
      <style:text-properties fo:language="en" fo:country="US" officeooo:paragraph-rsid="007491b2"/>
    </style:style>
    <style:style style:name="P171" style:family="paragraph" style:parent-style-name="Standard">
      <style:text-properties fo:language="en" fo:country="US" officeooo:paragraph-rsid="028b3ecf"/>
    </style:style>
    <style:style style:name="P172" style:family="paragraph" style:parent-style-name="Standard">
      <style:text-properties fo:language="en" fo:country="US" officeooo:rsid="02d5f229" officeooo:paragraph-rsid="02d5f229"/>
    </style:style>
    <style:style style:name="P173" style:family="paragraph" style:parent-style-name="Standard">
      <style:text-properties fo:language="en" fo:country="US" officeooo:paragraph-rsid="0310bc56"/>
    </style:style>
    <style:style style:name="P174" style:family="paragraph" style:parent-style-name="Standard">
      <style:text-properties fo:language="en" fo:country="US" officeooo:rsid="02d3ada9" officeooo:paragraph-rsid="02d3ada9"/>
    </style:style>
    <style:style style:name="P175" style:family="paragraph" style:parent-style-name="Standard">
      <style:text-properties fo:language="en" fo:country="US" officeooo:paragraph-rsid="02d3ada9"/>
    </style:style>
    <style:style style:name="P176" style:family="paragraph" style:parent-style-name="Standard">
      <style:text-properties fo:language="en" fo:country="US" officeooo:rsid="02d5f277" officeooo:paragraph-rsid="02d5f277"/>
    </style:style>
    <style:style style:name="P177" style:family="paragraph" style:parent-style-name="Standard">
      <style:text-properties fo:language="en" fo:country="US" officeooo:paragraph-rsid="02d5f277"/>
    </style:style>
    <style:style style:name="P178" style:family="paragraph" style:parent-style-name="Standard">
      <style:text-properties fo:language="en" fo:country="US" officeooo:paragraph-rsid="02fe168f"/>
    </style:style>
    <style:style style:name="P179" style:family="paragraph" style:parent-style-name="Standard">
      <style:text-properties fo:language="en" fo:country="US" officeooo:rsid="02fe168f" officeooo:paragraph-rsid="02fe168f"/>
    </style:style>
    <style:style style:name="P180" style:family="paragraph" style:parent-style-name="Standard">
      <style:text-properties fo:language="en" fo:country="US" officeooo:rsid="02e036e4" officeooo:paragraph-rsid="030aa6ef"/>
    </style:style>
    <style:style style:name="P181" style:family="paragraph" style:parent-style-name="Standard">
      <style:text-properties fo:language="en" fo:country="US" officeooo:rsid="02b1aeb9" officeooo:paragraph-rsid="030b3ce9"/>
    </style:style>
    <style:style style:name="P182" style:family="paragraph" style:parent-style-name="Standard">
      <style:text-properties fo:language="en" fo:country="US" officeooo:paragraph-rsid="030b3ce9"/>
    </style:style>
    <style:style style:name="P183" style:family="paragraph" style:parent-style-name="Standard">
      <style:text-properties fo:language="en" fo:country="US" officeooo:rsid="02836b36" officeooo:paragraph-rsid="030b3ce9"/>
    </style:style>
    <style:style style:name="P184" style:family="paragraph" style:parent-style-name="Standard">
      <style:text-properties fo:language="en" fo:country="US" officeooo:rsid="03e02d70" officeooo:paragraph-rsid="03e02d70"/>
    </style:style>
    <style:style style:name="P185" style:family="paragraph" style:parent-style-name="Standard">
      <style:text-properties fo:language="en" fo:country="US" officeooo:paragraph-rsid="03e02d70"/>
    </style:style>
    <style:style style:name="P186" style:family="paragraph" style:parent-style-name="Standard">
      <style:text-properties fo:language="en" fo:country="US" officeooo:paragraph-rsid="03e13ab4"/>
    </style:style>
    <style:style style:name="P187" style:family="paragraph" style:parent-style-name="Standard">
      <style:text-properties fo:language="en" fo:country="US" officeooo:rsid="03bf0aaa" officeooo:paragraph-rsid="03bf0aaa"/>
    </style:style>
    <style:style style:name="P188" style:family="paragraph" style:parent-style-name="Standard">
      <style:text-properties fo:language="en" fo:country="US" officeooo:paragraph-rsid="03c46e61"/>
    </style:style>
    <style:style style:name="P189" style:family="paragraph" style:parent-style-name="Standard">
      <style:text-properties fo:language="en" fo:country="US" officeooo:paragraph-rsid="04184712"/>
    </style:style>
    <style:style style:name="P190" style:family="paragraph" style:parent-style-name="Standard">
      <style:text-properties fo:language="en" fo:country="US" officeooo:paragraph-rsid="041dba4c"/>
    </style:style>
    <style:style style:name="P191" style:family="paragraph" style:parent-style-name="Standard">
      <style:text-properties fo:language="en" fo:country="US" officeooo:rsid="04172f4e" officeooo:paragraph-rsid="04172f4e"/>
    </style:style>
    <style:style style:name="P192" style:family="paragraph" style:parent-style-name="Standard">
      <style:text-properties fo:language="en" fo:country="US" officeooo:rsid="04219b49" officeooo:paragraph-rsid="04219b49"/>
    </style:style>
    <style:style style:name="P193" style:family="paragraph" style:parent-style-name="Standard">
      <style:text-properties fo:language="en" fo:country="US" officeooo:paragraph-rsid="0320c133"/>
    </style:style>
    <style:style style:name="P194" style:family="paragraph" style:parent-style-name="Standard">
      <style:text-properties fo:language="en" fo:country="US" officeooo:rsid="032cf09b" officeooo:paragraph-rsid="032cf09b"/>
    </style:style>
    <style:style style:name="P195" style:family="paragraph" style:parent-style-name="Standard">
      <style:text-properties fo:language="en" fo:country="US" officeooo:paragraph-rsid="032eb411"/>
    </style:style>
    <style:style style:name="P196" style:family="paragraph" style:parent-style-name="Standard">
      <style:text-properties fo:language="en" fo:country="US" officeooo:paragraph-rsid="03327b4b"/>
    </style:style>
    <style:style style:name="P197" style:family="paragraph" style:parent-style-name="Standard">
      <style:text-properties fo:language="en" fo:country="US" officeooo:rsid="033456b0" officeooo:paragraph-rsid="033456b0"/>
    </style:style>
    <style:style style:name="P198" style:family="paragraph" style:parent-style-name="Standard">
      <style:text-properties fo:language="en" fo:country="US" officeooo:paragraph-rsid="0338368d"/>
    </style:style>
    <style:style style:name="P199" style:family="paragraph" style:parent-style-name="Standard">
      <style:text-properties fo:language="en" fo:country="US" officeooo:paragraph-rsid="0347d15b"/>
    </style:style>
    <style:style style:name="P200" style:family="paragraph" style:parent-style-name="Standard">
      <style:text-properties fo:language="en" fo:country="US" officeooo:rsid="01e69618" officeooo:paragraph-rsid="01e69618"/>
    </style:style>
    <style:style style:name="P201" style:family="paragraph" style:parent-style-name="Standard">
      <style:text-properties fo:language="en" fo:country="US" officeooo:paragraph-rsid="01de5245"/>
    </style:style>
    <style:style style:name="P202" style:family="paragraph" style:parent-style-name="Standard">
      <style:text-properties fo:language="en" fo:country="US" officeooo:rsid="018fc468" officeooo:paragraph-rsid="018fc468"/>
    </style:style>
    <style:style style:name="P203" style:family="paragraph" style:parent-style-name="Standard">
      <style:text-properties fo:language="en" fo:country="US" officeooo:paragraph-rsid="04a6359f"/>
    </style:style>
    <style:style style:name="P204" style:family="paragraph" style:parent-style-name="Standard">
      <style:text-properties fo:language="en" fo:country="US" officeooo:paragraph-rsid="0178f05d"/>
    </style:style>
    <style:style style:name="P205" style:family="paragraph" style:parent-style-name="Standard">
      <style:text-properties fo:language="en" fo:country="US" officeooo:rsid="0177e789" officeooo:paragraph-rsid="0177e789"/>
    </style:style>
    <style:style style:name="P206" style:family="paragraph" style:parent-style-name="Standard">
      <style:text-properties fo:language="en" fo:country="US" officeooo:paragraph-rsid="02a21316"/>
    </style:style>
    <style:style style:name="P207" style:family="paragraph" style:parent-style-name="Standard">
      <style:text-properties fo:language="en" fo:country="US" officeooo:rsid="0142ebc8" officeooo:paragraph-rsid="02a21316"/>
    </style:style>
    <style:style style:name="P208" style:family="paragraph" style:parent-style-name="Standard">
      <style:text-properties fo:language="en" fo:country="US" officeooo:rsid="014b4036" officeooo:paragraph-rsid="02a21316"/>
    </style:style>
    <style:style style:name="P209" style:family="paragraph" style:parent-style-name="Standard">
      <style:text-properties fo:language="en" fo:country="US" officeooo:rsid="011e13cf" officeooo:paragraph-rsid="02a21316"/>
    </style:style>
    <style:style style:name="P210" style:family="paragraph" style:parent-style-name="Standard">
      <style:text-properties fo:language="en" fo:country="US" officeooo:rsid="01388c99" officeooo:paragraph-rsid="02a21316"/>
    </style:style>
    <style:style style:name="P211" style:family="paragraph" style:parent-style-name="Standard">
      <style:text-properties fo:language="en" fo:country="US" officeooo:rsid="013b6057" officeooo:paragraph-rsid="02a21316"/>
    </style:style>
    <style:style style:name="P212" style:family="paragraph" style:parent-style-name="Standard">
      <style:text-properties fo:language="en" fo:country="US" officeooo:rsid="02444d98" officeooo:paragraph-rsid="02444d98"/>
    </style:style>
    <style:style style:name="P213" style:family="paragraph" style:parent-style-name="Standard">
      <style:text-properties fo:language="en" fo:country="US" officeooo:paragraph-rsid="03762c93"/>
    </style:style>
    <style:style style:name="P214" style:family="paragraph" style:parent-style-name="Standard">
      <style:text-properties fo:language="en" fo:country="US" officeooo:rsid="0480585d" officeooo:paragraph-rsid="0480585d"/>
    </style:style>
    <style:style style:name="P215" style:family="paragraph" style:parent-style-name="Standard">
      <style:text-properties fo:language="en" fo:country="US" officeooo:paragraph-rsid="0483c2bd"/>
    </style:style>
    <style:style style:name="P216" style:family="paragraph" style:parent-style-name="Standard">
      <style:text-properties fo:language="en" fo:country="US" officeooo:paragraph-rsid="0486d9cd"/>
    </style:style>
    <style:style style:name="P217" style:family="paragraph" style:parent-style-name="Standard">
      <style:text-properties fo:language="en" fo:country="US" officeooo:paragraph-rsid="03753691"/>
    </style:style>
    <style:style style:name="P218" style:family="paragraph" style:parent-style-name="Standard">
      <style:text-properties fo:language="en" fo:country="US" officeooo:paragraph-rsid="0378f28a"/>
    </style:style>
    <style:style style:name="P219" style:family="paragraph" style:parent-style-name="Standard">
      <style:text-properties fo:language="en" fo:country="US" officeooo:rsid="037ba9de" officeooo:paragraph-rsid="037ba9de"/>
    </style:style>
    <style:style style:name="P220" style:family="paragraph" style:parent-style-name="Standard">
      <style:text-properties fo:language="en" fo:country="US" officeooo:rsid="037ba9de" officeooo:paragraph-rsid="037debe7"/>
    </style:style>
    <style:style style:name="P221" style:family="paragraph" style:parent-style-name="Standard">
      <style:text-properties fo:language="en" fo:country="US" officeooo:rsid="037ba9de" officeooo:paragraph-rsid="0385fc00"/>
    </style:style>
    <style:style style:name="P222" style:family="paragraph" style:parent-style-name="Standard">
      <style:text-properties fo:language="en" fo:country="US" officeooo:rsid="0388f1be" officeooo:paragraph-rsid="0388f1be"/>
    </style:style>
    <style:style style:name="P223" style:family="paragraph" style:parent-style-name="Standard">
      <style:text-properties fo:language="en" fo:country="US" officeooo:paragraph-rsid="03829669"/>
    </style:style>
    <style:style style:name="P224" style:family="paragraph" style:parent-style-name="Standard">
      <style:text-properties fo:language="en" fo:country="US" officeooo:rsid="037f1597" officeooo:paragraph-rsid="038e1baa"/>
    </style:style>
    <style:style style:name="P225" style:family="paragraph" style:parent-style-name="Standard">
      <style:text-properties fo:language="en" fo:country="US" officeooo:rsid="037f1597" officeooo:paragraph-rsid="038f8858"/>
    </style:style>
    <style:style style:name="P226" style:family="paragraph" style:parent-style-name="Standard">
      <style:text-properties fo:language="en" fo:country="US" officeooo:rsid="038e1baa" officeooo:paragraph-rsid="038e1baa"/>
    </style:style>
    <style:style style:name="P227" style:family="paragraph" style:parent-style-name="Standard">
      <style:text-properties fo:language="en" fo:country="US" officeooo:rsid="038e1baa" officeooo:paragraph-rsid="038f8858"/>
    </style:style>
    <style:style style:name="P228" style:family="paragraph" style:parent-style-name="Standard">
      <style:text-properties fo:language="en" fo:country="US" officeooo:paragraph-rsid="038f8858"/>
    </style:style>
    <style:style style:name="P229" style:family="paragraph" style:parent-style-name="Standard">
      <style:text-properties fo:language="en" fo:country="US" officeooo:paragraph-rsid="0394a3fd"/>
    </style:style>
    <style:style style:name="P230" style:family="paragraph" style:parent-style-name="Standard">
      <style:text-properties fo:language="en" fo:country="US" officeooo:rsid="03a19633" officeooo:paragraph-rsid="03a19633"/>
    </style:style>
    <style:style style:name="P231" style:family="paragraph" style:parent-style-name="Standard">
      <style:text-properties fo:language="en" fo:country="US" officeooo:rsid="03b87170" officeooo:paragraph-rsid="03bc3ef6"/>
    </style:style>
    <style:style style:name="P232" style:family="paragraph" style:parent-style-name="Standard">
      <style:text-properties fo:language="en" fo:country="US" officeooo:rsid="04640344" officeooo:paragraph-rsid="04640344"/>
    </style:style>
    <style:style style:name="P233" style:family="paragraph" style:parent-style-name="Standard">
      <style:text-properties fo:language="en" fo:country="US" officeooo:paragraph-rsid="046039cd"/>
    </style:style>
    <style:style style:name="P234" style:family="paragraph" style:parent-style-name="Standard">
      <style:text-properties fo:language="en" fo:country="US" officeooo:rsid="04698343" officeooo:paragraph-rsid="04698343"/>
    </style:style>
    <style:style style:name="P235" style:family="paragraph" style:parent-style-name="Standard">
      <style:text-properties fo:language="en" fo:country="US" officeooo:paragraph-rsid="04698343"/>
    </style:style>
    <style:style style:name="P236" style:family="paragraph" style:parent-style-name="Standard">
      <style:text-properties fo:language="en" fo:country="US" officeooo:rsid="046039cd" officeooo:paragraph-rsid="046039cd"/>
    </style:style>
    <style:style style:name="P237" style:family="paragraph" style:parent-style-name="Standard">
      <style:text-properties fo:language="en" fo:country="US" officeooo:rsid="046e3cbd" officeooo:paragraph-rsid="046e3cbd"/>
    </style:style>
    <style:style style:name="P238" style:family="paragraph" style:parent-style-name="Standard">
      <style:text-properties fo:language="en" fo:country="US" officeooo:paragraph-rsid="045953ca"/>
    </style:style>
    <style:style style:name="P239" style:family="paragraph" style:parent-style-name="Standard">
      <style:text-properties fo:language="en" fo:country="US" officeooo:rsid="046fac55" officeooo:paragraph-rsid="046fac55"/>
    </style:style>
    <style:style style:name="P240" style:family="paragraph" style:parent-style-name="Standard">
      <style:text-properties fo:language="en" fo:country="US" officeooo:rsid="04bc4220" officeooo:paragraph-rsid="04bc4220"/>
    </style:style>
    <style:style style:name="P241" style:family="paragraph" style:parent-style-name="Standard">
      <style:text-properties fo:language="en" fo:country="US" officeooo:rsid="04d140c1" officeooo:paragraph-rsid="04d140c1"/>
    </style:style>
    <style:style style:name="P242" style:family="paragraph" style:parent-style-name="Standard">
      <style:text-properties fo:language="en" fo:country="US" officeooo:paragraph-rsid="03d8d4fb"/>
    </style:style>
    <style:style style:name="P243" style:family="paragraph" style:parent-style-name="Standard">
      <style:text-properties fo:language="en" fo:country="US" officeooo:rsid="04d7b508" officeooo:paragraph-rsid="04d7b508"/>
    </style:style>
    <style:style style:name="P244" style:family="paragraph" style:parent-style-name="Standard">
      <style:text-properties fo:language="en" fo:country="US" officeooo:paragraph-rsid="034d2495"/>
    </style:style>
    <style:style style:name="P245" style:family="paragraph" style:parent-style-name="Standard">
      <style:text-properties fo:language="en" fo:country="US" officeooo:rsid="00eb52b9" officeooo:paragraph-rsid="010d57eb"/>
    </style:style>
    <style:style style:name="P246" style:family="paragraph" style:parent-style-name="Standard">
      <style:text-properties fo:language="en" fo:country="US" officeooo:rsid="00ed00e6" officeooo:paragraph-rsid="04e8b7ec"/>
    </style:style>
    <style:style style:name="P247" style:family="paragraph" style:parent-style-name="Standard">
      <style:text-properties fo:language="en" fo:country="US" officeooo:rsid="04eb3db5" officeooo:paragraph-rsid="04eb3db5"/>
    </style:style>
    <style:style style:name="P248" style:family="paragraph" style:parent-style-name="Standard">
      <style:text-properties fo:language="en" fo:country="US" officeooo:paragraph-rsid="0311965e"/>
    </style:style>
    <style:style style:name="P249" style:family="paragraph" style:parent-style-name="Standard">
      <style:text-properties fo:language="en" fo:country="US" officeooo:rsid="0516fc69" officeooo:paragraph-rsid="0516fc69"/>
    </style:style>
    <style:style style:name="P250" style:family="paragraph" style:parent-style-name="Standard">
      <style:text-properties fo:language="en" fo:country="US" officeooo:rsid="0370ed79" officeooo:paragraph-rsid="0370ed79"/>
    </style:style>
    <style:style style:name="P251" style:family="paragraph" style:parent-style-name="Standard">
      <style:text-properties fo:language="en" fo:country="US" officeooo:rsid="0370ed79" officeooo:paragraph-rsid="052f3611"/>
    </style:style>
    <style:style style:name="P252" style:family="paragraph" style:parent-style-name="Standard">
      <style:text-properties fo:language="en" fo:country="US" officeooo:rsid="0523119e" officeooo:paragraph-rsid="0523119e"/>
    </style:style>
    <style:style style:name="P253" style:family="paragraph" style:parent-style-name="Standard">
      <style:text-properties fo:language="en" fo:country="US" officeooo:rsid="0523119e" officeooo:paragraph-rsid="05239194"/>
    </style:style>
    <style:style style:name="P254" style:family="paragraph" style:parent-style-name="Standard">
      <style:text-properties fo:language="en" fo:country="US" officeooo:rsid="05261b43" officeooo:paragraph-rsid="05261b43"/>
    </style:style>
    <style:style style:name="P255" style:family="paragraph" style:parent-style-name="Standard">
      <style:text-properties fo:language="en" fo:country="US" officeooo:rsid="0526ced1" officeooo:paragraph-rsid="0526ced1"/>
    </style:style>
    <style:style style:name="P256" style:family="paragraph" style:parent-style-name="Standard">
      <style:text-properties fo:language="en" fo:country="US" officeooo:rsid="05289a8d" officeooo:paragraph-rsid="05289a8d"/>
    </style:style>
    <style:style style:name="P257" style:family="paragraph" style:parent-style-name="Standard">
      <style:text-properties fo:language="en" fo:country="US" officeooo:rsid="05294916" officeooo:paragraph-rsid="05294916"/>
    </style:style>
    <style:style style:name="P258" style:family="paragraph" style:parent-style-name="Standard">
      <style:text-properties fo:language="en" fo:country="US" officeooo:rsid="052b6faa" officeooo:paragraph-rsid="052b6faa"/>
    </style:style>
    <style:style style:name="P259" style:family="paragraph" style:parent-style-name="Standard">
      <style:text-properties fo:language="en" fo:country="US" officeooo:rsid="053bb628" officeooo:paragraph-rsid="053bb628"/>
    </style:style>
    <style:style style:name="P260" style:family="paragraph" style:parent-style-name="Standard">
      <style:text-properties fo:language="en" fo:country="US" officeooo:rsid="053f374c" officeooo:paragraph-rsid="053f374c"/>
    </style:style>
    <style:style style:name="P261" style:family="paragraph" style:parent-style-name="Standard">
      <style:text-properties fo:language="en" fo:country="US" officeooo:rsid="0597602f" officeooo:paragraph-rsid="0597602f"/>
    </style:style>
    <style:style style:name="P262" style:family="paragraph" style:parent-style-name="Standard">
      <style:text-properties fo:language="en" fo:country="US" officeooo:rsid="01f78dab" officeooo:paragraph-rsid="01f78dab"/>
    </style:style>
    <style:style style:name="P263" style:family="paragraph" style:parent-style-name="Standard">
      <style:text-properties fo:color="#c9211e" fo:language="en" fo:country="US" officeooo:rsid="0142ebc8" officeooo:paragraph-rsid="02a21316"/>
    </style:style>
    <style:style style:name="P264" style:family="paragraph" style:parent-style-name="Standard">
      <style:text-properties fo:color="#c9211e" fo:language="en" fo:country="US" officeooo:rsid="011e13cf" officeooo:paragraph-rsid="02a21316"/>
    </style:style>
    <style:style style:name="P265" style:family="paragraph" style:parent-style-name="Standard">
      <style:text-properties officeooo:paragraph-rsid="04bc4220"/>
    </style:style>
    <style:style style:name="P266" style:family="paragraph" style:parent-style-name="Standard">
      <style:text-properties officeooo:paragraph-rsid="02d5f229"/>
    </style:style>
    <style:style style:name="P267" style:family="paragraph" style:parent-style-name="Standard">
      <style:text-properties officeooo:paragraph-rsid="0403661d"/>
    </style:style>
    <style:style style:name="P268" style:family="paragraph" style:parent-style-name="Standard">
      <style:text-properties officeooo:paragraph-rsid="03e4cba8"/>
    </style:style>
    <style:style style:name="P269" style:family="paragraph" style:parent-style-name="Standard">
      <style:text-properties officeooo:paragraph-rsid="030b3ce9"/>
    </style:style>
    <style:style style:name="P270" style:family="paragraph" style:parent-style-name="Standard">
      <style:text-properties officeooo:paragraph-rsid="04d7b508"/>
    </style:style>
    <style:style style:name="P271" style:family="paragraph" style:parent-style-name="Standard">
      <style:text-properties officeooo:paragraph-rsid="04e8b7ec"/>
    </style:style>
    <style:style style:name="P272" style:family="paragraph" style:parent-style-name="Standard">
      <style:text-properties officeooo:rsid="04eb3db5" officeooo:paragraph-rsid="04eb3db5"/>
    </style:style>
    <style:style style:name="P273" style:family="paragraph" style:parent-style-name="Standard">
      <style:text-properties officeooo:rsid="05544c9f" officeooo:paragraph-rsid="05544c9f"/>
    </style:style>
    <style:style style:name="P274" style:family="paragraph" style:parent-style-name="Standard">
      <style:text-properties officeooo:paragraph-rsid="055aeb29"/>
    </style:style>
    <style:style style:name="P275" style:family="paragraph" style:parent-style-name="Standard">
      <style:text-properties officeooo:paragraph-rsid="0171e8a9"/>
    </style:style>
    <style:style style:name="P276" style:family="paragraph" style:parent-style-name="Standard">
      <style:text-properties officeooo:paragraph-rsid="01f3e225"/>
    </style:style>
    <style:style style:name="P277" style:family="paragraph" style:parent-style-name="Standard">
      <style:text-properties officeooo:paragraph-rsid="016dd058"/>
    </style:style>
    <style:style style:name="P278" style:family="paragraph" style:parent-style-name="Standard">
      <style:text-properties officeooo:paragraph-rsid="060bd8d7"/>
    </style:style>
    <style:style style:name="P279" style:family="paragraph" style:parent-style-name="Standard">
      <style:text-properties officeooo:paragraph-rsid="060c5023"/>
    </style:style>
    <style:style style:name="P280" style:family="paragraph" style:parent-style-name="Standard">
      <style:text-properties officeooo:paragraph-rsid="019a2e39"/>
    </style:style>
    <style:style style:name="P281" style:family="paragraph" style:parent-style-name="Standard">
      <style:text-properties officeooo:rsid="065aa8cf" officeooo:paragraph-rsid="065aa8cf"/>
    </style:style>
    <style:style style:name="P282" style:family="paragraph" style:parent-style-name="Standard">
      <style:text-properties officeooo:paragraph-rsid="06713769"/>
    </style:style>
    <style:style style:name="P283" style:family="paragraph" style:parent-style-name="Table_20_Contents">
      <style:text-properties officeooo:rsid="04b7f3f0" officeooo:paragraph-rsid="04b7f3f0"/>
    </style:style>
    <style:style style:name="P284" style:family="paragraph" style:parent-style-name="Table_20_Contents">
      <style:paragraph-properties fo:text-align="center" style:justify-single-word="false"/>
      <style:text-properties officeooo:rsid="04b7f3f0" officeooo:paragraph-rsid="04b7f3f0"/>
    </style:style>
    <style:style style:name="P285" style:family="paragraph" style:parent-style-name="Table_20_Contents">
      <style:paragraph-properties fo:text-align="center" style:justify-single-word="false"/>
    </style:style>
    <style:style style:name="P286" style:family="paragraph" style:parent-style-name="Text_20_body">
      <style:paragraph-properties fo:margin-top="0cm" fo:margin-bottom="0cm" loext:contextual-spacing="false"/>
      <style:text-properties fo:language="en" fo:country="US" officeooo:rsid="0617ae65" officeooo:paragraph-rsid="0617ae65"/>
    </style:style>
    <style:style style:name="P287" style:family="paragraph" style:parent-style-name="Text_20_body">
      <style:paragraph-properties fo:margin-top="0cm" fo:margin-bottom="0cm" loext:contextual-spacing="false"/>
      <style:text-properties fo:language="en" fo:country="US" officeooo:rsid="0619d32c" officeooo:paragraph-rsid="0619d32c"/>
    </style:style>
    <style:style style:name="P288" style:family="paragraph" style:parent-style-name="Text_20_body">
      <style:paragraph-properties fo:margin-top="0cm" fo:margin-bottom="0cm" loext:contextual-spacing="false"/>
      <style:text-properties fo:language="en" fo:country="US" officeooo:rsid="05b45989" officeooo:paragraph-rsid="063b0050"/>
    </style:style>
    <style:style style:name="P289" style:family="paragraph" style:parent-style-name="Text_20_body">
      <style:paragraph-properties fo:margin-top="0cm" fo:margin-bottom="0cm" loext:contextual-spacing="false"/>
      <style:text-properties fo:language="en" fo:country="US" officeooo:rsid="06266a09" officeooo:paragraph-rsid="06266a09"/>
    </style:style>
    <style:style style:name="P290" style:family="paragraph" style:parent-style-name="Text_20_body">
      <style:paragraph-properties fo:margin-top="0cm" fo:margin-bottom="0cm" loext:contextual-spacing="false"/>
      <style:text-properties fo:language="en" fo:country="US" officeooo:rsid="0635c56d" officeooo:paragraph-rsid="0635c56d"/>
    </style:style>
    <style:style style:name="P291" style:family="paragraph" style:parent-style-name="Text_20_body">
      <style:paragraph-properties fo:margin-top="0cm" fo:margin-bottom="0cm" loext:contextual-spacing="false"/>
      <style:text-properties fo:language="en" fo:country="US" officeooo:rsid="05eb7daf" officeooo:paragraph-rsid="05b45989"/>
    </style:style>
    <style:style style:name="P292" style:family="paragraph" style:parent-style-name="Text_20_body">
      <style:paragraph-properties fo:margin-top="0cm" fo:margin-bottom="0cm" loext:contextual-spacing="false"/>
      <style:text-properties fo:language="en" fo:country="US" officeooo:rsid="066e5666" officeooo:paragraph-rsid="066e5666"/>
    </style:style>
    <style:style style:name="P293" style:family="paragraph" style:parent-style-name="Text_20_body">
      <style:paragraph-properties fo:margin-top="0cm" fo:margin-bottom="0cm" loext:contextual-spacing="false"/>
      <style:text-properties officeooo:paragraph-rsid="0635c56d"/>
    </style:style>
    <style:style style:name="P29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97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9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01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02" style:family="paragraph" style:parent-style-name="Heading_20_1">
      <style:paragraph-properties fo:break-before="page"/>
    </style:style>
    <style:style style:name="P303" style:family="paragraph" style:parent-style-name="Heading_20_1">
      <style:paragraph-properties fo:break-before="page"/>
      <style:text-properties fo:language="en" fo:country="US"/>
    </style:style>
    <style:style style:name="P304" style:family="paragraph" style:parent-style-name="Heading_20_1">
      <style:paragraph-properties fo:break-before="page"/>
      <style:text-properties fo:language="en" fo:country="US" officeooo:paragraph-rsid="019c130f"/>
    </style:style>
    <style:style style:name="P305" style:family="paragraph" style:parent-style-name="Heading_20_1">
      <style:paragraph-properties fo:break-before="page"/>
      <style:text-properties style:font-name="Liberation Sans1" fo:font-size="18.2000007629395pt" fo:language="en" fo:country="US" fo:font-weight="bold" officeooo:rsid="05160485" officeooo:paragraph-rsid="0516048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06" style:family="paragraph" style:parent-style-name="Heading_20_2">
      <style:text-properties fo:language="en" fo:country="US"/>
    </style:style>
    <style:style style:name="P307" style:family="paragraph" style:parent-style-name="Heading_20_2">
      <style:text-properties fo:language="en" fo:country="US" officeooo:rsid="044ae6e8" officeooo:paragraph-rsid="03683d0d"/>
    </style:style>
    <style:style style:name="P308" style:family="paragraph" style:parent-style-name="Heading_20_2">
      <style:paragraph-properties fo:break-before="page"/>
    </style:style>
    <style:style style:name="P309" style:family="paragraph" style:parent-style-name="Heading_20_2">
      <style:paragraph-properties fo:break-before="page"/>
      <style:text-properties fo:language="en" fo:country="US"/>
    </style:style>
    <style:style style:name="P310" style:family="paragraph" style:parent-style-name="Heading_20_3">
      <style:text-properties fo:language="en" fo:country="US"/>
    </style:style>
    <style:style style:name="P311" style:family="paragraph" style:parent-style-name="Heading_20_3">
      <style:text-properties fo:language="en" fo:country="US" officeooo:paragraph-rsid="030b3ce9"/>
    </style:style>
    <style:style style:name="P312" style:family="paragraph" style:parent-style-name="Heading_20_3">
      <style:text-properties fo:language="en" fo:country="US" officeooo:paragraph-rsid="02a21316"/>
    </style:style>
    <style:style style:name="P313" style:family="paragraph" style:parent-style-name="Heading_20_3">
      <style:text-properties fo:color="#000000" fo:language="en" fo:country="US" officeooo:rsid="0593b396" officeooo:paragraph-rsid="056d0fe2"/>
    </style:style>
    <style:style style:name="P314" style:family="paragraph" style:parent-style-name="Heading_20_3">
      <style:paragraph-properties fo:break-before="page"/>
      <style:text-properties officeooo:paragraph-rsid="0630fa38"/>
    </style:style>
    <style:style style:name="P315" style:family="paragraph" style:parent-style-name="Heading_20_4">
      <style:text-properties fo:language="en" fo:country="US"/>
    </style:style>
    <style:style style:name="P316" style:family="paragraph" style:parent-style-name="Heading_20_4">
      <style:text-properties officeooo:rsid="0687ca6a" officeooo:paragraph-rsid="0687ca6a"/>
    </style:style>
    <style:style style:name="P317" style:family="paragraph" style:parent-style-name="Heading_20_5">
      <style:text-properties fo:language="en" fo:country="US"/>
    </style:style>
    <style:style style:name="P318" style:family="paragraph" style:parent-style-name="Standard" style:list-style-name="L1">
      <style:text-properties fo:language="en" fo:country="US" officeooo:rsid="028707ec" officeooo:paragraph-rsid="02ce7631"/>
    </style:style>
    <style:style style:name="P319" style:family="paragraph" style:parent-style-name="Standard" style:list-style-name="L2">
      <style:text-properties fo:language="en" fo:country="US" officeooo:rsid="0370ed79" officeooo:paragraph-rsid="052f3611"/>
    </style:style>
    <style:style style:name="P320" style:family="paragraph" style:parent-style-name="Standard" style:list-style-name="L3">
      <style:text-properties fo:language="en" fo:country="US" officeooo:rsid="0523119e" officeooo:paragraph-rsid="0523119e"/>
    </style:style>
    <style:style style:name="P321" style:family="paragraph" style:parent-style-name="Standard" style:list-style-name="L3">
      <style:text-properties fo:language="en" fo:country="US" officeooo:rsid="0523119e" officeooo:paragraph-rsid="0526ced1"/>
    </style:style>
    <style:style style:name="P322" style:family="paragraph" style:parent-style-name="Standard" style:list-style-name="L3">
      <style:text-properties fo:language="en" fo:country="US" officeooo:rsid="05239194" officeooo:paragraph-rsid="05239194"/>
    </style:style>
    <style:style style:name="P323" style:family="paragraph" style:parent-style-name="Standard" style:list-style-name="L3">
      <style:text-properties fo:language="en" fo:country="US" officeooo:rsid="05239194" officeooo:paragraph-rsid="0526ced1"/>
    </style:style>
    <style:style style:name="P324" style:family="paragraph" style:parent-style-name="Standard" style:list-style-name="L5">
      <style:text-properties fo:language="en" fo:country="US" officeooo:rsid="052b6faa" officeooo:paragraph-rsid="052cdbd8"/>
    </style:style>
    <style:style style:name="P325" style:family="paragraph" style:parent-style-name="Standard" style:list-style-name="L5">
      <style:text-properties fo:language="en" fo:country="US" officeooo:rsid="0538120d" officeooo:paragraph-rsid="0538120d"/>
    </style:style>
    <style:style style:name="P326" style:family="paragraph" style:parent-style-name="Standard" style:list-style-name="L5">
      <style:text-properties fo:language="en" fo:country="US" officeooo:rsid="0538120d" officeooo:paragraph-rsid="05385719"/>
    </style:style>
    <style:style style:name="P327" style:family="paragraph" style:parent-style-name="Standard" style:list-style-name="L5">
      <style:text-properties fo:language="en" fo:country="US" officeooo:rsid="053723ef" officeooo:paragraph-rsid="053723ef"/>
    </style:style>
    <style:style style:name="P328" style:family="paragraph" style:parent-style-name="Standard" style:list-style-name="L5">
      <style:text-properties fo:language="en" fo:country="US" officeooo:rsid="0535716f" officeooo:paragraph-rsid="0535716f"/>
    </style:style>
    <style:style style:name="P329" style:family="paragraph" style:parent-style-name="Standard" style:list-style-name="L6">
      <style:text-properties fo:language="en" fo:country="US" officeooo:rsid="02d5f277" officeooo:paragraph-rsid="02d5f277"/>
    </style:style>
    <style:style style:name="P330" style:family="paragraph" style:parent-style-name="Standard" style:list-style-name="L7">
      <style:text-properties fo:language="en" fo:country="US" officeooo:rsid="0516fc69" officeooo:paragraph-rsid="0516fc69"/>
    </style:style>
    <style:style style:name="P331" style:family="paragraph" style:parent-style-name="Standard" style:list-style-name="L9">
      <style:text-properties fo:language="en" fo:country="US" officeooo:paragraph-rsid="051bec06"/>
    </style:style>
    <style:style style:name="P332" style:family="paragraph" style:parent-style-name="Standard" style:list-style-name="L10">
      <style:text-properties fo:language="en" fo:country="US" officeooo:rsid="031e8e5d" officeooo:paragraph-rsid="031e8e5d"/>
    </style:style>
    <style:style style:name="P333" style:family="paragraph" style:parent-style-name="Standard" style:list-style-name="L11">
      <style:text-properties fo:language="en" fo:country="US" officeooo:paragraph-rsid="03eae50a"/>
    </style:style>
    <style:style style:name="P334" style:family="paragraph" style:parent-style-name="Standard" style:list-style-name="L13">
      <style:text-properties fo:language="en" fo:country="US" officeooo:paragraph-rsid="041dba4c"/>
    </style:style>
    <style:style style:name="P335" style:family="paragraph" style:parent-style-name="Standard" style:list-style-name="L13">
      <style:text-properties fo:language="en" fo:country="US" officeooo:rsid="04b5654a" officeooo:paragraph-rsid="04b5654a"/>
    </style:style>
    <style:style style:name="P336" style:family="paragraph" style:parent-style-name="Standard" style:list-style-name="L21">
      <style:text-properties fo:language="en" fo:country="US" officeooo:rsid="01e69618" officeooo:paragraph-rsid="01e69618"/>
    </style:style>
    <style:style style:name="P337" style:family="paragraph" style:parent-style-name="Standard" style:list-style-name="L21">
      <style:text-properties fo:language="en" fo:country="US" officeooo:paragraph-rsid="01e69618"/>
    </style:style>
    <style:style style:name="P338" style:family="paragraph" style:parent-style-name="Standard" style:list-style-name="L22">
      <style:text-properties fo:language="en" fo:country="US" officeooo:rsid="05d0e32c" officeooo:paragraph-rsid="05d0e32c"/>
    </style:style>
    <style:style style:name="P339" style:family="paragraph" style:parent-style-name="Standard" style:list-style-name="L22">
      <style:text-properties fo:language="en" fo:country="US" officeooo:rsid="05d160f5" officeooo:paragraph-rsid="05d160f5"/>
    </style:style>
    <style:style style:name="P340" style:family="paragraph" style:parent-style-name="Standard" style:list-style-name="L22">
      <style:text-properties fo:language="en" fo:country="US" officeooo:rsid="05d22e31" officeooo:paragraph-rsid="05d22e31"/>
    </style:style>
    <style:style style:name="P341" style:family="paragraph" style:parent-style-name="Standard" style:list-style-name="L23">
      <style:text-properties fo:language="en" fo:country="US" officeooo:rsid="018f207a" officeooo:paragraph-rsid="018f207a"/>
    </style:style>
    <style:style style:name="P342" style:family="paragraph" style:parent-style-name="Standard" style:list-style-name="L29">
      <style:text-properties fo:language="en" fo:country="US" officeooo:rsid="0191b159" officeooo:paragraph-rsid="0191b159"/>
    </style:style>
    <style:style style:name="P343" style:family="paragraph" style:parent-style-name="Standard" style:list-style-name="L4">
      <style:text-properties officeooo:paragraph-rsid="05294916"/>
    </style:style>
    <style:style style:name="P344" style:family="paragraph" style:parent-style-name="Standard" style:list-style-name="L7">
      <style:text-properties fo:color="#000000" fo:language="en" fo:country="US" officeooo:rsid="05203d59" officeooo:paragraph-rsid="05203d59"/>
    </style:style>
    <style:style style:name="P345" style:family="paragraph" style:parent-style-name="Standard" style:list-style-name="L7">
      <style:text-properties fo:color="#000000" fo:language="en" fo:country="US" officeooo:rsid="05215e03" officeooo:paragraph-rsid="05215e03"/>
    </style:style>
    <style:style style:name="P346" style:family="paragraph" style:parent-style-name="Standard" style:list-style-name="L7">
      <style:text-properties fo:color="#000000" fo:language="en" fo:country="US" officeooo:rsid="02f73fe4" officeooo:paragraph-rsid="034de1ff"/>
    </style:style>
    <style:style style:name="P347" style:family="paragraph" style:parent-style-name="Standard" style:list-style-name="L10">
      <style:text-properties fo:color="#000000" fo:language="en" fo:country="US" officeooo:rsid="030aa6ef" officeooo:paragraph-rsid="030aa6ef"/>
    </style:style>
    <style:style style:name="P348" style:family="paragraph" style:parent-style-name="Standard" style:list-style-name="L12">
      <style:text-properties fo:color="#000000" fo:language="en" fo:country="US" officeooo:rsid="03bf0aaa" officeooo:paragraph-rsid="03bf0aaa"/>
    </style:style>
    <style:style style:name="P349" style:family="paragraph" style:parent-style-name="Standard" style:list-style-name="L11">
      <style:text-properties fo:color="#000000" fo:language="en" fo:country="US" officeooo:rsid="0415f034" officeooo:paragraph-rsid="0415f034"/>
    </style:style>
    <style:style style:name="P350" style:family="paragraph" style:parent-style-name="Standard" style:list-style-name="L13">
      <style:text-properties fo:color="#000000" fo:language="en" fo:country="US" officeooo:rsid="041dba4c" officeooo:paragraph-rsid="041dba4c"/>
    </style:style>
    <style:style style:name="P351" style:family="paragraph" style:parent-style-name="Standard" style:list-style-name="L13">
      <style:text-properties fo:color="#000000" fo:language="en" fo:country="US" officeooo:rsid="04b5654a" officeooo:paragraph-rsid="04b5654a"/>
    </style:style>
    <style:style style:name="P352" style:family="paragraph" style:parent-style-name="Standard" style:list-style-name="L14">
      <style:text-properties fo:color="#000000" fo:language="en" fo:country="US" officeooo:rsid="04219b49" officeooo:paragraph-rsid="04219b49"/>
    </style:style>
    <style:style style:name="P353" style:family="paragraph" style:parent-style-name="Standard" style:list-style-name="L15">
      <style:text-properties fo:color="#000000" fo:language="en" fo:country="US" officeooo:rsid="0331270a" officeooo:paragraph-rsid="0331270a"/>
    </style:style>
    <style:style style:name="P354" style:family="paragraph" style:parent-style-name="Standard" style:list-style-name="L15">
      <style:text-properties fo:color="#000000" fo:language="en" fo:country="US" officeooo:rsid="0342ba15" officeooo:paragraph-rsid="0342ba15"/>
    </style:style>
    <style:style style:name="P355" style:family="paragraph" style:parent-style-name="Standard" style:list-style-name="L21">
      <style:text-properties fo:color="#000000" fo:language="en" fo:country="US" officeooo:rsid="01e69618" officeooo:paragraph-rsid="01e69618"/>
    </style:style>
    <style:style style:name="P356" style:family="paragraph" style:parent-style-name="Standard" style:list-style-name="L23">
      <style:text-properties fo:color="#000000" fo:language="en" fo:country="US" officeooo:rsid="01e69618" officeooo:paragraph-rsid="01e69618"/>
    </style:style>
    <style:style style:name="P357" style:family="paragraph" style:parent-style-name="Standard" style:list-style-name="L22">
      <style:text-properties fo:color="#000000" fo:language="en" fo:country="US" officeooo:rsid="05d0e32c" officeooo:paragraph-rsid="05d0e32c"/>
    </style:style>
    <style:style style:name="P358" style:family="paragraph" style:parent-style-name="Standard" style:list-style-name="L22">
      <style:text-properties fo:color="#000000" fo:language="en" fo:country="US" officeooo:rsid="05d6a415" officeooo:paragraph-rsid="05d6a415"/>
    </style:style>
    <style:style style:name="P359" style:family="paragraph" style:parent-style-name="Standard" style:list-style-name="L22">
      <style:text-properties fo:color="#000000" fo:language="en" fo:country="US" officeooo:rsid="05d160f5" officeooo:paragraph-rsid="05d160f5"/>
    </style:style>
    <style:style style:name="P360" style:family="paragraph" style:parent-style-name="Standard" style:list-style-name="L23">
      <style:text-properties fo:color="#000000" fo:language="en" fo:country="US" officeooo:rsid="018f207a" officeooo:paragraph-rsid="018f207a"/>
    </style:style>
    <style:style style:name="P361" style:family="paragraph" style:parent-style-name="Standard" style:list-style-name="L25">
      <style:text-properties fo:color="#000000" fo:language="en" fo:country="US" officeooo:rsid="018f207a" officeooo:paragraph-rsid="018f207a"/>
    </style:style>
    <style:style style:name="P362" style:family="paragraph" style:parent-style-name="Standard" style:list-style-name="L23">
      <style:text-properties fo:color="#000000" fo:language="en" fo:country="US" officeooo:rsid="018fc468" officeooo:paragraph-rsid="018fc468"/>
    </style:style>
    <style:style style:name="P363" style:family="paragraph" style:parent-style-name="Standard" style:list-style-name="L23">
      <style:text-properties fo:color="#000000" fo:language="en" fo:country="US" officeooo:rsid="01f3e225" officeooo:paragraph-rsid="01f3e225"/>
    </style:style>
    <style:style style:name="P364" style:family="paragraph" style:parent-style-name="Standard" style:list-style-name="L23">
      <style:text-properties fo:color="#000000" fo:language="en" fo:country="US" officeooo:rsid="01dc5d27" officeooo:paragraph-rsid="01dc5d27"/>
    </style:style>
    <style:style style:name="P365" style:family="paragraph" style:parent-style-name="Standard" style:list-style-name="L23">
      <style:text-properties fo:color="#000000" fo:language="en" fo:country="US" officeooo:rsid="04a17e86" officeooo:paragraph-rsid="04a17e86"/>
    </style:style>
    <style:style style:name="P366" style:family="paragraph" style:parent-style-name="Standard" style:list-style-name="L23">
      <style:text-properties fo:color="#000000" fo:language="en" fo:country="US" officeooo:rsid="01e79622" officeooo:paragraph-rsid="01e79622"/>
    </style:style>
    <style:style style:name="P367" style:family="paragraph" style:parent-style-name="Standard" style:list-style-name="L23">
      <style:text-properties fo:color="#000000" fo:language="en" fo:country="US" officeooo:rsid="01ea550b" officeooo:paragraph-rsid="01ea550b"/>
    </style:style>
    <style:style style:name="P368" style:family="paragraph" style:parent-style-name="Standard" style:list-style-name="L23">
      <style:text-properties fo:color="#000000" fo:language="en" fo:country="US" officeooo:rsid="05aa4cfd" officeooo:paragraph-rsid="05aa4cfd"/>
    </style:style>
    <style:style style:name="P369" style:family="paragraph" style:parent-style-name="Standard" style:list-style-name="L24">
      <style:text-properties fo:color="#000000" fo:language="en" fo:country="US" officeooo:rsid="04a265a6" officeooo:paragraph-rsid="04a265a6"/>
    </style:style>
    <style:style style:name="P370" style:family="paragraph" style:parent-style-name="Standard" style:list-style-name="L24">
      <style:text-properties fo:color="#000000" fo:language="en" fo:country="US" officeooo:rsid="04a657c8" officeooo:paragraph-rsid="04a657c8"/>
    </style:style>
    <style:style style:name="P371" style:family="paragraph" style:parent-style-name="Standard" style:list-style-name="L26">
      <style:text-properties fo:color="#000000" fo:language="en" fo:country="US" officeooo:rsid="016a2b3e" officeooo:paragraph-rsid="016dd058"/>
    </style:style>
    <style:style style:name="P372" style:family="paragraph" style:parent-style-name="Standard" style:list-style-name="L26">
      <style:text-properties fo:color="#000000" fo:language="en" fo:country="US" officeooo:rsid="016d9895" officeooo:paragraph-rsid="016dd058"/>
    </style:style>
    <style:style style:name="P373" style:family="paragraph" style:parent-style-name="Standard" style:list-style-name="L26">
      <style:text-properties fo:color="#000000" fo:language="en" fo:country="US" officeooo:rsid="016f64c7" officeooo:paragraph-rsid="016f64c7"/>
    </style:style>
    <style:style style:name="P374" style:family="paragraph" style:parent-style-name="Standard" style:list-style-name="L27">
      <style:text-properties fo:color="#000000" fo:language="en" fo:country="US" officeooo:rsid="05d9990b" officeooo:paragraph-rsid="05d9990b"/>
    </style:style>
    <style:style style:name="P375" style:family="paragraph" style:parent-style-name="Standard" style:list-style-name="L27">
      <style:text-properties fo:color="#000000" fo:language="en" fo:country="US" officeooo:rsid="05de83e8" officeooo:paragraph-rsid="05de83e8"/>
    </style:style>
    <style:style style:name="P376" style:family="paragraph" style:parent-style-name="Standard" style:list-style-name="L27">
      <style:text-properties fo:color="#000000" fo:language="en" fo:country="US" officeooo:rsid="05e27807" officeooo:paragraph-rsid="05e27807"/>
    </style:style>
    <style:style style:name="P377" style:family="paragraph" style:parent-style-name="Standard" style:list-style-name="L27">
      <style:text-properties fo:color="#000000" fo:language="en" fo:country="US" officeooo:rsid="05e208db" officeooo:paragraph-rsid="05e208db"/>
    </style:style>
    <style:style style:name="P378" style:family="paragraph" style:parent-style-name="Standard" style:list-style-name="L28">
      <style:text-properties fo:color="#000000" fo:language="en" fo:country="US" officeooo:rsid="0542432f" officeooo:paragraph-rsid="054512b3"/>
    </style:style>
    <style:style style:name="P379" style:family="paragraph" style:parent-style-name="Standard" style:list-style-name="L28">
      <style:text-properties fo:color="#000000" fo:language="en" fo:country="US" officeooo:rsid="0542432f" officeooo:paragraph-rsid="0542432f"/>
    </style:style>
    <style:style style:name="P380" style:family="paragraph" style:parent-style-name="Standard" style:list-style-name="L28">
      <style:text-properties fo:color="#000000" fo:language="en" fo:country="US" officeooo:rsid="05c6b511" officeooo:paragraph-rsid="05c6b511"/>
    </style:style>
    <style:style style:name="P381" style:family="paragraph" style:parent-style-name="Standard" style:list-style-name="L28">
      <style:text-properties fo:color="#000000" fo:language="en" fo:country="US" officeooo:rsid="05c7cc07" officeooo:paragraph-rsid="05c7cc07"/>
    </style:style>
    <style:style style:name="P382" style:family="paragraph" style:parent-style-name="Standard" style:list-style-name="L29">
      <style:text-properties fo:color="#000000" fo:language="en" fo:country="US" officeooo:rsid="0191b159" officeooo:paragraph-rsid="0191b159"/>
    </style:style>
    <style:style style:name="P383" style:family="paragraph" style:parent-style-name="Standard" style:list-style-name="L29">
      <style:text-properties fo:color="#000000" fo:language="en" fo:country="US" officeooo:rsid="01fd2851" officeooo:paragraph-rsid="01fd2851"/>
    </style:style>
    <style:style style:name="P384" style:family="paragraph" style:parent-style-name="Standard" style:list-style-name="L29">
      <style:text-properties fo:color="#000000" fo:language="en" fo:country="US" officeooo:rsid="05af16d2" officeooo:paragraph-rsid="05af16d2"/>
    </style:style>
    <style:style style:name="P385" style:family="paragraph" style:parent-style-name="Standard" style:list-style-name="L30">
      <style:text-properties fo:color="#000000" fo:language="en" fo:country="US" officeooo:rsid="06775633" officeooo:paragraph-rsid="06775633"/>
    </style:style>
    <style:style style:name="P386" style:family="paragraph" style:parent-style-name="Standard" style:list-style-name="L30">
      <style:text-properties fo:color="#000000" fo:language="en" fo:country="US" officeooo:rsid="06835d57" officeooo:paragraph-rsid="068512df"/>
    </style:style>
    <style:style style:name="P387" style:family="paragraph" style:parent-style-name="Standard" style:list-style-name="L30">
      <style:text-properties fo:color="#000000" fo:language="en" fo:country="US" officeooo:rsid="067a1381" officeooo:paragraph-rsid="067a1381"/>
    </style:style>
    <style:style style:name="P388" style:family="paragraph" style:parent-style-name="Standard" style:list-style-name="L30">
      <style:text-properties fo:color="#000000" fo:language="en" fo:country="US" officeooo:rsid="067b80aa" officeooo:paragraph-rsid="067b80aa"/>
    </style:style>
    <style:style style:name="P389" style:family="paragraph" style:parent-style-name="Standard" style:list-style-name="L30">
      <style:text-properties fo:color="#000000" fo:language="en" fo:country="US" officeooo:rsid="067c607c" officeooo:paragraph-rsid="067c607c"/>
    </style:style>
    <style:style style:name="P390" style:family="paragraph" style:parent-style-name="Standard" style:list-style-name="L31">
      <style:text-properties fo:color="#000000" fo:language="en" fo:country="US" officeooo:rsid="05649eec" officeooo:paragraph-rsid="05649eec"/>
    </style:style>
    <style:style style:name="P391" style:family="paragraph" style:parent-style-name="Standard" style:list-style-name="L31">
      <style:text-properties fo:color="#000000" fo:language="en" fo:country="US" officeooo:rsid="06480d0d" officeooo:paragraph-rsid="064a5280"/>
    </style:style>
    <style:style style:name="P392" style:family="paragraph" style:parent-style-name="Standard" style:list-style-name="L32">
      <style:text-properties fo:color="#000000" fo:language="en" fo:country="US" officeooo:rsid="05155876" officeooo:paragraph-rsid="05155876"/>
    </style:style>
    <style:style style:name="P393" style:family="paragraph" style:parent-style-name="Standard" style:list-style-name="L32">
      <style:text-properties fo:color="#000000" fo:language="en" fo:country="US" officeooo:rsid="05160485" officeooo:paragraph-rsid="05160485"/>
    </style:style>
    <style:style style:name="P394" style:family="paragraph" style:parent-style-name="Standard">
      <style:text-properties fo:color="#000000" fo:language="en" fo:country="US" officeooo:rsid="0178226a" officeooo:paragraph-rsid="017e34a9"/>
    </style:style>
    <style:style style:name="P395" style:family="paragraph" style:parent-style-name="Standard" style:list-style-name="L8">
      <style:text-properties officeooo:paragraph-rsid="031e8e5d"/>
    </style:style>
    <style:style style:name="P396" style:family="paragraph" style:parent-style-name="Standard" style:list-style-name="L9">
      <style:text-properties officeooo:paragraph-rsid="030aa6ef"/>
    </style:style>
    <style:style style:name="P397" style:family="paragraph" style:parent-style-name="Standard" style:list-style-name="L23">
      <style:text-properties officeooo:paragraph-rsid="05aa4cfd"/>
    </style:style>
    <style:style style:name="P398" style:family="paragraph" style:parent-style-name="Standard" style:list-style-name="L27">
      <style:text-properties officeooo:paragraph-rsid="05e208db"/>
    </style:style>
    <style:style style:name="P399" style:family="paragraph" style:parent-style-name="Standard" style:list-style-name="L28">
      <style:text-properties officeooo:paragraph-rsid="0542432f"/>
    </style:style>
    <style:style style:name="P400" style:family="paragraph" style:parent-style-name="Standard" style:list-style-name="L29">
      <style:text-properties officeooo:paragraph-rsid="05af16d2"/>
    </style:style>
    <style:style style:name="P401" style:family="paragraph" style:parent-style-name="Standard" style:list-style-name="L30">
      <style:text-properties officeooo:paragraph-rsid="05617561"/>
    </style:style>
    <style:style style:name="P402" style:family="paragraph" style:parent-style-name="Standard" style:list-style-name="L30">
      <style:text-properties officeooo:paragraph-rsid="0676392a"/>
    </style:style>
    <style:style style:name="P403" style:family="paragraph" style:parent-style-name="Standard" style:list-style-name="L30">
      <style:text-properties officeooo:rsid="0557b58c" officeooo:paragraph-rsid="05617561"/>
    </style:style>
    <style:style style:name="P404" style:family="paragraph" style:parent-style-name="Standard" style:list-style-name="L30">
      <style:text-properties officeooo:rsid="05599e74" officeooo:paragraph-rsid="05617561"/>
    </style:style>
    <style:style style:name="P405" style:family="paragraph" style:parent-style-name="Standard" style:list-style-name="L30">
      <style:text-properties officeooo:rsid="06775633" officeooo:paragraph-rsid="06775633"/>
    </style:style>
    <style:style style:name="P406" style:family="paragraph" style:parent-style-name="Standard" style:list-style-name="L30">
      <style:text-properties officeooo:rsid="0676392a" officeooo:paragraph-rsid="0676392a"/>
    </style:style>
    <style:style style:name="P407" style:family="paragraph" style:parent-style-name="Standard" style:list-style-name="L31">
      <style:text-properties officeooo:paragraph-rsid="064a5280"/>
    </style:style>
    <style:style style:name="P408" style:family="paragraph" style:parent-style-name="Standard">
      <style:text-properties officeooo:rsid="0687ca6a" officeooo:paragraph-rsid="06897d27"/>
    </style:style>
    <style:style style:name="P409" style:family="paragraph" style:parent-style-name="Text_20_body">
      <style:text-properties fo:color="#000000" fo:language="en" fo:country="US" officeooo:rsid="0630fa38" officeooo:paragraph-rsid="0630fa38"/>
    </style:style>
    <style:style style:name="P410" style:family="paragraph" style:parent-style-name="Text_20_body">
      <style:text-properties officeooo:rsid="0687ca6a" officeooo:paragraph-rsid="0687ca6a"/>
    </style:style>
    <style:style style:name="P411" style:family="paragraph" style:parent-style-name="Text_20_body">
      <style:text-properties officeooo:paragraph-rsid="0687ca6a"/>
    </style:style>
    <style:style style:name="P412" style:family="paragraph" style:parent-style-name="Text_20_body" style:list-style-name="L16">
      <style:paragraph-properties fo:margin-top="0cm" fo:margin-bottom="0cm" loext:contextual-spacing="false"/>
      <style:text-properties fo:language="en" fo:country="US" officeooo:rsid="05b45989" officeooo:paragraph-rsid="05b45989"/>
    </style:style>
    <style:style style:name="P413" style:family="paragraph" style:parent-style-name="Text_20_body" style:list-style-name="L16">
      <style:paragraph-properties fo:margin-top="0cm" fo:margin-bottom="0cm" loext:contextual-spacing="false"/>
      <style:text-properties fo:language="en" fo:country="US" officeooo:rsid="05b45989" officeooo:paragraph-rsid="060420c7"/>
    </style:style>
    <style:style style:name="P414" style:family="paragraph" style:parent-style-name="Text_20_body" style:list-style-name="L16">
      <style:paragraph-properties fo:margin-top="0cm" fo:margin-bottom="0cm" loext:contextual-spacing="false"/>
      <style:text-properties fo:language="en" fo:country="US" officeooo:rsid="060420c7" officeooo:paragraph-rsid="060420c7"/>
    </style:style>
    <style:style style:name="P415" style:family="paragraph" style:parent-style-name="Text_20_body" style:list-style-name="L16">
      <style:paragraph-properties fo:margin-top="0cm" fo:margin-bottom="0cm" loext:contextual-spacing="false"/>
      <style:text-properties fo:language="en" fo:country="US" officeooo:rsid="061e2b31" officeooo:paragraph-rsid="061e2b31"/>
    </style:style>
    <style:style style:name="P416" style:family="paragraph" style:parent-style-name="Text_20_body" style:list-style-name="L17">
      <style:paragraph-properties fo:margin-top="0cm" fo:margin-bottom="0cm" loext:contextual-spacing="false"/>
      <style:text-properties fo:language="en" fo:country="US" officeooo:rsid="05fb22f7" officeooo:paragraph-rsid="0600f1ea"/>
    </style:style>
    <style:style style:name="P417" style:family="paragraph" style:parent-style-name="Text_20_body" style:list-style-name="L18">
      <style:paragraph-properties fo:margin-top="0cm" fo:margin-bottom="0cm" loext:contextual-spacing="false"/>
      <style:text-properties fo:language="en" fo:country="US" officeooo:rsid="05839ada" officeooo:paragraph-rsid="06052ab3"/>
    </style:style>
    <style:style style:name="P418" style:family="paragraph" style:parent-style-name="Text_20_body" style:list-style-name="L19">
      <style:paragraph-properties fo:margin-top="0cm" fo:margin-bottom="0cm" loext:contextual-spacing="false"/>
      <style:text-properties fo:language="en" fo:country="US" officeooo:rsid="056fa372" officeooo:paragraph-rsid="056fa372"/>
    </style:style>
    <style:style style:name="P419" style:family="paragraph" style:parent-style-name="Text_20_body" style:list-style-name="L19">
      <style:paragraph-properties fo:margin-top="0cm" fo:margin-bottom="0cm" loext:contextual-spacing="false"/>
      <style:text-properties fo:language="en" fo:country="US" officeooo:rsid="0571fb73" officeooo:paragraph-rsid="0571fb73"/>
    </style:style>
    <style:style style:name="P420" style:family="paragraph" style:parent-style-name="Text_20_body" style:list-style-name="L16">
      <style:paragraph-properties fo:margin-top="0cm" fo:margin-bottom="0cm" loext:contextual-spacing="false"/>
      <style:text-properties fo:language="en" fo:country="US" officeooo:rsid="05b63493" officeooo:paragraph-rsid="063b0050"/>
    </style:style>
    <style:style style:name="P421" style:family="paragraph" style:parent-style-name="Text_20_body" style:list-style-name="L16">
      <style:paragraph-properties fo:margin-top="0cm" fo:margin-bottom="0cm" loext:contextual-spacing="false"/>
      <style:text-properties fo:language="en" fo:country="US" officeooo:rsid="0645dff8" officeooo:paragraph-rsid="0645dff8"/>
    </style:style>
    <style:style style:name="P422" style:family="paragraph" style:parent-style-name="Text_20_body" style:list-style-name="L17">
      <style:paragraph-properties fo:margin-top="0cm" fo:margin-bottom="0cm" loext:contextual-spacing="false"/>
      <style:text-properties officeooo:rsid="05fb22f7" officeooo:paragraph-rsid="0600f1ea"/>
    </style:style>
    <style:style style:name="P423" style:family="paragraph" style:parent-style-name="Text_20_body" style:list-style-name="L17">
      <style:paragraph-properties fo:margin-top="0cm" fo:margin-bottom="0cm" loext:contextual-spacing="false"/>
      <style:text-properties officeooo:rsid="05fdcd1b" officeooo:paragraph-rsid="0600f1ea"/>
    </style:style>
    <style:style style:name="P424" style:family="paragraph" style:parent-style-name="Text_20_body" style:list-style-name="L17">
      <style:paragraph-properties fo:margin-top="0cm" fo:margin-bottom="0cm" loext:contextual-spacing="false"/>
      <style:text-properties officeooo:paragraph-rsid="0601af90"/>
    </style:style>
    <style:style style:name="P425" style:family="paragraph" style:parent-style-name="Text_20_body" style:list-style-name="L17">
      <style:paragraph-properties fo:margin-top="0cm" fo:margin-bottom="0cm" loext:contextual-spacing="false"/>
      <style:text-properties officeooo:rsid="060cde7c" officeooo:paragraph-rsid="060cde7c"/>
    </style:style>
    <style:style style:name="P426" style:family="paragraph" style:parent-style-name="Text_20_body" style:list-style-name="L18">
      <style:paragraph-properties fo:margin-top="0cm" fo:margin-bottom="0cm" loext:contextual-spacing="false"/>
      <style:text-properties officeooo:rsid="05839ada" officeooo:paragraph-rsid="06052ab3"/>
    </style:style>
    <style:style style:name="P427" style:family="paragraph" style:parent-style-name="Text_20_body" style:list-style-name="L19">
      <style:paragraph-properties fo:margin-top="0cm" fo:margin-bottom="0cm" loext:contextual-spacing="false"/>
      <style:text-properties officeooo:rsid="05701979" officeooo:paragraph-rsid="05701979"/>
    </style:style>
    <style:style style:name="P428" style:family="paragraph" style:parent-style-name="Text_20_body" style:list-style-name="L19">
      <style:paragraph-properties fo:margin-top="0cm" fo:margin-bottom="0cm" loext:contextual-spacing="false"/>
      <style:text-properties officeooo:paragraph-rsid="056fa372"/>
    </style:style>
    <style:style style:name="P429" style:family="paragraph" style:parent-style-name="Text_20_body" style:list-style-name="L19">
      <style:paragraph-properties fo:margin-top="0cm" fo:margin-bottom="0cm" loext:contextual-spacing="false"/>
      <style:text-properties officeooo:paragraph-rsid="05762c88"/>
    </style:style>
    <style:style style:name="P430" style:family="paragraph" style:parent-style-name="Text_20_body" style:list-style-name="L19">
      <style:paragraph-properties fo:margin-top="0cm" fo:margin-bottom="0cm" loext:contextual-spacing="false"/>
      <style:text-properties officeooo:rsid="0577b27f" officeooo:paragraph-rsid="0577b27f"/>
    </style:style>
    <style:style style:name="P431" style:family="paragraph" style:parent-style-name="Text_20_body" style:list-style-name="L19">
      <style:paragraph-properties fo:margin-top="0cm" fo:margin-bottom="0cm" loext:contextual-spacing="false"/>
      <style:text-properties officeooo:rsid="05890c9d" officeooo:paragraph-rsid="05890c9d"/>
    </style:style>
    <style:style style:name="P432" style:family="paragraph" style:parent-style-name="Text_20_body" style:list-style-name="L20">
      <style:paragraph-properties fo:margin-top="0cm" fo:margin-bottom="0cm" loext:contextual-spacing="false"/>
      <style:text-properties officeooo:paragraph-rsid="0619d32c"/>
    </style:style>
    <style:style style:name="P433" style:family="paragraph" style:parent-style-name="Text_20_body" style:list-style-name="L20">
      <style:paragraph-properties fo:margin-top="0cm" fo:margin-bottom="0cm" loext:contextual-spacing="false"/>
      <style:text-properties officeooo:rsid="061cba10" officeooo:paragraph-rsid="061cba10"/>
    </style:style>
    <style:style style:name="P434" style:family="paragraph" style:parent-style-name="Text_20_body" style:list-style-name="L16">
      <style:paragraph-properties fo:margin-top="0cm" fo:margin-bottom="0cm" loext:contextual-spacing="false"/>
      <style:text-properties officeooo:rsid="05b45989" officeooo:paragraph-rsid="063b0050"/>
    </style:style>
    <style:style style:name="P435" style:family="paragraph" style:parent-style-name="Text_20_body" style:list-style-name="L16">
      <style:paragraph-properties fo:margin-top="0cm" fo:margin-bottom="0cm" loext:contextual-spacing="false"/>
      <style:text-properties officeooo:paragraph-rsid="063b0050"/>
    </style:style>
    <style:style style:name="P436" style:family="paragraph" style:parent-style-name="Text_20_body" style:list-style-name="L16">
      <style:paragraph-properties fo:margin-top="0cm" fo:margin-bottom="0cm" loext:contextual-spacing="false"/>
      <style:text-properties fo:color="#000000" fo:language="en" fo:country="US" officeooo:rsid="0641be05" officeooo:paragraph-rsid="0641be05"/>
    </style:style>
    <style:style style:name="P437" style:family="paragraph" style:parent-style-name="Text_20_body" style:list-style-name="L16">
      <style:paragraph-properties fo:margin-top="0cm" fo:margin-bottom="0cm" loext:contextual-spacing="false"/>
      <style:text-properties fo:color="#000000" fo:language="en" fo:country="US" officeooo:rsid="06435b7b" officeooo:paragraph-rsid="06435b7b"/>
    </style:style>
    <style:style style:name="T1" style:family="text">
      <style:text-properties officeooo:rsid="007af015"/>
    </style:style>
    <style:style style:name="T2" style:family="text">
      <style:text-properties officeooo:rsid="007cb9c7"/>
    </style:style>
    <style:style style:name="T3" style:family="text">
      <style:text-properties officeooo:rsid="00882cf2"/>
    </style:style>
    <style:style style:name="T4" style:family="text">
      <style:text-properties officeooo:rsid="007491b2"/>
    </style:style>
    <style:style style:name="T5" style:family="text">
      <style:text-properties officeooo:rsid="00d01d8c"/>
    </style:style>
    <style:style style:name="T6" style:family="text">
      <style:text-properties officeooo:rsid="00ed00e6"/>
    </style:style>
    <style:style style:name="T7" style:family="text">
      <style:text-properties officeooo:rsid="00f44498"/>
    </style:style>
    <style:style style:name="T8" style:family="text">
      <style:text-properties officeooo:rsid="010a7089"/>
    </style:style>
    <style:style style:name="T9" style:family="text">
      <style:text-properties officeooo:rsid="010d57eb"/>
    </style:style>
    <style:style style:name="T10" style:family="text">
      <style:text-properties officeooo:rsid="010dc4b0"/>
    </style:style>
    <style:style style:name="T11" style:family="text">
      <style:text-properties officeooo:rsid="011e13cf"/>
    </style:style>
    <style:style style:name="T12" style:family="text">
      <style:text-properties officeooo:rsid="011fe8e9"/>
    </style:style>
    <style:style style:name="T13" style:family="text">
      <style:text-properties officeooo:rsid="01204579"/>
    </style:style>
    <style:style style:name="T14" style:family="text">
      <style:text-properties fo:color="#c9211e"/>
    </style:style>
    <style:style style:name="T15" style:family="text">
      <style:text-properties fo:color="#c9211e" officeooo:rsid="0126ba22"/>
    </style:style>
    <style:style style:name="T16" style:family="text">
      <style:text-properties fo:color="#c9211e" officeooo:rsid="0129ca90"/>
    </style:style>
    <style:style style:name="T17" style:family="text">
      <style:text-properties fo:color="#c9211e" officeooo:rsid="0142ebc8"/>
    </style:style>
    <style:style style:name="T18" style:family="text">
      <style:text-properties fo:color="#c9211e" officeooo:rsid="01641b0c"/>
    </style:style>
    <style:style style:name="T19" style:family="text">
      <style:text-properties fo:color="#c9211e" officeooo:rsid="05c9fb38"/>
    </style:style>
    <style:style style:name="T20" style:family="text">
      <style:text-properties officeooo:rsid="01213c29"/>
    </style:style>
    <style:style style:name="T21" style:family="text">
      <style:text-properties officeooo:rsid="0126ba22"/>
    </style:style>
    <style:style style:name="T22" style:family="text">
      <style:text-properties fo:color="#000000"/>
    </style:style>
    <style:style style:name="T23" style:family="text">
      <style:text-properties fo:color="#000000" officeooo:rsid="0126ba22"/>
    </style:style>
    <style:style style:name="T24" style:family="text">
      <style:text-properties fo:color="#000000" officeooo:rsid="01751f0c"/>
    </style:style>
    <style:style style:name="T25" style:family="text">
      <style:text-properties fo:color="#000000" officeooo:rsid="0171e8a9"/>
    </style:style>
    <style:style style:name="T26" style:family="text">
      <style:text-properties fo:color="#000000" officeooo:rsid="0178f05d"/>
    </style:style>
    <style:style style:name="T27" style:family="text">
      <style:text-properties fo:color="#000000" officeooo:rsid="017a2284"/>
    </style:style>
    <style:style style:name="T28" style:family="text">
      <style:text-properties fo:color="#000000" officeooo:rsid="017aa72c"/>
    </style:style>
    <style:style style:name="T29" style:family="text">
      <style:text-properties fo:color="#000000" officeooo:rsid="0178226a"/>
    </style:style>
    <style:style style:name="T30" style:family="text">
      <style:text-properties fo:color="#000000" officeooo:rsid="017e34a9"/>
    </style:style>
    <style:style style:name="T31" style:family="text">
      <style:text-properties fo:color="#000000" officeooo:rsid="017b9517"/>
    </style:style>
    <style:style style:name="T32" style:family="text">
      <style:text-properties fo:color="#000000" officeooo:rsid="01896fa6"/>
    </style:style>
    <style:style style:name="T33" style:family="text">
      <style:text-properties fo:color="#000000" officeooo:rsid="019667d5"/>
    </style:style>
    <style:style style:name="T34" style:family="text">
      <style:text-properties fo:color="#000000" officeooo:rsid="01966f5c"/>
    </style:style>
    <style:style style:name="T35" style:family="text">
      <style:text-properties fo:color="#000000" style:font-name="Liberation Sans1" fo:font-size="14.1000003814697pt" fo:font-weight="bold" officeooo:rsid="01d9a47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36" style:family="text">
      <style:text-properties fo:color="#000000" officeooo:rsid="01d9c49e"/>
    </style:style>
    <style:style style:name="T37" style:family="text">
      <style:text-properties fo:color="#000000" officeooo:rsid="01dc5d27"/>
    </style:style>
    <style:style style:name="T38" style:family="text">
      <style:text-properties fo:color="#000000" officeooo:rsid="01de5245"/>
    </style:style>
    <style:style style:name="T39" style:family="text">
      <style:text-properties fo:color="#000000" officeooo:rsid="01dfc3de"/>
    </style:style>
    <style:style style:name="T40" style:family="text">
      <style:text-properties fo:color="#000000" officeooo:rsid="01e69618"/>
    </style:style>
    <style:style style:name="T41" style:family="text">
      <style:text-properties fo:color="#000000" officeooo:rsid="01eb718a"/>
    </style:style>
    <style:style style:name="T42" style:family="text">
      <style:text-properties fo:color="#000000" officeooo:rsid="01ec32b2"/>
    </style:style>
    <style:style style:name="T43" style:family="text">
      <style:text-properties fo:color="#000000" officeooo:rsid="01edd9aa"/>
    </style:style>
    <style:style style:name="T44" style:family="text">
      <style:text-properties fo:color="#000000" officeooo:rsid="01f1303c"/>
    </style:style>
    <style:style style:name="T45" style:family="text">
      <style:text-properties fo:color="#000000" officeooo:rsid="01f27176"/>
    </style:style>
    <style:style style:name="T46" style:family="text">
      <style:text-properties fo:color="#000000" officeooo:rsid="01f6b2e2"/>
    </style:style>
    <style:style style:name="T47" style:family="text">
      <style:text-properties fo:color="#000000" officeooo:rsid="01f6d10e"/>
    </style:style>
    <style:style style:name="T48" style:family="text">
      <style:text-properties fo:color="#000000" officeooo:rsid="020f50c0"/>
    </style:style>
    <style:style style:name="T49" style:family="text">
      <style:text-properties fo:color="#000000" officeooo:rsid="02448ee6"/>
    </style:style>
    <style:style style:name="T50" style:family="text">
      <style:text-properties fo:color="#000000" officeooo:rsid="0167565f"/>
    </style:style>
    <style:style style:name="T51" style:family="text">
      <style:text-properties fo:color="#000000" officeooo:rsid="02f73fe4"/>
    </style:style>
    <style:style style:name="T52" style:family="text">
      <style:text-properties fo:color="#000000" officeooo:rsid="02fc2373"/>
    </style:style>
    <style:style style:name="T53" style:family="text">
      <style:text-properties fo:color="#000000" officeooo:rsid="02fe168f"/>
    </style:style>
    <style:style style:name="T54" style:family="text">
      <style:text-properties fo:color="#000000" officeooo:rsid="0300a16c"/>
    </style:style>
    <style:style style:name="T55" style:family="text">
      <style:text-properties fo:color="#000000" officeooo:rsid="03011a78"/>
    </style:style>
    <style:style style:name="T56" style:family="text">
      <style:text-properties fo:color="#000000" officeooo:rsid="03026fdd"/>
    </style:style>
    <style:style style:name="T57" style:family="text">
      <style:text-properties fo:color="#000000" officeooo:rsid="03053641"/>
    </style:style>
    <style:style style:name="T58" style:family="text">
      <style:text-properties fo:color="#000000" officeooo:rsid="030985d3"/>
    </style:style>
    <style:style style:name="T59" style:family="text">
      <style:text-properties fo:color="#000000" officeooo:rsid="00d10beb"/>
    </style:style>
    <style:style style:name="T60" style:family="text">
      <style:text-properties fo:color="#000000" officeooo:rsid="030ce8fa"/>
    </style:style>
    <style:style style:name="T61" style:family="text">
      <style:text-properties fo:color="#000000" officeooo:rsid="0311965e"/>
    </style:style>
    <style:style style:name="T62" style:family="text">
      <style:text-properties fo:color="#000000" officeooo:rsid="03175838"/>
    </style:style>
    <style:style style:name="T63" style:family="text">
      <style:text-properties fo:color="#000000" officeooo:rsid="03173ad4"/>
    </style:style>
    <style:style style:name="T64" style:family="text">
      <style:text-properties fo:color="#000000" officeooo:rsid="0317e88a"/>
    </style:style>
    <style:style style:name="T65" style:family="text">
      <style:text-properties fo:color="#000000" officeooo:rsid="0319fc0f"/>
    </style:style>
    <style:style style:name="T66" style:family="text">
      <style:text-properties fo:color="#000000" officeooo:rsid="031b4691"/>
    </style:style>
    <style:style style:name="T67" style:family="text">
      <style:text-properties fo:color="#000000" officeooo:rsid="031e6761"/>
    </style:style>
    <style:style style:name="T68" style:family="text">
      <style:text-properties fo:color="#000000" officeooo:rsid="032408a7"/>
    </style:style>
    <style:style style:name="T69" style:family="text">
      <style:text-properties fo:color="#000000" officeooo:rsid="0320c133"/>
    </style:style>
    <style:style style:name="T70" style:family="text">
      <style:text-properties fo:color="#000000" officeooo:rsid="0325e8ce"/>
    </style:style>
    <style:style style:name="T71" style:family="text">
      <style:text-properties fo:color="#000000" officeooo:rsid="032eb411"/>
    </style:style>
    <style:style style:name="T72" style:family="text">
      <style:text-properties fo:color="#000000" officeooo:rsid="0331f24e"/>
    </style:style>
    <style:style style:name="T73" style:family="text">
      <style:text-properties fo:color="#000000" officeooo:rsid="03327b4b"/>
    </style:style>
    <style:style style:name="T74" style:family="text">
      <style:text-properties fo:color="#000000" officeooo:rsid="033456b0"/>
    </style:style>
    <style:style style:name="T75" style:family="text">
      <style:text-properties fo:color="#000000" officeooo:rsid="0338368d"/>
    </style:style>
    <style:style style:name="T76" style:family="text">
      <style:text-properties fo:color="#000000" officeooo:rsid="0341f9ae"/>
    </style:style>
    <style:style style:name="T77" style:family="text">
      <style:text-properties fo:color="#000000" officeooo:rsid="033983c2"/>
    </style:style>
    <style:style style:name="T78" style:family="text">
      <style:text-properties fo:color="#000000" officeooo:rsid="0342bc2c"/>
    </style:style>
    <style:style style:name="T79" style:family="text">
      <style:text-properties fo:color="#000000" officeooo:rsid="0347d15b"/>
    </style:style>
    <style:style style:name="T80" style:family="text">
      <style:text-properties fo:color="#000000" officeooo:rsid="0349ed38"/>
    </style:style>
    <style:style style:name="T81" style:family="text">
      <style:text-properties fo:color="#000000" officeooo:rsid="034de1ff"/>
    </style:style>
    <style:style style:name="T82" style:family="text">
      <style:text-properties fo:color="#000000" officeooo:rsid="034ea7d8"/>
    </style:style>
    <style:style style:name="T83" style:family="text">
      <style:text-properties fo:color="#000000" officeooo:rsid="03533375"/>
    </style:style>
    <style:style style:name="T84" style:family="text">
      <style:text-properties fo:color="#000000" officeooo:rsid="0373a9b3"/>
    </style:style>
    <style:style style:name="T85" style:family="text">
      <style:text-properties fo:color="#000000" officeooo:rsid="03753691"/>
    </style:style>
    <style:style style:name="T86" style:family="text">
      <style:text-properties fo:color="#000000" officeooo:rsid="03762c93"/>
    </style:style>
    <style:style style:name="T87" style:family="text">
      <style:text-properties fo:color="#000000" officeooo:rsid="03772cc4"/>
    </style:style>
    <style:style style:name="T88" style:family="text">
      <style:text-properties fo:color="#000000" officeooo:rsid="0378f28a"/>
    </style:style>
    <style:style style:name="T89" style:family="text">
      <style:text-properties fo:color="#000000" officeooo:rsid="037ac205"/>
    </style:style>
    <style:style style:name="T90" style:family="text">
      <style:text-properties fo:color="#000000" officeooo:rsid="037d53ed"/>
    </style:style>
    <style:style style:name="T91" style:family="text">
      <style:text-properties fo:color="#000000" officeooo:rsid="037dec46"/>
    </style:style>
    <style:style style:name="T92" style:family="text">
      <style:text-properties fo:color="#000000" officeooo:rsid="0380f956"/>
    </style:style>
    <style:style style:name="T93" style:family="text">
      <style:text-properties fo:color="#000000" officeooo:rsid="0383cf64"/>
    </style:style>
    <style:style style:name="T94" style:family="text">
      <style:text-properties fo:color="#000000" officeooo:rsid="03870df6"/>
    </style:style>
    <style:style style:name="T95" style:family="text">
      <style:text-properties fo:color="#000000" officeooo:rsid="038a2619"/>
    </style:style>
    <style:style style:name="T96" style:family="text">
      <style:text-properties fo:color="#000000" officeooo:rsid="038c4d0f"/>
    </style:style>
    <style:style style:name="T97" style:family="text">
      <style:text-properties fo:color="#000000" officeooo:rsid="038e1baa"/>
    </style:style>
    <style:style style:name="T98" style:family="text">
      <style:text-properties fo:color="#000000" officeooo:rsid="038f8858"/>
    </style:style>
    <style:style style:name="T99" style:family="text">
      <style:text-properties fo:color="#000000" officeooo:rsid="03917613"/>
    </style:style>
    <style:style style:name="T100" style:family="text">
      <style:text-properties fo:color="#000000" officeooo:rsid="03939a69"/>
    </style:style>
    <style:style style:name="T101" style:family="text">
      <style:text-properties fo:color="#000000" officeooo:rsid="0394a3fd"/>
    </style:style>
    <style:style style:name="T102" style:family="text">
      <style:text-properties fo:color="#000000" officeooo:rsid="0394ab4b"/>
    </style:style>
    <style:style style:name="T103" style:family="text">
      <style:text-properties fo:color="#000000" officeooo:rsid="03964d5a"/>
    </style:style>
    <style:style style:name="T104" style:family="text">
      <style:text-properties fo:color="#000000" officeooo:rsid="03a2c6d3"/>
    </style:style>
    <style:style style:name="T105" style:family="text">
      <style:text-properties fo:color="#000000" officeooo:rsid="03aa07b1"/>
    </style:style>
    <style:style style:name="T106" style:family="text">
      <style:text-properties fo:color="#000000" officeooo:rsid="03b6a593"/>
    </style:style>
    <style:style style:name="T107" style:family="text">
      <style:text-properties fo:color="#000000" officeooo:rsid="03bc3ef6"/>
    </style:style>
    <style:style style:name="T108" style:family="text">
      <style:text-properties fo:color="#000000" officeooo:rsid="03bfcb0b"/>
    </style:style>
    <style:style style:name="T109" style:family="text">
      <style:text-properties fo:color="#000000" officeooo:rsid="03c19ac9"/>
    </style:style>
    <style:style style:name="T110" style:family="text">
      <style:text-properties fo:color="#000000" officeooo:rsid="03c46e61"/>
    </style:style>
    <style:style style:name="T111" style:family="text">
      <style:text-properties fo:color="#000000" officeooo:rsid="03c5dc3d"/>
    </style:style>
    <style:style style:name="T112" style:family="text">
      <style:text-properties fo:color="#000000" officeooo:rsid="03c68a84"/>
    </style:style>
    <style:style style:name="T113" style:family="text">
      <style:text-properties fo:color="#000000" officeooo:rsid="03cc2954"/>
    </style:style>
    <style:style style:name="T114" style:family="text">
      <style:text-properties fo:color="#000000" officeooo:rsid="03ca102f"/>
    </style:style>
    <style:style style:name="T115" style:family="text">
      <style:text-properties fo:color="#000000" officeooo:rsid="03d3cf5d"/>
    </style:style>
    <style:style style:name="T116" style:family="text">
      <style:text-properties fo:color="#000000" officeooo:rsid="03d84349"/>
    </style:style>
    <style:style style:name="T117" style:family="text">
      <style:text-properties fo:color="#000000" officeooo:rsid="03eae50a"/>
    </style:style>
    <style:style style:name="T118" style:family="text">
      <style:text-properties fo:color="#000000" officeooo:rsid="03dab106"/>
    </style:style>
    <style:style style:name="T119" style:family="text">
      <style:text-properties fo:color="#000000" officeooo:rsid="03f51877"/>
    </style:style>
    <style:style style:name="T120" style:family="text">
      <style:text-properties fo:color="#000000" officeooo:rsid="04111ef2"/>
    </style:style>
    <style:style style:name="T121" style:family="text">
      <style:text-properties fo:color="#000000" officeooo:rsid="0412e3ff"/>
    </style:style>
    <style:style style:name="T122" style:family="text">
      <style:text-properties fo:color="#000000" officeooo:rsid="0413db2e"/>
    </style:style>
    <style:style style:name="T123" style:family="text">
      <style:text-properties fo:color="#000000" officeooo:rsid="0415f034"/>
    </style:style>
    <style:style style:name="T124" style:family="text">
      <style:text-properties fo:color="#000000" officeooo:rsid="00711d2e"/>
    </style:style>
    <style:style style:name="T125" style:family="text">
      <style:text-properties fo:color="#000000" officeooo:rsid="02b59658"/>
    </style:style>
    <style:style style:name="T126" style:family="text">
      <style:text-properties fo:color="#000000" officeooo:rsid="04184712"/>
    </style:style>
    <style:style style:name="T127" style:family="text">
      <style:text-properties fo:color="#000000" officeooo:rsid="041dba4c"/>
    </style:style>
    <style:style style:name="T128" style:family="text">
      <style:text-properties fo:color="#000000" officeooo:rsid="041edee8"/>
    </style:style>
    <style:style style:name="T129" style:family="text">
      <style:text-properties fo:color="#000000" officeooo:rsid="04239bc5"/>
    </style:style>
    <style:style style:name="T130" style:family="text">
      <style:text-properties fo:color="#000000" officeooo:rsid="0427dde0"/>
    </style:style>
    <style:style style:name="T131" style:family="text">
      <style:text-properties fo:color="#000000" officeooo:rsid="045953ca"/>
    </style:style>
    <style:style style:name="T132" style:family="text">
      <style:text-properties fo:color="#000000" officeooo:rsid="045be1bd"/>
    </style:style>
    <style:style style:name="T133" style:family="text">
      <style:text-properties fo:color="#000000" officeooo:rsid="045f0544"/>
    </style:style>
    <style:style style:name="T134" style:family="text">
      <style:text-properties fo:color="#000000" officeooo:rsid="04634c4d"/>
    </style:style>
    <style:style style:name="T135" style:family="text">
      <style:text-properties fo:color="#000000" officeooo:rsid="04640344"/>
    </style:style>
    <style:style style:name="T136" style:family="text">
      <style:text-properties fo:color="#000000" officeooo:rsid="046039cd"/>
    </style:style>
    <style:style style:name="T137" style:family="text">
      <style:text-properties fo:color="#000000" officeooo:rsid="04698343"/>
    </style:style>
    <style:style style:name="T138" style:family="text">
      <style:text-properties fo:color="#000000" officeooo:rsid="046aac31"/>
    </style:style>
    <style:style style:name="T139" style:family="text">
      <style:text-properties fo:color="#000000" officeooo:rsid="046c9fe0"/>
    </style:style>
    <style:style style:name="T140" style:family="text">
      <style:text-properties fo:color="#000000" officeooo:rsid="046f1fa1"/>
    </style:style>
    <style:style style:name="T141" style:family="text">
      <style:text-properties fo:color="#000000" officeooo:rsid="04819b94"/>
    </style:style>
    <style:style style:name="T142" style:family="text">
      <style:text-properties fo:color="#000000" officeooo:rsid="048329f0"/>
    </style:style>
    <style:style style:name="T143" style:family="text">
      <style:text-properties fo:color="#000000" officeooo:rsid="0483b2f2"/>
    </style:style>
    <style:style style:name="T144" style:family="text">
      <style:text-properties fo:color="#000000" officeooo:rsid="0483c2bd"/>
    </style:style>
    <style:style style:name="T145" style:family="text">
      <style:text-properties fo:color="#000000" officeooo:rsid="0480585d"/>
    </style:style>
    <style:style style:name="T146" style:family="text">
      <style:text-properties fo:color="#000000" officeooo:rsid="0483d8ce"/>
    </style:style>
    <style:style style:name="T147" style:family="text">
      <style:text-properties fo:color="#000000" officeooo:rsid="048867c3"/>
    </style:style>
    <style:style style:name="T148" style:family="text">
      <style:text-properties fo:color="#000000" officeooo:rsid="048a5f6e"/>
    </style:style>
    <style:style style:name="T149" style:family="text">
      <style:text-properties fo:color="#000000" officeooo:rsid="0486d9cd"/>
    </style:style>
    <style:style style:name="T150" style:family="text">
      <style:text-properties fo:color="#000000" officeooo:rsid="048a9f84"/>
    </style:style>
    <style:style style:name="T151" style:family="text">
      <style:text-properties fo:color="#000000" officeooo:rsid="048c63af"/>
    </style:style>
    <style:style style:name="T152" style:family="text">
      <style:text-properties fo:color="#000000" officeooo:rsid="04a17e86"/>
    </style:style>
    <style:style style:name="T153" style:family="text">
      <style:text-properties fo:color="#000000" officeooo:rsid="04a265a6"/>
    </style:style>
    <style:style style:name="T154" style:family="text">
      <style:text-properties fo:color="#000000" officeooo:rsid="04a28cda"/>
    </style:style>
    <style:style style:name="T155" style:family="text">
      <style:text-properties fo:color="#000000" officeooo:rsid="04a2a086"/>
    </style:style>
    <style:style style:name="T156" style:family="text">
      <style:text-properties fo:color="#000000" officeooo:rsid="04a6359f"/>
    </style:style>
    <style:style style:name="T157" style:family="text">
      <style:text-properties fo:color="#000000" officeooo:rsid="04be03ee"/>
    </style:style>
    <style:style style:name="T158" style:family="text">
      <style:text-properties fo:color="#000000" fo:language="en" fo:country="US"/>
    </style:style>
    <style:style style:name="T159" style:family="text">
      <style:text-properties fo:color="#000000" fo:language="en" fo:country="US" officeooo:rsid="04bc4220"/>
    </style:style>
    <style:style style:name="T160" style:family="text">
      <style:text-properties fo:color="#000000" fo:language="en" fo:country="US" officeooo:rsid="04bf22c6"/>
    </style:style>
    <style:style style:name="T161" style:family="text">
      <style:text-properties fo:color="#000000" fo:language="en" fo:country="US" officeooo:rsid="04c1eacc"/>
    </style:style>
    <style:style style:name="T162" style:family="text">
      <style:text-properties fo:color="#000000" fo:language="en" fo:country="US" officeooo:rsid="04d7b508"/>
    </style:style>
    <style:style style:name="T163" style:family="text">
      <style:text-properties fo:color="#000000" fo:language="en" fo:country="US" officeooo:rsid="04e413be"/>
    </style:style>
    <style:style style:name="T164" style:family="text">
      <style:text-properties fo:color="#000000" fo:language="en" fo:country="US" officeooo:rsid="04e4e8f8"/>
    </style:style>
    <style:style style:name="T165" style:family="text">
      <style:text-properties fo:color="#000000" fo:language="en" fo:country="US" officeooo:rsid="030aa6ef"/>
    </style:style>
    <style:style style:name="T166" style:family="text">
      <style:text-properties fo:color="#000000" fo:language="en" fo:country="US" officeooo:rsid="0518a08c"/>
    </style:style>
    <style:style style:name="T167" style:family="text">
      <style:text-properties fo:color="#000000" fo:language="en" fo:country="US" officeooo:rsid="051968d0"/>
    </style:style>
    <style:style style:name="T168" style:family="text">
      <style:text-properties fo:color="#000000" fo:language="en" fo:country="US" officeooo:rsid="031e8e5d"/>
    </style:style>
    <style:style style:name="T169" style:family="text">
      <style:text-properties fo:color="#000000" fo:language="en" fo:country="US" officeooo:rsid="05207446"/>
    </style:style>
    <style:style style:name="T170" style:family="text">
      <style:text-properties fo:color="#000000" fo:language="en" fo:country="US" officeooo:rsid="05310b29"/>
    </style:style>
    <style:style style:name="T171" style:family="text">
      <style:text-properties fo:color="#000000" fo:language="en" fo:country="US" officeooo:rsid="0532d73d"/>
    </style:style>
    <style:style style:name="T172" style:family="text">
      <style:text-properties fo:color="#000000" fo:language="en" fo:country="US" officeooo:rsid="0542432f"/>
    </style:style>
    <style:style style:name="T173" style:family="text">
      <style:text-properties fo:color="#000000" fo:language="en" fo:country="US" officeooo:rsid="054512b3"/>
    </style:style>
    <style:style style:name="T174" style:family="text">
      <style:text-properties fo:color="#000000" fo:language="en" fo:country="US" officeooo:rsid="0171e8a9"/>
    </style:style>
    <style:style style:name="T175" style:family="text">
      <style:text-properties fo:color="#000000" fo:language="en" fo:country="US" officeooo:rsid="01751f0c"/>
    </style:style>
    <style:style style:name="T176" style:family="text">
      <style:text-properties fo:color="#000000" fo:language="en" fo:country="US" officeooo:rsid="054bf6ae"/>
    </style:style>
    <style:style style:name="T177" style:family="text">
      <style:text-properties fo:color="#000000" fo:language="en" fo:country="US" officeooo:rsid="054af2be"/>
    </style:style>
    <style:style style:name="T178" style:family="text">
      <style:text-properties fo:color="#000000" fo:language="en" fo:country="US" officeooo:rsid="055058da"/>
    </style:style>
    <style:style style:name="T179" style:family="text">
      <style:text-properties fo:color="#000000" fo:language="en" fo:country="US" officeooo:rsid="05599e74"/>
    </style:style>
    <style:style style:name="T180" style:family="text">
      <style:text-properties fo:color="#000000" fo:language="en" fo:country="US" officeooo:rsid="05544c9f"/>
    </style:style>
    <style:style style:name="T181" style:family="text">
      <style:text-properties fo:color="#000000" fo:language="en" fo:country="US" officeooo:rsid="055aeb29"/>
    </style:style>
    <style:style style:name="T182" style:family="text">
      <style:text-properties fo:color="#000000" fo:language="en" fo:country="US" officeooo:rsid="055e68c2"/>
    </style:style>
    <style:style style:name="T183" style:family="text">
      <style:text-properties fo:color="#000000" fo:language="en" fo:country="US" officeooo:rsid="055f3870"/>
    </style:style>
    <style:style style:name="T184" style:family="text">
      <style:text-properties fo:color="#000000" fo:language="en" fo:country="US" officeooo:rsid="05617561"/>
    </style:style>
    <style:style style:name="T185" style:family="text">
      <style:text-properties fo:color="#000000" fo:language="en" fo:country="US" officeooo:rsid="05689bb8"/>
    </style:style>
    <style:style style:name="T186" style:family="text">
      <style:text-properties fo:color="#000000" fo:language="en" fo:country="US" officeooo:rsid="0595bfd7"/>
    </style:style>
    <style:style style:name="T187" style:family="text">
      <style:text-properties fo:color="#000000" fo:language="en" fo:country="US" officeooo:rsid="059bab69"/>
    </style:style>
    <style:style style:name="T188" style:family="text">
      <style:text-properties fo:color="#000000" fo:language="en" fo:country="US" officeooo:rsid="05a022df"/>
    </style:style>
    <style:style style:name="T189" style:family="text">
      <style:text-properties fo:color="#000000" fo:language="en" fo:country="US" officeooo:rsid="05a1c47c"/>
    </style:style>
    <style:style style:name="T190" style:family="text">
      <style:text-properties fo:color="#000000" fo:language="en" fo:country="US" officeooo:rsid="016a2b3e"/>
    </style:style>
    <style:style style:name="T191" style:family="text">
      <style:text-properties fo:color="#000000" fo:language="en" fo:country="US" officeooo:rsid="01f3e225"/>
    </style:style>
    <style:style style:name="T192" style:family="text">
      <style:text-properties fo:color="#000000" fo:language="en" fo:country="US" officeooo:rsid="05a53b36"/>
    </style:style>
    <style:style style:name="T193" style:family="text">
      <style:text-properties fo:color="#000000" fo:language="en" fo:country="US" officeooo:rsid="01f6d457"/>
    </style:style>
    <style:style style:name="T194" style:family="text">
      <style:text-properties fo:color="#000000" fo:language="en" fo:country="US" officeooo:rsid="01f81328"/>
    </style:style>
    <style:style style:name="T195" style:family="text">
      <style:text-properties fo:color="#000000" fo:language="en" fo:country="US" officeooo:rsid="01f9706f"/>
    </style:style>
    <style:style style:name="T196" style:family="text">
      <style:text-properties fo:color="#000000" fo:language="en" fo:country="US" officeooo:rsid="05aa4cfd"/>
    </style:style>
    <style:style style:name="T197" style:family="text">
      <style:text-properties fo:color="#000000" fo:language="en" fo:country="US" officeooo:rsid="05ab5098"/>
    </style:style>
    <style:style style:name="T198" style:family="text">
      <style:text-properties fo:color="#000000" fo:language="en" fo:country="US" officeooo:rsid="05adc70b"/>
    </style:style>
    <style:style style:name="T199" style:family="text">
      <style:text-properties fo:color="#000000" fo:language="en" fo:country="US" officeooo:rsid="05af16d2"/>
    </style:style>
    <style:style style:name="T200" style:family="text">
      <style:text-properties fo:color="#000000" fo:language="en" fo:country="US" officeooo:rsid="05b111c7"/>
    </style:style>
    <style:style style:name="T201" style:family="text">
      <style:text-properties fo:color="#000000" fo:language="en" fo:country="US" officeooo:rsid="05b41880"/>
    </style:style>
    <style:style style:name="T202" style:family="text">
      <style:text-properties fo:color="#000000" fo:language="en" fo:country="US" officeooo:rsid="05c4927f"/>
    </style:style>
    <style:style style:name="T203" style:family="text">
      <style:text-properties fo:color="#000000" fo:language="en" fo:country="US" officeooo:rsid="05c59d46"/>
    </style:style>
    <style:style style:name="T204" style:family="text">
      <style:text-properties fo:color="#000000" fo:language="en" fo:country="US" officeooo:rsid="05ccdc99"/>
    </style:style>
    <style:style style:name="T205" style:family="text">
      <style:text-properties fo:color="#000000" fo:language="en" fo:country="US" officeooo:rsid="01749023"/>
    </style:style>
    <style:style style:name="T206" style:family="text">
      <style:text-properties fo:color="#000000" fo:language="en" fo:country="US" officeooo:rsid="05d9990b"/>
    </style:style>
    <style:style style:name="T207" style:family="text">
      <style:text-properties fo:color="#000000" fo:language="en" fo:country="US" officeooo:rsid="01875d76"/>
    </style:style>
    <style:style style:name="T208" style:family="text">
      <style:text-properties fo:color="#000000" fo:language="en" fo:country="US" officeooo:rsid="01883bc1"/>
    </style:style>
    <style:style style:name="T209" style:family="text">
      <style:text-properties fo:color="#000000" fo:language="en" fo:country="US" officeooo:rsid="05da2fee"/>
    </style:style>
    <style:style style:name="T210" style:family="text">
      <style:text-properties fo:color="#000000" fo:language="en" fo:country="US" officeooo:rsid="05dcfdb7"/>
    </style:style>
    <style:style style:name="T211" style:family="text">
      <style:text-properties fo:color="#000000" fo:language="en" fo:country="US" officeooo:rsid="05e09be8"/>
    </style:style>
    <style:style style:name="T212" style:family="text">
      <style:text-properties fo:color="#000000" fo:language="en" fo:country="US" officeooo:rsid="05e0b8b1"/>
    </style:style>
    <style:style style:name="T213" style:family="text">
      <style:text-properties fo:color="#000000" fo:language="en" fo:country="US" officeooo:rsid="05edf047"/>
    </style:style>
    <style:style style:name="T214" style:family="text">
      <style:text-properties fo:color="#000000" fo:language="en" fo:country="US" officeooo:rsid="05e208db"/>
    </style:style>
    <style:style style:name="T215" style:family="text">
      <style:text-properties fo:color="#000000" fo:language="en" fo:country="US" officeooo:rsid="05e381f5"/>
    </style:style>
    <style:style style:name="T216" style:family="text">
      <style:text-properties fo:color="#000000" fo:language="en" fo:country="US" officeooo:rsid="05e5aff7"/>
    </style:style>
    <style:style style:name="T217" style:family="text">
      <style:text-properties fo:color="#000000" fo:language="en" fo:country="US" officeooo:rsid="0597602f"/>
    </style:style>
    <style:style style:name="T218" style:family="text">
      <style:text-properties fo:color="#000000" fo:language="en" fo:country="US" officeooo:rsid="060b3c45"/>
    </style:style>
    <style:style style:name="T219" style:family="text">
      <style:text-properties fo:color="#000000" fo:language="en" fo:country="US" officeooo:rsid="060bd8d7"/>
    </style:style>
    <style:style style:name="T220" style:family="text">
      <style:text-properties fo:color="#000000" fo:language="en" fo:country="US" officeooo:rsid="060c5023"/>
    </style:style>
    <style:style style:name="T221" style:family="text">
      <style:text-properties fo:color="#000000" fo:language="en" fo:country="US" officeooo:rsid="0593b396"/>
    </style:style>
    <style:style style:name="T222" style:family="text">
      <style:text-properties fo:color="#000000" fo:language="en" fo:country="US" officeooo:rsid="0178226a"/>
    </style:style>
    <style:style style:name="T223" style:family="text">
      <style:text-properties fo:color="#000000" fo:language="en" fo:country="US" officeooo:rsid="056d0fe2"/>
    </style:style>
    <style:style style:name="T224" style:family="text">
      <style:text-properties fo:color="#000000" fo:language="en" fo:country="US" officeooo:rsid="0630fa38"/>
    </style:style>
    <style:style style:name="T225" style:family="text">
      <style:text-properties fo:color="#000000" fo:language="en" fo:country="US" officeooo:rsid="017e34a9"/>
    </style:style>
    <style:style style:name="T226" style:family="text">
      <style:text-properties fo:color="#000000" fo:language="en" fo:country="US" officeooo:rsid="017b9517"/>
    </style:style>
    <style:style style:name="T227" style:family="text">
      <style:text-properties fo:color="#000000" fo:language="en" fo:country="US" officeooo:rsid="019a456d"/>
    </style:style>
    <style:style style:name="T228" style:family="text">
      <style:text-properties fo:color="#000000" fo:language="en" fo:country="US" officeooo:rsid="017f3f9c"/>
    </style:style>
    <style:style style:name="T229" style:family="text">
      <style:text-properties fo:color="#000000" fo:language="en" fo:country="US" officeooo:rsid="05b45989"/>
    </style:style>
    <style:style style:name="T230" style:family="text">
      <style:text-properties fo:color="#000000" fo:language="en" fo:country="US" officeooo:rsid="05b9ddc7"/>
    </style:style>
    <style:style style:name="T231" style:family="text">
      <style:text-properties fo:color="#000000" fo:language="en" fo:country="US" officeooo:rsid="05bd6204"/>
    </style:style>
    <style:style style:name="T232" style:family="text">
      <style:text-properties fo:color="#000000" fo:language="en" fo:country="US" officeooo:rsid="05eb7daf"/>
    </style:style>
    <style:style style:name="T233" style:family="text">
      <style:text-properties fo:color="#000000" fo:language="en" fo:country="US" officeooo:rsid="0646e6cd"/>
    </style:style>
    <style:style style:name="T234" style:family="text">
      <style:text-properties fo:color="#000000" fo:language="en" fo:country="US" officeooo:rsid="06499d79"/>
    </style:style>
    <style:style style:name="T235" style:family="text">
      <style:text-properties fo:color="#000000" fo:language="en" fo:country="US" officeooo:rsid="064d629d"/>
    </style:style>
    <style:style style:name="T236" style:family="text">
      <style:text-properties fo:color="#000000" fo:language="en" fo:country="US" officeooo:rsid="0614fe93"/>
    </style:style>
    <style:style style:name="T237" style:family="text">
      <style:text-properties fo:color="#000000" fo:language="en" fo:country="US" officeooo:rsid="064fe39c"/>
    </style:style>
    <style:style style:name="T238" style:family="text">
      <style:text-properties fo:color="#000000" fo:language="en" fo:country="US" officeooo:rsid="06730881"/>
    </style:style>
    <style:style style:name="T239" style:family="text">
      <style:text-properties fo:color="#000000" fo:language="en" fo:country="US" officeooo:rsid="0673cc88"/>
    </style:style>
    <style:style style:name="T240" style:family="text">
      <style:text-properties fo:color="#000000" fo:language="en" fo:country="US" officeooo:rsid="06713769"/>
    </style:style>
    <style:style style:name="T241" style:family="text">
      <style:text-properties fo:color="#000000" fo:language="en" fo:country="US" officeooo:rsid="06788877"/>
    </style:style>
    <style:style style:name="T242" style:family="text">
      <style:text-properties fo:color="#000000" fo:language="en" fo:country="US" officeooo:rsid="067ee72b"/>
    </style:style>
    <style:style style:name="T243" style:family="text">
      <style:text-properties fo:color="#000000" fo:language="en" fo:country="US" officeooo:rsid="0676392a"/>
    </style:style>
    <style:style style:name="T244" style:family="text">
      <style:text-properties fo:color="#000000" fo:language="en" fo:country="US" officeooo:rsid="06835d57"/>
    </style:style>
    <style:style style:name="T245" style:family="text">
      <style:text-properties fo:color="#000000" fo:language="en" fo:country="US" officeooo:rsid="0687ca6a"/>
    </style:style>
    <style:style style:name="T246" style:family="text">
      <style:text-properties fo:color="#000000" fo:language="en" fo:country="US" officeooo:rsid="068a243c"/>
    </style:style>
    <style:style style:name="T247" style:family="text">
      <style:text-properties fo:color="#000000" fo:language="en" fo:country="US" officeooo:rsid="068b857e"/>
    </style:style>
    <style:style style:name="T248" style:family="text">
      <style:text-properties fo:color="#000000" fo:language="en" fo:country="US" officeooo:rsid="068c5f70"/>
    </style:style>
    <style:style style:name="T249" style:family="text">
      <style:text-properties fo:color="#000000" officeooo:rsid="04c056e6"/>
    </style:style>
    <style:style style:name="T250" style:family="text">
      <style:text-properties fo:color="#000000" officeooo:rsid="04e413be"/>
    </style:style>
    <style:style style:name="T251" style:family="text">
      <style:text-properties fo:color="#000000" officeooo:rsid="051968d0"/>
    </style:style>
    <style:style style:name="T252" style:family="text">
      <style:text-properties fo:color="#000000" officeooo:rsid="03082e98"/>
    </style:style>
    <style:style style:name="T253" style:family="text">
      <style:text-properties fo:color="#000000" officeooo:rsid="051e4fab"/>
    </style:style>
    <style:style style:name="T254" style:family="text">
      <style:text-properties fo:color="#000000" officeooo:rsid="051efd97"/>
    </style:style>
    <style:style style:name="T255" style:family="text">
      <style:text-properties fo:color="#000000" officeooo:rsid="055086b8"/>
    </style:style>
    <style:style style:name="T256" style:family="text">
      <style:text-properties fo:color="#000000" officeooo:rsid="059479f9"/>
    </style:style>
    <style:style style:name="T257" style:family="text">
      <style:text-properties fo:color="#000000" officeooo:rsid="0596a805"/>
    </style:style>
    <style:style style:name="T258" style:family="text">
      <style:text-properties fo:color="#000000" officeooo:rsid="05c9fb38"/>
    </style:style>
    <style:style style:name="T259" style:family="text">
      <style:text-properties fo:color="#000000" officeooo:rsid="05d41d11"/>
    </style:style>
    <style:style style:name="T260" style:family="text">
      <style:text-properties fo:color="#000000" officeooo:rsid="05d56add"/>
    </style:style>
    <style:style style:name="T261" style:family="text">
      <style:text-properties fo:color="#000000" officeooo:rsid="05d6a415"/>
    </style:style>
    <style:style style:name="T262" style:family="text">
      <style:text-properties fo:color="#000000" officeooo:rsid="05d8a07d"/>
    </style:style>
    <style:style style:name="T263" style:family="text">
      <style:text-properties officeooo:rsid="012827ec"/>
    </style:style>
    <style:style style:name="T264" style:family="text">
      <style:text-properties officeooo:rsid="0129ca90"/>
    </style:style>
    <style:style style:name="T265" style:family="text">
      <style:text-properties officeooo:rsid="012ddb53"/>
    </style:style>
    <style:style style:name="T266" style:family="text">
      <style:text-properties officeooo:rsid="0133ba86"/>
    </style:style>
    <style:style style:name="T267" style:family="text">
      <style:text-properties officeooo:rsid="0138cf97"/>
    </style:style>
    <style:style style:name="T268" style:family="text">
      <style:text-properties officeooo:rsid="01390229"/>
    </style:style>
    <style:style style:name="T269" style:family="text">
      <style:text-properties officeooo:rsid="013a3d52"/>
    </style:style>
    <style:style style:name="T270" style:family="text">
      <style:text-properties officeooo:rsid="0144d77a"/>
    </style:style>
    <style:style style:name="T271" style:family="text">
      <style:text-properties officeooo:rsid="0146d57d"/>
    </style:style>
    <style:style style:name="T272" style:family="text">
      <style:text-properties officeooo:rsid="014d97e6"/>
    </style:style>
    <style:style style:name="T273" style:family="text">
      <style:text-properties officeooo:rsid="014f6173"/>
    </style:style>
    <style:style style:name="T274" style:family="text">
      <style:text-properties officeooo:rsid="01532bf8"/>
    </style:style>
    <style:style style:name="T275" style:family="text">
      <style:text-properties officeooo:rsid="015449c5"/>
    </style:style>
    <style:style style:name="T276" style:family="text">
      <style:text-properties officeooo:rsid="01546b5d"/>
    </style:style>
    <style:style style:name="T277" style:family="text">
      <style:text-properties officeooo:rsid="015484d5"/>
    </style:style>
    <style:style style:name="T278" style:family="text">
      <style:text-properties officeooo:rsid="015713c0"/>
    </style:style>
    <style:style style:name="T279" style:family="text">
      <style:text-properties officeooo:rsid="0157d0e6"/>
    </style:style>
    <style:style style:name="T280" style:family="text">
      <style:text-properties officeooo:rsid="01595f63"/>
    </style:style>
    <style:style style:name="T281" style:family="text">
      <style:text-properties officeooo:rsid="01611aef"/>
    </style:style>
    <style:style style:name="T282" style:family="text">
      <style:text-properties officeooo:rsid="01612ee2"/>
    </style:style>
    <style:style style:name="T283" style:family="text">
      <style:text-properties officeooo:rsid="01641b0c"/>
    </style:style>
    <style:style style:name="T284" style:family="text">
      <style:text-properties officeooo:rsid="01667f81"/>
    </style:style>
    <style:style style:name="T285" style:family="text">
      <style:text-properties officeooo:rsid="0167565f"/>
    </style:style>
    <style:style style:name="T286" style:family="text">
      <style:text-properties officeooo:rsid="016bec2a"/>
    </style:style>
    <style:style style:name="T287" style:family="text">
      <style:text-properties officeooo:rsid="016f64c7"/>
    </style:style>
    <style:style style:name="T288" style:family="text">
      <style:text-properties officeooo:rsid="01749023"/>
    </style:style>
    <style:style style:name="T289" style:family="text">
      <style:text-properties officeooo:rsid="01846367"/>
    </style:style>
    <style:style style:name="T290" style:family="text">
      <style:text-properties officeooo:rsid="018e6f13"/>
    </style:style>
    <style:style style:name="T291" style:family="text">
      <style:text-properties style:font-name="Liberation Sans1" fo:font-size="14.1000003814697pt" fo:font-weight="bold" officeooo:rsid="0421f792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92" style:family="text">
      <style:text-properties style:font-name="Liberation Sans1" fo:font-size="14.1000003814697pt" fo:font-weight="bold" officeooo:rsid="045531f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93" style:family="text">
      <style:text-properties style:font-name="Liberation Sans1" fo:font-size="14.1000003814697pt" fo:font-weight="bold" officeooo:rsid="0496424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94" style:family="text">
      <style:text-properties style:font-name="Liberation Sans1" fo:font-size="14.1000003814697pt" fo:font-weight="bold" officeooo:rsid="058fb683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95" style:family="text">
      <style:text-properties style:font-name="Liberation Sans1" fo:font-size="14.1000003814697pt" fo:language="en" fo:country="US" fo:font-weight="bold" officeooo:rsid="058fb683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96" style:family="text">
      <style:text-properties officeooo:rsid="019cb8a3"/>
    </style:style>
    <style:style style:name="T297" style:family="text">
      <style:text-properties officeooo:rsid="01cefb3c"/>
    </style:style>
    <style:style style:name="T298" style:family="text">
      <style:text-properties officeooo:rsid="01d75805"/>
    </style:style>
    <style:style style:name="T299" style:family="text">
      <style:text-properties officeooo:rsid="01e1a9ab"/>
    </style:style>
    <style:style style:name="T300" style:family="text">
      <style:text-properties officeooo:rsid="01e2f7b1"/>
    </style:style>
    <style:style style:name="T301" style:family="text">
      <style:text-properties officeooo:rsid="01e69618"/>
    </style:style>
    <style:style style:name="T302" style:family="text">
      <style:text-properties officeooo:rsid="01ea550b"/>
    </style:style>
    <style:style style:name="T303" style:family="text">
      <style:text-properties officeooo:rsid="01f3e225"/>
    </style:style>
    <style:style style:name="T304" style:family="text">
      <style:text-properties officeooo:rsid="01f78dab"/>
    </style:style>
    <style:style style:name="T305" style:family="text">
      <style:text-properties officeooo:rsid="02891533"/>
    </style:style>
    <style:style style:name="T306" style:family="text">
      <style:text-properties officeooo:rsid="028b3ecf"/>
    </style:style>
    <style:style style:name="T307" style:family="text">
      <style:text-properties officeooo:rsid="02adce5d"/>
    </style:style>
    <style:style style:name="T308" style:family="text">
      <style:text-properties officeooo:rsid="02d040a1"/>
    </style:style>
    <style:style style:name="T309" style:family="text">
      <style:text-properties officeooo:rsid="02d5abf9"/>
    </style:style>
    <style:style style:name="T310" style:family="text">
      <style:text-properties officeooo:rsid="02d5f229"/>
    </style:style>
    <style:style style:name="T311" style:family="text">
      <style:text-properties officeooo:rsid="02f73fe4"/>
    </style:style>
    <style:style style:name="T312" style:family="text">
      <style:text-properties officeooo:rsid="033af4a5"/>
    </style:style>
    <style:style style:name="T313" style:family="text">
      <style:text-properties officeooo:rsid="033d7301"/>
    </style:style>
    <style:style style:name="T314" style:family="text">
      <style:text-properties officeooo:rsid="033d9213"/>
    </style:style>
    <style:style style:name="T315" style:family="text">
      <style:text-properties officeooo:rsid="0343fe73"/>
    </style:style>
    <style:style style:name="T316" style:family="text">
      <style:text-properties officeooo:rsid="0371a3b0"/>
    </style:style>
    <style:style style:name="T317" style:family="text">
      <style:text-properties officeooo:rsid="0373a9b3"/>
    </style:style>
    <style:style style:name="T318" style:family="text">
      <style:text-properties officeooo:rsid="03753691"/>
    </style:style>
    <style:style style:name="T319" style:family="text">
      <style:text-properties officeooo:rsid="03762c93"/>
    </style:style>
    <style:style style:name="T320" style:family="text">
      <style:text-properties officeooo:rsid="03772cc4"/>
    </style:style>
    <style:style style:name="T321" style:family="text">
      <style:text-properties officeooo:rsid="0378f28a"/>
    </style:style>
    <style:style style:name="T322" style:family="text">
      <style:text-properties officeooo:rsid="0380f956"/>
    </style:style>
    <style:style style:name="T323" style:family="text">
      <style:text-properties officeooo:rsid="03870df6"/>
    </style:style>
    <style:style style:name="T324" style:family="text">
      <style:text-properties officeooo:rsid="0394a3fd"/>
    </style:style>
    <style:style style:name="T325" style:family="text">
      <style:text-properties officeooo:rsid="0394ab4b"/>
    </style:style>
    <style:style style:name="T326" style:family="text">
      <style:text-properties officeooo:rsid="03964d5a"/>
    </style:style>
    <style:style style:name="T327" style:family="text">
      <style:text-properties officeooo:rsid="03a68f3c"/>
    </style:style>
    <style:style style:name="T328" style:family="text">
      <style:text-properties officeooo:rsid="03acbaee"/>
    </style:style>
    <style:style style:name="T329" style:family="text">
      <style:text-properties officeooo:rsid="03acf0d3"/>
    </style:style>
    <style:style style:name="T330" style:family="text">
      <style:text-properties officeooo:rsid="03af410d"/>
    </style:style>
    <style:style style:name="T331" style:family="text">
      <style:text-properties officeooo:rsid="03b55683"/>
    </style:style>
    <style:style style:name="T332" style:family="text">
      <style:text-properties officeooo:rsid="03b9da2d"/>
    </style:style>
    <style:style style:name="T333" style:family="text">
      <style:text-properties officeooo:rsid="03bac5fc"/>
    </style:style>
    <style:style style:name="T334" style:family="text">
      <style:text-properties officeooo:rsid="03e02d70"/>
    </style:style>
    <style:style style:name="T335" style:family="text">
      <style:text-properties officeooo:rsid="03e13ab4"/>
    </style:style>
    <style:style style:name="T336" style:family="text">
      <style:text-properties officeooo:rsid="03e75381"/>
    </style:style>
    <style:style style:name="T337" style:family="text">
      <style:text-properties officeooo:rsid="03e8b12d"/>
    </style:style>
    <style:style style:name="T338" style:family="text">
      <style:text-properties officeooo:rsid="03e90695"/>
    </style:style>
    <style:style style:name="T339" style:family="text">
      <style:text-properties officeooo:rsid="03ef1436"/>
    </style:style>
    <style:style style:name="T340" style:family="text">
      <style:text-properties officeooo:rsid="0406b637"/>
    </style:style>
    <style:style style:name="T341" style:family="text">
      <style:text-properties officeooo:rsid="04111ef2"/>
    </style:style>
    <style:style style:name="T342" style:family="text">
      <style:text-properties officeooo:rsid="03ca102f"/>
    </style:style>
    <style:style style:name="T343" style:family="text">
      <style:text-properties officeooo:rsid="03cc2954"/>
    </style:style>
    <style:style style:name="T344" style:family="text">
      <style:text-properties officeooo:rsid="0415c079"/>
    </style:style>
    <style:style style:name="T345" style:family="text">
      <style:text-properties officeooo:rsid="03cd1944"/>
    </style:style>
    <style:style style:name="T346" style:family="text">
      <style:text-properties officeooo:rsid="03e9ca2e"/>
    </style:style>
    <style:style style:name="T347" style:family="text">
      <style:text-properties officeooo:rsid="03f472bd"/>
    </style:style>
    <style:style style:name="T348" style:family="text">
      <style:text-properties officeooo:rsid="042d178e"/>
    </style:style>
    <style:style style:name="T349" style:family="text">
      <style:text-properties officeooo:rsid="0457992b"/>
    </style:style>
    <style:style style:name="T350" style:family="text">
      <style:text-properties officeooo:rsid="045be1bd"/>
    </style:style>
    <style:style style:name="T351" style:family="text">
      <style:text-properties officeooo:rsid="0178226a"/>
    </style:style>
    <style:style style:name="T352" style:family="text">
      <style:text-properties officeooo:rsid="017e34a9"/>
    </style:style>
    <style:style style:name="T353" style:family="text">
      <style:text-properties officeooo:rsid="017b9517"/>
    </style:style>
    <style:style style:name="T354" style:family="text">
      <style:text-properties officeooo:rsid="019a456d"/>
    </style:style>
    <style:style style:name="T355" style:family="text">
      <style:text-properties officeooo:rsid="017f3f9c"/>
    </style:style>
    <style:style style:name="T356" style:family="text">
      <style:text-properties officeooo:rsid="04669932"/>
    </style:style>
    <style:style style:name="T357" style:family="text">
      <style:text-properties officeooo:rsid="04725865"/>
    </style:style>
    <style:style style:name="T358" style:family="text">
      <style:text-properties officeooo:rsid="04955874"/>
    </style:style>
    <style:style style:name="T359" style:family="text">
      <style:text-properties officeooo:rsid="0496424d"/>
    </style:style>
    <style:style style:name="T360" style:family="text">
      <style:text-properties officeooo:rsid="04971d40"/>
    </style:style>
    <style:style style:name="T361" style:family="text">
      <style:text-properties officeooo:rsid="0499d543"/>
    </style:style>
    <style:style style:name="T362" style:family="text">
      <style:text-properties officeooo:rsid="04a411e6"/>
    </style:style>
    <style:style style:name="T363" style:family="text">
      <style:text-properties officeooo:rsid="04a50760"/>
    </style:style>
    <style:style style:name="T364" style:family="text">
      <style:text-properties officeooo:rsid="04a657c8"/>
    </style:style>
    <style:style style:name="T365" style:family="text">
      <style:text-properties officeooo:rsid="04a71f46"/>
    </style:style>
    <style:style style:name="T366" style:family="text">
      <style:text-properties officeooo:rsid="04a91a2a"/>
    </style:style>
    <style:style style:name="T367" style:family="text">
      <style:text-properties fo:language="en" fo:country="US"/>
    </style:style>
    <style:style style:name="T368" style:family="text">
      <style:text-properties fo:language="en" fo:country="US" officeooo:rsid="02d5f229"/>
    </style:style>
    <style:style style:name="T369" style:family="text">
      <style:text-properties fo:language="en" fo:country="US" officeooo:rsid="04d3d02b"/>
    </style:style>
    <style:style style:name="T370" style:family="text">
      <style:text-properties fo:language="en" fo:country="US" officeooo:rsid="04d3f086"/>
    </style:style>
    <style:style style:name="T371" style:family="text">
      <style:text-properties fo:language="en" fo:country="US" officeooo:rsid="0403661d"/>
    </style:style>
    <style:style style:name="T372" style:family="text">
      <style:text-properties fo:language="en" fo:country="US" officeooo:rsid="00711d2e"/>
    </style:style>
    <style:style style:name="T373" style:family="text">
      <style:text-properties fo:language="en" fo:country="US" officeooo:rsid="02b59658"/>
    </style:style>
    <style:style style:name="T374" style:family="text">
      <style:text-properties fo:language="en" fo:country="US" officeooo:rsid="00fcf917"/>
    </style:style>
    <style:style style:name="T375" style:family="text">
      <style:text-properties fo:language="en" fo:country="US" officeooo:rsid="03e75381"/>
    </style:style>
    <style:style style:name="T376" style:family="text">
      <style:text-properties fo:language="en" fo:country="US" officeooo:rsid="00d662d1"/>
    </style:style>
    <style:style style:name="T377" style:family="text">
      <style:text-properties fo:language="en" fo:country="US" officeooo:rsid="03e4cba8"/>
    </style:style>
    <style:style style:name="T378" style:family="text">
      <style:text-properties fo:language="en" fo:country="US" officeooo:rsid="04d65f1c"/>
    </style:style>
    <style:style style:name="T379" style:family="text">
      <style:text-properties fo:language="en" fo:country="US" officeooo:rsid="04d66ac8"/>
    </style:style>
    <style:style style:name="T380" style:family="text">
      <style:text-properties fo:language="en" fo:country="US" officeooo:rsid="02836b36"/>
    </style:style>
    <style:style style:name="T381" style:family="text">
      <style:text-properties fo:language="en" fo:country="US" officeooo:rsid="0284a039"/>
    </style:style>
    <style:style style:name="T382" style:family="text">
      <style:text-properties fo:language="en" fo:country="US" officeooo:rsid="040db37e"/>
    </style:style>
    <style:style style:name="T383" style:family="text">
      <style:text-properties fo:language="en" fo:country="US" officeooo:rsid="04d6be98"/>
    </style:style>
    <style:style style:name="T384" style:family="text">
      <style:text-properties fo:language="en" fo:country="US" officeooo:rsid="04e239ab"/>
    </style:style>
    <style:style style:name="T385" style:family="text">
      <style:text-properties fo:language="en" fo:country="US" officeooo:rsid="04e3c746"/>
    </style:style>
    <style:style style:name="T386" style:family="text">
      <style:text-properties fo:language="en" fo:country="US" officeooo:rsid="01cefb3c"/>
    </style:style>
    <style:style style:name="T387" style:family="text">
      <style:text-properties fo:language="en" fo:country="US" officeooo:rsid="00eb52b9"/>
    </style:style>
    <style:style style:name="T388" style:family="text">
      <style:text-properties fo:language="en" fo:country="US" officeooo:rsid="00ed00e6"/>
    </style:style>
    <style:style style:name="T389" style:family="text">
      <style:text-properties fo:language="en" fo:country="US" officeooo:rsid="04e8b7ec"/>
    </style:style>
    <style:style style:name="T390" style:family="text">
      <style:text-properties fo:language="en" fo:country="US" officeooo:rsid="010d57eb"/>
    </style:style>
    <style:style style:name="T391" style:family="text">
      <style:text-properties fo:language="en" fo:country="US" officeooo:rsid="010dc4b0"/>
    </style:style>
    <style:style style:name="T392" style:family="text">
      <style:text-properties fo:language="en" fo:country="US" officeooo:rsid="04e94f64"/>
    </style:style>
    <style:style style:name="T393" style:family="text">
      <style:text-properties fo:language="en" fo:country="US" officeooo:rsid="04ea24c3"/>
    </style:style>
    <style:style style:name="T394" style:family="text">
      <style:text-properties fo:language="en" fo:country="US" officeooo:rsid="0526ced1"/>
    </style:style>
    <style:style style:name="T395" style:family="text">
      <style:text-properties fo:language="en" fo:country="US" officeooo:rsid="052d49e5"/>
    </style:style>
    <style:style style:name="T396" style:family="text">
      <style:text-properties fo:language="en" fo:country="US" officeooo:rsid="052d816b"/>
    </style:style>
    <style:style style:name="T397" style:family="text">
      <style:text-properties fo:language="en" fo:country="US" officeooo:rsid="02a24351"/>
    </style:style>
    <style:style style:name="T398" style:family="text">
      <style:text-properties fo:language="en" fo:country="US" officeooo:rsid="056d9330"/>
    </style:style>
    <style:style style:name="T399" style:family="text">
      <style:text-properties fo:language="en" fo:country="US" officeooo:rsid="056fa372"/>
    </style:style>
    <style:style style:name="T400" style:family="text">
      <style:text-properties fo:language="en" fo:country="US" officeooo:rsid="05701979"/>
    </style:style>
    <style:style style:name="T401" style:family="text">
      <style:text-properties fo:language="en" fo:country="US" officeooo:rsid="0571fb73"/>
    </style:style>
    <style:style style:name="T402" style:family="text">
      <style:text-properties fo:language="en" fo:country="US" officeooo:rsid="05762c88"/>
    </style:style>
    <style:style style:name="T403" style:family="text">
      <style:text-properties fo:language="en" fo:country="US" officeooo:rsid="057842cd"/>
    </style:style>
    <style:style style:name="T404" style:family="text">
      <style:text-properties fo:language="en" fo:country="US" officeooo:rsid="057add11"/>
    </style:style>
    <style:style style:name="T405" style:family="text">
      <style:text-properties fo:language="en" fo:country="US" officeooo:rsid="057c8f34"/>
    </style:style>
    <style:style style:name="T406" style:family="text">
      <style:text-properties fo:language="en" fo:country="US" officeooo:rsid="057dbb16"/>
    </style:style>
    <style:style style:name="T407" style:family="text">
      <style:text-properties fo:language="en" fo:country="US" officeooo:rsid="057e6323"/>
    </style:style>
    <style:style style:name="T408" style:family="text">
      <style:text-properties fo:language="en" fo:country="US" officeooo:rsid="0580f794"/>
    </style:style>
    <style:style style:name="T409" style:family="text">
      <style:text-properties fo:language="en" fo:country="US" officeooo:rsid="0581cf3f"/>
    </style:style>
    <style:style style:name="T410" style:family="text">
      <style:text-properties fo:language="en" fo:country="US" officeooo:rsid="0585dd1e"/>
    </style:style>
    <style:style style:name="T411" style:family="text">
      <style:text-properties fo:language="en" fo:country="US" officeooo:rsid="05896b8e"/>
    </style:style>
    <style:style style:name="T412" style:family="text">
      <style:text-properties fo:language="en" fo:country="US" officeooo:rsid="058b4c18"/>
    </style:style>
    <style:style style:name="T413" style:family="text">
      <style:text-properties fo:language="en" fo:country="US" officeooo:rsid="058d07aa"/>
    </style:style>
    <style:style style:name="T414" style:family="text">
      <style:text-properties fo:language="en" fo:country="US" officeooo:rsid="058e323d"/>
    </style:style>
    <style:style style:name="T415" style:family="text">
      <style:text-properties fo:language="en" fo:country="US" officeooo:rsid="05910876"/>
    </style:style>
    <style:style style:name="T416" style:family="text">
      <style:text-properties fo:language="en" fo:country="US" officeooo:rsid="05924299"/>
    </style:style>
    <style:style style:name="T417" style:family="text">
      <style:text-properties fo:language="en" fo:country="US" officeooo:rsid="05b62059"/>
    </style:style>
    <style:style style:name="T418" style:family="text">
      <style:text-properties fo:language="en" fo:country="US" officeooo:rsid="05b98c3e"/>
    </style:style>
    <style:style style:name="T419" style:family="text">
      <style:text-properties fo:language="en" fo:country="US" officeooo:rsid="05beaf42"/>
    </style:style>
    <style:style style:name="T420" style:family="text">
      <style:text-properties fo:language="en" fo:country="US" officeooo:rsid="05eb7daf"/>
    </style:style>
    <style:style style:name="T421" style:family="text">
      <style:text-properties fo:language="en" fo:country="US" officeooo:rsid="05ec3d21"/>
    </style:style>
    <style:style style:name="T422" style:family="text">
      <style:text-properties fo:language="en" fo:country="US" officeooo:rsid="05f48b92"/>
    </style:style>
    <style:style style:name="T423" style:family="text">
      <style:text-properties fo:language="en" fo:country="US" officeooo:rsid="05f63606"/>
    </style:style>
    <style:style style:name="T424" style:family="text">
      <style:text-properties fo:language="en" fo:country="US" officeooo:rsid="05f835f2"/>
    </style:style>
    <style:style style:name="T425" style:family="text">
      <style:text-properties fo:language="en" fo:country="US" officeooo:rsid="05f9dc9f"/>
    </style:style>
    <style:style style:name="T426" style:family="text">
      <style:text-properties fo:language="en" fo:country="US" officeooo:rsid="05fa86c1"/>
    </style:style>
    <style:style style:name="T427" style:family="text">
      <style:text-properties fo:language="en" fo:country="US" officeooo:rsid="05fb6f47"/>
    </style:style>
    <style:style style:name="T428" style:family="text">
      <style:text-properties fo:language="en" fo:country="US" officeooo:rsid="0601af90"/>
    </style:style>
    <style:style style:name="T429" style:family="text">
      <style:text-properties fo:language="en" fo:country="US" officeooo:rsid="0602e38c"/>
    </style:style>
    <style:style style:name="T430" style:family="text">
      <style:text-properties fo:language="en" fo:country="US" officeooo:rsid="056d0fe2"/>
    </style:style>
    <style:style style:name="T431" style:family="text">
      <style:text-properties fo:language="en" fo:country="US" officeooo:rsid="0605b663"/>
    </style:style>
    <style:style style:name="T432" style:family="text">
      <style:text-properties fo:language="en" fo:country="US" officeooo:rsid="0606119f"/>
    </style:style>
    <style:style style:name="T433" style:family="text">
      <style:text-properties fo:language="en" fo:country="US" officeooo:rsid="0608e507"/>
    </style:style>
    <style:style style:name="T434" style:family="text">
      <style:text-properties fo:language="en" fo:country="US" officeooo:rsid="06092076"/>
    </style:style>
    <style:style style:name="T435" style:family="text">
      <style:text-properties fo:language="en" fo:country="US" officeooo:rsid="05f87cb4"/>
    </style:style>
    <style:style style:name="T436" style:family="text">
      <style:text-properties fo:language="en" fo:country="US" officeooo:rsid="060ef664"/>
    </style:style>
    <style:style style:name="T437" style:family="text">
      <style:text-properties fo:language="en" fo:country="US" officeooo:rsid="0617ae65"/>
    </style:style>
    <style:style style:name="T438" style:family="text">
      <style:text-properties fo:language="en" fo:country="US" officeooo:rsid="0619d32c"/>
    </style:style>
    <style:style style:name="T439" style:family="text">
      <style:text-properties fo:language="en" fo:country="US" officeooo:rsid="061abf25"/>
    </style:style>
    <style:style style:name="T440" style:family="text">
      <style:text-properties fo:language="en" fo:country="US" officeooo:rsid="061ca321"/>
    </style:style>
    <style:style style:name="T441" style:family="text">
      <style:text-properties fo:language="en" fo:country="US" officeooo:rsid="061cba10"/>
    </style:style>
    <style:style style:name="T442" style:family="text">
      <style:text-properties fo:language="en" fo:country="US" officeooo:rsid="0622204d"/>
    </style:style>
    <style:style style:name="T443" style:family="text">
      <style:text-properties fo:language="en" fo:country="US" officeooo:rsid="0635c56d"/>
    </style:style>
    <style:style style:name="T444" style:family="text">
      <style:text-properties fo:language="en" fo:country="US" officeooo:rsid="0636a95b"/>
    </style:style>
    <style:style style:name="T445" style:family="text">
      <style:text-properties officeooo:rsid="04bbc4c6"/>
    </style:style>
    <style:style style:name="T446" style:family="text">
      <style:text-properties officeooo:rsid="04d140c1"/>
    </style:style>
    <style:style style:name="T447" style:family="text">
      <style:text-properties officeooo:rsid="04d57c81"/>
    </style:style>
    <style:style style:name="T448" style:family="text">
      <style:text-properties officeooo:rsid="04d9d7fc"/>
    </style:style>
    <style:style style:name="T449" style:family="text">
      <style:text-properties officeooo:rsid="04db3d86"/>
    </style:style>
    <style:style style:name="T450" style:family="text">
      <style:text-properties officeooo:rsid="04e04d90"/>
    </style:style>
    <style:style style:name="T451" style:family="text">
      <style:text-properties officeooo:rsid="04e84fc1"/>
    </style:style>
    <style:style style:name="T452" style:family="text">
      <style:text-properties officeooo:rsid="04e94f64"/>
    </style:style>
    <style:style style:name="T453" style:family="text">
      <style:text-properties officeooo:rsid="04f44f7e"/>
    </style:style>
    <style:style style:name="T454" style:family="text">
      <style:text-properties officeooo:rsid="04f4edaa"/>
    </style:style>
    <style:style style:name="T455" style:family="text">
      <style:text-properties officeooo:rsid="04f64b47"/>
    </style:style>
    <style:style style:name="T456" style:family="text">
      <style:text-properties officeooo:rsid="04f939e6"/>
    </style:style>
    <style:style style:name="T457" style:family="text">
      <style:text-properties officeooo:rsid="04fcef66"/>
    </style:style>
    <style:style style:name="T458" style:family="text">
      <style:text-properties officeooo:rsid="04fd327a"/>
    </style:style>
    <style:style style:name="T459" style:family="text">
      <style:text-properties officeooo:rsid="04fd76ee"/>
    </style:style>
    <style:style style:name="T460" style:family="text">
      <style:text-properties officeooo:rsid="04ff2240"/>
    </style:style>
    <style:style style:name="T461" style:family="text">
      <style:text-properties officeooo:rsid="05010240"/>
    </style:style>
    <style:style style:name="T462" style:family="text">
      <style:text-properties officeooo:rsid="0502e4b5"/>
    </style:style>
    <style:style style:name="T463" style:family="text">
      <style:text-properties officeooo:rsid="0503eecb"/>
    </style:style>
    <style:style style:name="T464" style:family="text">
      <style:text-properties officeooo:rsid="050594f7"/>
    </style:style>
    <style:style style:name="T465" style:family="text">
      <style:text-properties officeooo:rsid="05081e4f"/>
    </style:style>
    <style:style style:name="T466" style:family="text">
      <style:text-properties officeooo:rsid="050953e7"/>
    </style:style>
    <style:style style:name="T467" style:family="text">
      <style:text-properties officeooo:rsid="050bcd5b"/>
    </style:style>
    <style:style style:name="T468" style:family="text">
      <style:text-properties officeooo:rsid="050e7437"/>
    </style:style>
    <style:style style:name="T469" style:family="text">
      <style:text-properties officeooo:rsid="050f2245"/>
    </style:style>
    <style:style style:name="T470" style:family="text">
      <style:text-properties officeooo:rsid="0511c210"/>
    </style:style>
    <style:style style:name="T471" style:family="text">
      <style:text-properties officeooo:rsid="0512b2ea"/>
    </style:style>
    <style:style style:name="T472" style:family="text">
      <style:text-properties officeooo:rsid="051a8213"/>
    </style:style>
    <style:style style:name="T473" style:family="text">
      <style:text-properties officeooo:rsid="05239194"/>
    </style:style>
    <style:style style:name="T474" style:family="text">
      <style:text-properties officeooo:rsid="05294916"/>
    </style:style>
    <style:style style:name="T475" style:family="text">
      <style:text-properties officeooo:rsid="052f694c"/>
    </style:style>
    <style:style style:name="T476" style:family="text">
      <style:text-properties officeooo:rsid="0535716f"/>
    </style:style>
    <style:style style:name="T477" style:family="text">
      <style:text-properties officeooo:rsid="0538120d"/>
    </style:style>
    <style:style style:name="T478" style:family="text">
      <style:text-properties officeooo:rsid="05385719"/>
    </style:style>
    <style:style style:name="T479" style:family="text">
      <style:text-properties officeooo:rsid="054058f0"/>
    </style:style>
    <style:style style:name="T480" style:family="text">
      <style:text-properties officeooo:rsid="054512b3"/>
    </style:style>
    <style:style style:name="T481" style:family="text">
      <style:text-properties officeooo:rsid="054a1f58"/>
    </style:style>
    <style:style style:name="T482" style:family="text">
      <style:text-properties officeooo:rsid="058c40d2"/>
    </style:style>
    <style:style style:name="T483" style:family="text">
      <style:text-properties officeooo:rsid="0593b396"/>
    </style:style>
    <style:style style:name="T484" style:family="text">
      <style:text-properties officeooo:rsid="0594343e"/>
    </style:style>
    <style:style style:name="T485" style:family="text">
      <style:text-properties officeooo:rsid="059479f9"/>
    </style:style>
    <style:style style:name="T486" style:family="text">
      <style:text-properties officeooo:rsid="059a84db"/>
    </style:style>
    <style:style style:name="T487" style:family="text">
      <style:text-properties officeooo:rsid="05ab5098"/>
    </style:style>
    <style:style style:name="T488" style:family="text">
      <style:text-properties officeooo:rsid="05adc70b"/>
    </style:style>
    <style:style style:name="T489" style:family="text">
      <style:text-properties officeooo:rsid="05b21c0e"/>
    </style:style>
    <style:style style:name="T490" style:family="text">
      <style:text-properties officeooo:rsid="05c9fb38"/>
    </style:style>
    <style:style style:name="T491" style:family="text">
      <style:text-properties officeooo:rsid="05cacd27"/>
    </style:style>
    <style:style style:name="T492" style:family="text">
      <style:text-properties officeooo:rsid="05e48408"/>
    </style:style>
    <style:style style:name="T493" style:family="text">
      <style:text-properties officeooo:rsid="05ee62fb"/>
    </style:style>
    <style:style style:name="T494" style:family="text">
      <style:text-properties officeooo:rsid="05faa9d7"/>
    </style:style>
    <style:style style:name="T495" style:family="text">
      <style:text-properties officeooo:rsid="060b3c45"/>
    </style:style>
    <style:style style:name="T496" style:family="text">
      <style:text-properties officeooo:rsid="060bd8d7"/>
    </style:style>
    <style:style style:name="T497" style:family="text">
      <style:text-properties officeooo:rsid="060ef664"/>
    </style:style>
    <style:style style:name="T498" style:family="text">
      <style:text-properties officeooo:rsid="06185a4f"/>
    </style:style>
    <style:style style:name="T499" style:family="text">
      <style:text-properties officeooo:rsid="0619d32c"/>
    </style:style>
    <style:style style:name="T500" style:family="text">
      <style:text-properties officeooo:rsid="06204ac9"/>
    </style:style>
    <style:style style:name="T501" style:family="text">
      <style:text-properties officeooo:rsid="0645dff8"/>
    </style:style>
    <style:style style:name="T502" style:family="text">
      <style:text-properties officeooo:rsid="06499d79"/>
    </style:style>
    <style:style style:name="T503" style:family="text">
      <style:text-properties officeooo:rsid="064e64fb"/>
    </style:style>
    <style:style style:name="T504" style:family="text">
      <style:text-properties officeooo:rsid="04f0ba2e"/>
    </style:style>
    <style:style style:name="T505" style:family="text">
      <style:text-properties officeooo:rsid="0668820a"/>
    </style:style>
    <style:style style:name="T506" style:family="text">
      <style:text-properties officeooo:rsid="068a243c"/>
    </style:style>
    <style:style style:name="T507" style:family="text">
      <style:text-properties officeooo:rsid="068b857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Índex de continguts1">
        <text:table-of-content-source text:outline-level="4">
          <text:index-title-template text:style-name="Contents_20_Heading">Índex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Contents_20_Heading">Índex de continguts</text:p>
          </text:index-title>
          <text:p text:style-name="P294"><text:a xlink:type="simple" xlink:href="#__RefHeading___Toc1417_906975383" text:style-name="Index_20_Link" text:visited-style-name="Index_20_Link">What to do<text:tab/>3</text:a></text:p>
          <text:p text:style-name="P295"><text:a xlink:type="simple" xlink:href="#__RefHeading___Toc1423_906975383" text:style-name="Index_20_Link" text:visited-style-name="Index_20_Link">Soulshared Arrays<text:tab/>4</text:a></text:p>
          <text:p text:style-name="P296"><text:a xlink:type="simple" xlink:href="#__RefHeading___Toc5163_1210443566" text:style-name="Index_20_Link" text:visited-style-name="Index_20_Link">Overview<text:tab/>4</text:a></text:p>
          <text:p text:style-name="P296"><text:a xlink:type="simple" xlink:href="#__RefHeading___Toc2348_3936994408" text:style-name="Index_20_Link" text:visited-style-name="Index_20_Link">SHR_arrayDim<text:tab/>5</text:a></text:p>
          <text:p text:style-name="P296"><text:a xlink:type="simple" xlink:href="#__RefHeading___Toc2350_3936994408" text:style-name="Index_20_Link" text:visited-style-name="Index_20_Link">SHR_array<text:tab/>5</text:a></text:p>
          <text:p text:style-name="P296"><text:a xlink:type="simple" xlink:href="#__RefHeading___Toc2399_3936994408" text:style-name="Index_20_Link" text:visited-style-name="Index_20_Link">SHR_arrayGrid (shr_array)<text:tab/>6</text:a></text:p>
          <text:p text:style-name="P297"><text:a xlink:type="simple" xlink:href="#__RefHeading___Toc2401_3936994408" text:style-name="Index_20_Link" text:visited-style-name="Index_20_Link">SHR_arrayGridFull<text:tab/>6</text:a></text:p>
          <text:p text:style-name="P297"><text:a xlink:type="simple" xlink:href="#__RefHeading___Toc2403_3936994408" text:style-name="Index_20_Link" text:visited-style-name="Index_20_Link">SHR_arrayGridSlim<text:tab/>6</text:a></text:p>
          <text:p text:style-name="P296"><text:a xlink:type="simple" xlink:href="#__RefHeading___Toc2360_3936994408" text:style-name="Index_20_Link" text:visited-style-name="Index_20_Link">SHR_arrayIntegration<text:tab/>6</text:a></text:p>
          <text:p text:style-name="P297"><text:a xlink:type="simple" xlink:href="#__RefHeading___Toc5828_3493864717" text:style-name="Index_20_Link" text:visited-style-name="Index_20_Link">Potential improvements<text:tab/>7</text:a></text:p>
          <text:p text:style-name="P296"><text:a xlink:type="simple" xlink:href="#__RefHeading___Toc3809_124617398" text:style-name="Index_20_Link" text:visited-style-name="Index_20_Link">SHR_arrayInterpolation<text:tab/>7</text:a></text:p>
          <text:p text:style-name="P296"><text:a xlink:type="simple" xlink:href="#__RefHeading___Toc2405_3936994408" text:style-name="Index_20_Link" text:visited-style-name="Index_20_Link">SHR_arrayDistributed<text:tab/>8</text:a></text:p>
          <text:p text:style-name="P297"><text:a xlink:type="simple" xlink:href="#__RefHeading___Toc2407_3936994408" text:style-name="Index_20_Link" text:visited-style-name="Index_20_Link">shr_arrayDist<text:tab/>8</text:a></text:p>
          <text:p text:style-name="P297"><text:a xlink:type="simple" xlink:href="#__RefHeading___Toc2413_3936994408" text:style-name="Index_20_Link" text:visited-style-name="Index_20_Link">shr_arrayDistGridSlim<text:tab/>9</text:a></text:p>
          <text:p text:style-name="P297"><text:a xlink:type="simple" xlink:href="#__RefHeading___Toc2415_3936994408" text:style-name="Index_20_Link" text:visited-style-name="Index_20_Link">shr_arrayDistIntegration<text:tab/>9</text:a></text:p>
          <text:p text:style-name="P295"><text:a xlink:type="simple" xlink:href="#__RefHeading___Toc1427_906975383" text:style-name="Index_20_Link" text:visited-style-name="Index_20_Link">Soulshared Grid<text:tab/>10</text:a></text:p>
          <text:p text:style-name="P296"><text:a xlink:type="simple" xlink:href="#__RefHeading___Toc5834_3493864717" text:style-name="Index_20_Link" text:visited-style-name="Index_20_Link">Overview<text:tab/>10</text:a></text:p>
          <text:p text:style-name="P296"><text:a xlink:type="simple" xlink:href="#__RefHeading___Toc4089_2815469592" text:style-name="Index_20_Link" text:visited-style-name="Index_20_Link">Mask<text:tab/>10</text:a></text:p>
          <text:p text:style-name="P297"><text:a xlink:type="simple" xlink:href="#__RefHeading___Toc4091_2815469592" text:style-name="Index_20_Link" text:visited-style-name="Index_20_Link">shr_mask<text:tab/>10</text:a></text:p>
          <text:p text:style-name="P297"><text:a xlink:type="simple" xlink:href="#__RefHeading___Toc4093_2815469592" text:style-name="Index_20_Link" text:visited-style-name="Index_20_Link">shr_maskClusters<text:tab/>10</text:a></text:p>
          <text:p text:style-name="P297"><text:a xlink:type="simple" xlink:href="#__RefHeading___Toc4095_2815469592" text:style-name="Index_20_Link" text:visited-style-name="Index_20_Link">shr_maskIndices<text:tab/>10</text:a></text:p>
          <text:p text:style-name="P296"><text:a xlink:type="simple" xlink:href="#__RefHeading___Toc5830_3493864717" text:style-name="Index_20_Link" text:visited-style-name="Index_20_Link">Axis<text:tab/>10</text:a></text:p>
          <text:p text:style-name="P297"><text:a xlink:type="simple" xlink:href="#__RefHeading___Toc5660_529384022" text:style-name="Index_20_Link" text:visited-style-name="Index_20_Link">gAxisBounds<text:tab/>10</text:a></text:p>
          <text:p text:style-name="P297"><text:a xlink:type="simple" xlink:href="#__RefHeading___Toc5662_529384022" text:style-name="Index_20_Link" text:visited-style-name="Index_20_Link">gAxisCell<text:tab/>10</text:a></text:p>
          <text:p text:style-name="P297"><text:a xlink:type="simple" xlink:href="#__RefHeading___Toc5171_1210443566" text:style-name="Index_20_Link" text:visited-style-name="Index_20_Link">gAxis<text:tab/>11</text:a></text:p>
          <text:p text:style-name="P297"><text:a xlink:type="simple" xlink:href="#__RefHeading___Toc5719_3493864717" text:style-name="Index_20_Link" text:visited-style-name="Index_20_Link">gAxisMapping?<text:tab/>11</text:a></text:p>
          <text:p text:style-name="P297"><text:a xlink:type="simple" xlink:href="#__RefHeading___Toc5836_3493864717" text:style-name="Index_20_Link" text:visited-style-name="Index_20_Link">gAxisIndex (gAxisCellIndex)<text:tab/>11</text:a></text:p>
          <text:p text:style-name="P296"><text:a xlink:type="simple" xlink:href="#__RefHeading___Toc5832_3493864717" text:style-name="Index_20_Link" text:visited-style-name="Index_20_Link">Grid<text:tab/>12</text:a></text:p>
          <text:p text:style-name="P297"><text:a xlink:type="simple" xlink:href="#__RefHeading___Toc5838_3493864717" text:style-name="Index_20_Link" text:visited-style-name="Index_20_Link">Overview<text:tab/>12</text:a></text:p>
          <text:p text:style-name="P297"><text:a xlink:type="simple" xlink:href="#__RefHeading___Toc2362_3936994408" text:style-name="Index_20_Link" text:visited-style-name="Index_20_Link">gGrid<text:tab/>13</text:a></text:p>
          <text:p text:style-name="P297"><text:a xlink:type="simple" xlink:href="#__RefHeading___Toc5482_2929691388" text:style-name="Index_20_Link" text:visited-style-name="Index_20_Link">gGridDescriptor<text:tab/>14</text:a></text:p>
          <text:p text:style-name="P297"><text:a xlink:type="simple" xlink:href="#__RefHeading___Toc1429_906975383" text:style-name="Index_20_Link" text:visited-style-name="Index_20_Link">gGridPartition<text:tab/>14</text:a></text:p>
          <text:p text:style-name="P297"><text:a xlink:type="simple" xlink:href="#__RefHeading___Toc1431_906975383" text:style-name="Index_20_Link" text:visited-style-name="Index_20_Link">gGridDomain<text:tab/>15</text:a></text:p>
          <text:p text:style-name="P297"><text:a xlink:type="simple" xlink:href="#__RefHeading___Toc4085_2815469592" text:style-name="Index_20_Link" text:visited-style-name="Index_20_Link">GgridDomainSquared<text:tab/>15</text:a></text:p>
          <text:p text:style-name="P297"><text:a xlink:type="simple" xlink:href="#__RefHeading___Toc4087_2815469592" text:style-name="Index_20_Link" text:visited-style-name="Index_20_Link">gGridDomainToSquaredConvert<text:tab/>15</text:a></text:p>
          <text:p text:style-name="P297"><text:a xlink:type="simple" xlink:href="#__RefHeading___Toc1433_906975383" text:style-name="Index_20_Link" text:visited-style-name="Index_20_Link">gGridBounds<text:tab/>15</text:a></text:p>
          <text:p text:style-name="P297"><text:a xlink:type="simple" xlink:href="#__RefHeading___Toc1435_906975383" text:style-name="Index_20_Link" text:visited-style-name="Index_20_Link">gGridMask<text:tab/>16</text:a></text:p>
          <text:p text:style-name="P297"><text:a xlink:type="simple" xlink:href="#__RefHeading___Toc4097_2815469592" text:style-name="Index_20_Link" text:visited-style-name="Index_20_Link">gGridMaskClusters<text:tab/>16</text:a></text:p>
          <text:p text:style-name="P297"><text:a xlink:type="simple" xlink:href="#__RefHeading___Toc4099_2815469592" text:style-name="Index_20_Link" text:visited-style-name="Index_20_Link">gGridMaskClustersIterator<text:tab/>16</text:a></text:p>
          <text:p text:style-name="P297"><text:a xlink:type="simple" xlink:href="#__RefHeading___Toc5165_1210443566" text:style-name="Index_20_Link" text:visited-style-name="Index_20_Link">gGridcellsMapping<text:tab/>16</text:a></text:p>
          <text:p text:style-name="P297"><text:a xlink:type="simple" xlink:href="#__RefHeading___Toc5840_3493864717" text:style-name="Index_20_Link" text:visited-style-name="Index_20_Link">gGridIndicesMapping<text:tab/>16</text:a></text:p>
          <text:p text:style-name="P297"><text:a xlink:type="simple" xlink:href="#__RefHeading___Toc1437_906975383" text:style-name="Index_20_Link" text:visited-style-name="Index_20_Link">gGridCell<text:tab/>17</text:a></text:p>
          <text:p text:style-name="P297"><text:a xlink:type="simple" xlink:href="#__RefHeading___Toc4101_2815469592" text:style-name="Index_20_Link" text:visited-style-name="Index_20_Link">gGridcellIndex<text:tab/>17</text:a></text:p>
          <text:p text:style-name="P297"><text:a xlink:type="simple" xlink:href="#__RefHeading___Toc1439_906975383" text:style-name="Index_20_Link" text:visited-style-name="Index_20_Link">gCoordinate<text:tab/>17</text:a></text:p>
          <text:p text:style-name="P296"><text:a xlink:type="simple" xlink:href="#__RefHeading___Toc2364_3936994408" text:style-name="Index_20_Link" text:visited-style-name="Index_20_Link">Example<text:tab/>17</text:a></text:p>
          <text:p text:style-name="P294"><text:a xlink:type="simple" xlink:href="#__RefHeading___Toc4596_4067687214" text:style-name="Index_20_Link" text:visited-style-name="Index_20_Link">Design<text:tab/>19</text:a></text:p>
          <text:p text:style-name="P295"><text:a xlink:type="simple" xlink:href="#__RefHeading___Toc9297_459283363" text:style-name="Index_20_Link" text:visited-style-name="Index_20_Link">SoulShared Array<text:tab/>19</text:a></text:p>
          <text:p text:style-name="P296"><text:a xlink:type="simple" xlink:href="#__RefHeading___Toc9299_459283363" text:style-name="Index_20_Link" text:visited-style-name="Index_20_Link">shr_array<text:tab/>19</text:a></text:p>
          <text:p text:style-name="P296"><text:a xlink:type="simple" xlink:href="#__RefHeading___Toc5167_1210443566" text:style-name="Index_20_Link" text:visited-style-name="Index_20_Link">shr_arrayGrid<text:tab/>19</text:a></text:p>
          <text:p text:style-name="P296"><text:a xlink:type="simple" xlink:href="#__RefHeading___Toc5169_1210443566" text:style-name="Index_20_Link" text:visited-style-name="Index_20_Link">shr_arrayDist<text:tab/>19</text:a></text:p>
          <text:p text:style-name="P295"><text:soft-page-break/><text:a xlink:type="simple" xlink:href="#__RefHeading___Toc9301_459283363" text:style-name="Index_20_Link" text:visited-style-name="Index_20_Link">SoulShared grid<text:tab/>19</text:a></text:p>
          <text:p text:style-name="P294"><text:a xlink:type="simple" xlink:href="#__RefHeading___Toc2307_3936994408" text:style-name="Index_20_Link" text:visited-style-name="Index_20_Link">Prove of concept<text:tab/>20</text:a></text:p>
          <text:p text:style-name="P295"><text:a xlink:type="simple" xlink:href="#__RefHeading___Toc2334_3936994408" text:style-name="Index_20_Link" text:visited-style-name="Index_20_Link">Soulshared arrays<text:tab/>20</text:a></text:p>
          <text:p text:style-name="P296"><text:a xlink:type="simple" xlink:href="#__RefHeading___Toc3198_1722581721" text:style-name="Index_20_Link" text:visited-style-name="Index_20_Link">shr_dim<text:tab/>20</text:a></text:p>
          <text:p text:style-name="P296"><text:a xlink:type="simple" xlink:href="#__RefHeading___Toc3200_1722581721" text:style-name="Index_20_Link" text:visited-style-name="Index_20_Link">shr_array<text:tab/>20</text:a></text:p>
          <text:p text:style-name="P297"><text:a xlink:type="simple" xlink:href="#__RefHeading___Toc3202_1722581721" text:style-name="Index_20_Link" text:visited-style-name="Index_20_Link">Constructor<text:tab/>20</text:a></text:p>
          <text:p text:style-name="P297"><text:a xlink:type="simple" xlink:href="#__RefHeading___Toc3204_1722581721" text:style-name="Index_20_Link" text:visited-style-name="Index_20_Link">Extract array<text:tab/>20</text:a></text:p>
          <text:p text:style-name="P297"><text:a xlink:type="simple" xlink:href="#__RefHeading___Toc3206_1722581721" text:style-name="Index_20_Link" text:visited-style-name="Index_20_Link">operations (+,-,*,/)<text:tab/>20</text:a></text:p>
          <text:p text:style-name="P297"><text:a xlink:type="simple" xlink:href="#__RefHeading___Toc3214_1722581721" text:style-name="Index_20_Link" text:visited-style-name="Index_20_Link">Assignment<text:tab/>21</text:a></text:p>
          <text:p text:style-name="P296"><text:a xlink:type="simple" xlink:href="#__RefHeading___Toc3224_1722581721" text:style-name="Index_20_Link" text:visited-style-name="Index_20_Link">shr_arrayGrid<text:tab/>21</text:a></text:p>
          <text:p text:style-name="P297"><text:a xlink:type="simple" xlink:href="#__RefHeading___Toc3226_1722581721" text:style-name="Index_20_Link" text:visited-style-name="Index_20_Link">shr_arrayGridFull<text:tab/>21</text:a></text:p>
          <text:p text:style-name="P297"><text:a xlink:type="simple" xlink:href="#__RefHeading___Toc3228_1722581721" text:style-name="Index_20_Link" text:visited-style-name="Index_20_Link">shr_arrayGridSlim<text:tab/>22</text:a></text:p>
          <text:p text:style-name="P297"><text:a xlink:type="simple" xlink:href="#__RefHeading___Toc3230_1722581721" text:style-name="Index_20_Link" text:visited-style-name="Index_20_Link">shr_arrayIntegration<text:tab/>22</text:a></text:p>
          <text:p text:style-name="P296"><text:a xlink:type="simple" xlink:href="#__RefHeading___Toc3232_1722581721" text:style-name="Index_20_Link" text:visited-style-name="Index_20_Link">shr_arrayDist<text:tab/>22</text:a></text:p>
          <text:p text:style-name="P295"><text:a xlink:type="simple" xlink:href="#__RefHeading___Toc2336_3936994408" text:style-name="Index_20_Link" text:visited-style-name="Index_20_Link">Soulshared grid<text:tab/>22</text:a></text:p>
          <text:p text:style-name="P296"><text:a xlink:type="simple" xlink:href="#__RefHeading___Toc3826_124617398" text:style-name="Index_20_Link" text:visited-style-name="Index_20_Link">Gridcell<text:tab/>22</text:a></text:p>
          <text:p text:style-name="P296"><text:a xlink:type="simple" xlink:href="#__RefHeading___Toc3828_124617398" text:style-name="Index_20_Link" text:visited-style-name="Index_20_Link">GridBounds<text:tab/>23</text:a></text:p>
          <text:p text:style-name="P296"><text:a xlink:type="simple" xlink:href="#__RefHeading___Toc3830_124617398" text:style-name="Index_20_Link" text:visited-style-name="Index_20_Link">gridPartition<text:tab/>23</text:a></text:p>
          <text:p text:style-name="P296"><text:a xlink:type="simple" xlink:href="#__RefHeading___Toc3832_124617398" text:style-name="Index_20_Link" text:visited-style-name="Index_20_Link">gridMask<text:tab/>23</text:a></text:p>
          <text:p text:style-name="P296"><text:a xlink:type="simple" xlink:href="#__RefHeading___Toc3834_124617398" text:style-name="Index_20_Link" text:visited-style-name="Index_20_Link">Grid<text:tab/>23</text:a></text:p>
          <text:p text:style-name="P294"><text:a xlink:type="simple" xlink:href="#__RefHeading___Toc3234_1722581721" text:style-name="Index_20_Link" text:visited-style-name="Index_20_Link">Plan<text:tab/>25</text:a></text:p>
        </text:index-body>
      </text:table-of-content>
      <text:p text:style-name="P155"/>
      <text:h text:style-name="P304" text:outline-level="1"><text:bookmark-start text:name="__RefHeading___Toc1417_906975383"/>What to do<text:bookmark-end text:name="__RefHeading___Toc1417_906975383"/></text:h>
      <text:p text:style-name="P156"/>
      <text:p text:style-name="P156">Read/write netcdf data</text:p>
      <text:p text:style-name="P156"/>
      <text:p text:style-name="P157">Netcdf file can has a spatial grid declared and optional time.</text:p>
      <text:p text:style-name="P156"/>
      <text:p text:style-name="P156">Given data can be:</text:p>
      <text:p text:style-name="P158"><text:span text:style-name="T272">-</text:span><text:span text:style-name="T273">raw</text:span><text:span text:style-name="T272"> array</text:span></text:p>
      <text:p text:style-name="P156">-spatial array <text:span text:style-name="T277">(compressed and full)</text:span></text:p>
      <text:p text:style-name="P156"/>
      <text:p text:style-name="P159">The spatial arrays dimension can be compressed or full.</text:p>
      <text:p text:style-name="P159">Full spatial array is represented as 2d (non useful gri<text:span text:style-name="T275">d </text:span>cells used), with the remaining dimensions</text:p>
      <text:p text:style-name="P159">Compressed spatial array is represented as 1d, only those grid cells used are declared</text:p>
      <text:p text:style-name="P159"/>
      <text:p text:style-name="P160">Read/write</text:p>
      <text:p text:style-name="P160">The shape of the given array must be the same as the <text:span text:style-name="T280">defined file </text:span>grid. Only time dimension can be modified.</text:p>
      <text:p text:style-name="P156"/>
      <text:p text:style-name="P161">Later on:</text:p>
      <text:p text:style-name="P161">-integrated array <text:span text:style-name="T278">(time, </text:span><text:span text:style-name="T279">average</text:span><text:span text:style-name="T278">)</text:span></text:p>
      <text:p text:style-name="P161"/>
      <text:p text:style-name="P162">It can be parallel, <text:span text:style-name="T274">if it is the case then </text:span>spatial dimension is divided for each processor.</text:p>
      <text:p text:style-name="P163"><text:span text:style-name="T274">The current method splits the spatial dimension into those enabled grid cells into equal parts. </text:span><text:span text:style-name="T276">Other methods should be allowed.</text:span></text:p>
      <text:p text:style-name="P163"/>
      <text:h text:style-name="P307" text:outline-level="2"/>
      <text:h text:style-name="P309" text:outline-level="2"><text:bookmark-start text:name="__RefHeading___Toc1423_906975383"/><text:span text:style-name="T296">Soulshared </text:span>Arrays<text:bookmark-end text:name="__RefHeading___Toc1423_906975383"/></text:h>
      <text:p text:style-name="P164"/>
      <text:p text:style-name="P165">Fundamental array classes. </text:p>
      <text:p text:style-name="P166"/>
      <text:p text:style-name="P167">Supported types: </text:p>
      <text:list xml:id="list59360697" text:style-name="L1">
        <text:list-item>
          <text:p text:style-name="P318">integer</text:p>
        </text:list-item>
        <text:list-item>
          <text:p text:style-name="P318">real sp</text:p>
        </text:list-item>
        <text:list-item>
          <text:p text:style-name="P318">real dp</text:p>
        </text:list-item>
      </text:list>
      <text:p text:style-name="P164"/>
      <text:p text:style-name="P251">Internal implementation can hold data as:</text:p>
      <text:list xml:id="list2676109947" text:style-name="L2">
        <text:list-item>
          <text:p text:style-name="P319">allocatable </text:p>
        </text:list-item>
        <text:list-item>
          <text:p text:style-name="P319">pointer <text:span text:style-name="T475">(contiguous)</text:span></text:p>
        </text:list-item>
      </text:list>
      <text:p text:style-name="P250"/>
      <text:p text:style-name="P259"/>
      <text:p text:style-name="P259">Implementation details </text:p>
      <text:p text:style-name="P259"/>
      <text:p text:style-name="P259">Each shr_grid class such as shr_gridArray, … are independent instances between them. No inheritance is used. Not enough compatibility between as well as slightly different requirements.</text:p>
      <text:p text:style-name="P250"/>
      <text:h text:style-name="Heading_20_3" text:outline-level="3"><text:bookmark-start text:name="__RefHeading___Toc5163_1210443566"/>Overview<text:bookmark-end text:name="__RefHeading___Toc5163_1210443566"/></text:h>
      <text:p text:style-name="P252"/>
      <text:p text:style-name="P257">Structure:</text:p>
      <text:list xml:id="list487603881" text:style-name="L3">
        <text:list-item>
          <text:p text:style-name="P320">shr_array</text:p>
          <text:list>
            <text:list-item>
              <text:p text:style-name="P322">shr_arrayGrid</text:p>
              <text:list>
                <text:list-item>
                  <text:p text:style-name="P322">shr_arrayGridFull</text:p>
                </text:list-item>
                <text:list-item>
                  <text:p text:style-name="P322">shr_arrayGridSlim</text:p>
                </text:list-item>
              </text:list>
            </text:list-item>
          </text:list>
        </text:list-item>
      </text:list>
      <text:p text:style-name="P253"/>
      <text:p text:style-name="P254"/>
      <text:p text:style-name="P255"><text:span text:style-name="T474">Suppored </text:span>type<text:span text:style-name="T474">s</text:span> ( kinds ):</text:p>
      <text:list xml:id="list1486569012" text:style-name="L4">
        <text:list-item>
          <text:p text:style-name="P343"><text:span text:style-name="T394">rsp: </text:span><text:span text:style-name="T396">real, single precision</text:span></text:p>
        </text:list-item>
        <text:list-item>
          <text:p text:style-name="P343"><text:span text:style-name="T395">rd</text:span><text:span text:style-name="T394">p : </text:span><text:span text:style-name="T396">real, double precision</text:span></text:p>
        </text:list-item>
        <text:list-item>
          <text:p text:style-name="P343"><text:span text:style-name="T394">int : </text:span><text:span text:style-name="T396">integer</text:span></text:p>
        </text:list-item>
      </text:list>
      <text:p text:style-name="P255"/>
      <text:p text:style-name="P258">Interactions:</text:p>
      <text:list xml:id="list2595859921" text:style-name="L5">
        <text:list-item>
          <text:p text:style-name="P324">int</text:p>
          <text:list>
            <text:list-item>
              <text:p text:style-name="P324">int vs int / <text:span text:style-name="T477">rsp / rdp</text:span></text:p>
            </text:list-item>
            <text:list-item>
              <text:p text:style-name="P325">int = int / rsp / rdp</text:p>
            </text:list-item>
            <text:list-item>
              <text:p text:style-name="P326">int / rsp / rdp <text:span text:style-name="T478">= </text:span>int</text:p>
            </text:list-item>
          </text:list>
        </text:list-item>
        <text:list-item>
          <text:p text:style-name="P324">rsp</text:p>
        </text:list-item>
        <text:list-item>
          <text:p text:style-name="P327"/>
          <text:list>
            <text:list-item>
              <text:p text:style-name="P328">rsp vs int / <text:span text:style-name="T477">rsp / rdp</text:span></text:p>
            </text:list-item>
            <text:list-item>
              <text:p text:style-name="P325">rsp = int / rsp / rdp</text:p>
            </text:list-item>
            <text:list-item>
              <text:p text:style-name="P326">int / rsp / rdp <text:span text:style-name="T478">= </text:span>rsp</text:p>
            </text:list-item>
          </text:list>
        </text:list-item>
        <text:list-item>
          <text:p text:style-name="P324">rdp</text:p>
          <text:list>
            <text:list-item>
              <text:p text:style-name="P324">rdp vs <text:span text:style-name="T476">int /</text:span><text:span text:style-name="T477">rsp / rdp</text:span></text:p>
            </text:list-item>
            <text:list-item>
              <text:p text:style-name="P325">rdp = int / rsp / rdp</text:p>
            </text:list-item>
            <text:list-item>
              <text:p text:style-name="P326">int / rsp / rdp <text:span text:style-name="T478">= </text:span>rdp</text:p>
            </text:list-item>
          </text:list>
        </text:list-item>
      </text:list>
      <text:p text:style-name="P255"/>
      <text:p text:style-name="P256">Result:</text:p>
      <text:p text:style-name="P255"/>
      <text:list xml:id="list163249561685842" text:continue-list="list487603881" text:style-name="L3">
        <text:list-item>
          <text:p text:style-name="P321"><text:soft-page-break/>shr_array</text:p>
          <text:list>
            <text:list-item>
              <text:p text:style-name="P321">shr_arrayRsp</text:p>
            </text:list-item>
            <text:list-item>
              <text:p text:style-name="P321">shr_arrayRdp</text:p>
            </text:list-item>
            <text:list-item>
              <text:p text:style-name="P321">shr_arrayInt</text:p>
            </text:list-item>
            <text:list-item>
              <text:p text:style-name="P323">shr_arrayGrid</text:p>
              <text:list>
                <text:list-item>
                  <text:p text:style-name="P323">shr_arrayGridFull</text:p>
                  <text:list>
                    <text:list-item>
                      <text:p text:style-name="P321">shr_array<text:span text:style-name="T473">GridFull</text:span>Rsp</text:p>
                    </text:list-item>
                    <text:list-item>
                      <text:p text:style-name="P321">shr_array<text:span text:style-name="T473">GridFull</text:span>Rdp</text:p>
                    </text:list-item>
                    <text:list-item>
                      <text:p text:style-name="P321">shr_array<text:span text:style-name="T473">GridFull</text:span>Int</text:p>
                    </text:list-item>
                  </text:list>
                </text:list-item>
                <text:list-item>
                  <text:p text:style-name="P323">shr_arrayGridSlim</text:p>
                  <text:list>
                    <text:list-item>
                      <text:p text:style-name="P321">shr_array<text:span text:style-name="T473">GridSlim</text:span>Rsp</text:p>
                    </text:list-item>
                    <text:list-item>
                      <text:p text:style-name="P321">shr_array<text:span text:style-name="T473">GridSlim</text:span>Rdp</text:p>
                    </text:list-item>
                    <text:list-item>
                      <text:p text:style-name="P321">shr_array<text:span text:style-name="T473">GridSlim</text:span>Int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p text:style-name="P164"/>
      <text:h text:style-name="P310" text:outline-level="3"><text:bookmark-start text:name="__RefHeading___Toc2348_3936994408"/>SHR_<text:span text:style-name="T451">arrayD</text:span>im<text:bookmark-end text:name="__RefHeading___Toc2348_3936994408"/></text:h>
      <text:p text:style-name="P168"><text:span text:style-name="T305">D</text:span>escribes a<text:span text:style-name="T298">n array </text:span>dimension. </text:p>
      <text:p text:style-name="P168"/>
      <text:p text:style-name="P245"><text:span text:style-name="T297">SHR_</text:span><text:span text:style-name="T452">arrayD</text:span><text:span text:style-name="T297">im</text:span>→<text:span text:style-name="T6">(</text:span>name, <text:span text:style-name="T9">size, </text:span><text:span text:style-name="T10">units, description</text:span><text:span text:style-name="T6">)</text:span></text:p>
      <text:p text:style-name="P271"><text:span text:style-name="T386">SHR_</text:span><text:span text:style-name="T392">array</text:span><text:span text:style-name="T393">D</text:span><text:span text:style-name="T386">im</text:span><text:span text:style-name="T387">→</text:span><text:span text:style-name="T388">(</text:span><text:span text:style-name="T387">name, </text:span><text:span text:style-name="T389">start, end</text:span><text:span text:style-name="T390">, </text:span><text:span text:style-name="T389">steps, </text:span><text:span text:style-name="T391">units, description</text:span><text:span text:style-name="T388">)</text:span></text:p>
      <text:p text:style-name="P246"/>
      <text:p text:style-name="P272"><text:span text:style-name="T388">A</text:span><text:span text:style-name="T367">vailable operations:</text:span></text:p>
      <text:p text:style-name="P247">getters/setters</text:p>
      <text:p text:style-name="P247">getIndex(dimension values)</text:p>
      <text:p text:style-name="P260">getValue(index(s)) →<text:span text:style-name="T479"> best candidate found</text:span></text:p>
      <text:p text:style-name="P260">getAllValues() → all array values</text:p>
      <text:p text:style-name="P169"/>
      <text:p text:style-name="P170"/>
      <text:h text:style-name="P310" text:outline-level="3"><text:bookmark-start text:name="__RefHeading___Toc2350_3936994408"/>SHR_array<text:bookmark-end text:name="__RefHeading___Toc2350_3936994408"/></text:h>
      <text:p text:style-name="P171"><text:span text:style-name="T306">H</text:span><text:span text:style-name="T5">andle </text:span><text:span text:style-name="T308">an </text:span><text:span text:style-name="T5">array. </text:span><text:span text:style-name="T308">It is defined with the following arguments.</text:span></text:p>
      <text:p text:style-name="P171"/>
      <text:p text:style-name="P170"><text:span text:style-name="T266">SHR</text:span><text:span text:style-name="T4">_</text:span><text:span text:style-name="T3">a</text:span><text:span text:style-name="T4">rray → (name, </text:span><text:span text:style-name="T2">type, </text:span><text:span text:style-name="T1">[</text:span><text:span text:style-name="T8">S</text:span><text:span text:style-name="T308">HR</text:span><text:span text:style-name="T8">_</text:span><text:span text:style-name="T4">dim1, …, </text:span><text:span text:style-name="T8">S</text:span><text:span text:style-name="T308">HR</text:span><text:span text:style-name="T8">_</text:span><text:span text:style-name="T4">dim N</text:span><text:span text:style-name="T1">], </text:span><text:span text:style-name="T307">units=, description=, </text:span><text:span text:style-name="T316">data</text:span><text:span text:style-name="T446">=</text:span><text:span text:style-name="T4">)</text:span></text:p>
      <text:p text:style-name="P266"><text:span text:style-name="T368">name: </text:span><text:span text:style-name="T370">array </text:span><text:span text:style-name="T369">name</text:span></text:p>
      <text:p text:style-name="P172">type: supported data type</text:p>
      <text:p text:style-name="P172">dimensions: shr_dim for each required dimension. Order is relevant as the array will match 1 by 1.</text:p>
      <text:p text:style-name="P241">data: <text:span text:style-name="T447">initializ</text:span><text:span text:style-name="T464">ation</text:span><text:span text:style-name="T447"> </text:span>data is copied into SHR_array</text:p>
      <text:p text:style-name="P241"/>
      <text:p text:style-name="P173"/>
      <text:p text:style-name="P174"><text:span text:style-name="T310">O</text:span>verload common operations: +, -, /, *,… </text:p>
      <text:p text:style-name="P174">It accepts <text:span text:style-name="T309">the following operations</text:span>:</text:p>
      <text:p text:style-name="P174">shr_array op shr_array </text:p>
      <text:p text:style-name="P174">shr_Array op scalar value</text:p>
      <text:p text:style-name="P175"/>
      <text:p text:style-name="P176">Other functions:</text:p>
      <text:list xml:id="list1533486663" text:style-name="L6">
        <text:list-item>
          <text:p text:style-name="P329">setData(new array) → redefine inner values. Dimensions must match.</text:p>
        </text:list-item>
        <text:list-item>
          <text:p text:style-name="P329">GetData() → get inner data. Dimensions must match.</text:p>
        </text:list-item>
      </text:list>
      <text:p text:style-name="P244"/>
      <text:p text:style-name="P177"/>
      <text:p text:style-name="P177"/>
      <text:p text:style-name="P177"/>
      <text:h text:style-name="P310" text:outline-level="3"><text:bookmark-start text:name="__RefHeading___Toc2399_3936994408"/><text:soft-page-break/><text:span text:style-name="T51">S</text:span><text:span text:style-name="T52">HR_array</text:span><text:span text:style-name="T56">Grid </text:span><text:span text:style-name="T60">(shr_array)</text:span><text:bookmark-end text:name="__RefHeading___Toc2399_3936994408"/></text:h>
      <text:p text:style-name="P20"/>
      <text:p text:style-name="P248"><text:span text:style-name="T57">s</text:span><text:span text:style-name="T61">hr_arrayGrid has a special dimension based of the given grid. Its is an a</text:span><text:span text:style-name="T57">bstract class </text:span><text:span text:style-name="T61">and it defines its </text:span><text:span text:style-name="T57">i</text:span><text:span text:style-name="T51">nternal representation of the spatial </text:span><text:span text:style-name="T53">dimension.</text:span></text:p>
      <text:p text:style-name="P24"/>
      <text:p text:style-name="P24"/>
      <text:p text:style-name="P249"><text:span text:style-name="T53">A</text:span><text:span text:style-name="T22">vailable operations:</text:span></text:p>
      <text:p text:style-name="P137"><text:tab/></text:p>
      <text:list xml:id="list802966994" text:style-name="L7">
        <text:list-item>
          <text:p text:style-name="P330"><text:span text:style-name="T81">i</text:span><text:span text:style-name="T22">nit (name, type, grid, dimensions, units, description)</text:span></text:p>
        </text:list-item>
        <text:list-item>
          <text:p text:style-name="P344">getData() → abstract, it returns raw data</text:p>
        </text:list-item>
        <text:list-item>
          <text:p text:style-name="P345">same as shr_array ...</text:p>
          <text:p text:style-name="P346"/>
        </text:list-item>
      </text:list>
      <text:h text:style-name="P315" text:outline-level="4"><text:bookmark-start text:name="__RefHeading___Toc2401_3936994408"/><text:span text:style-name="T51">S</text:span><text:span text:style-name="T52">HR_array</text:span><text:span text:style-name="T56">Grid</text:span><text:span text:style-name="T58">Full</text:span><text:bookmark-end text:name="__RefHeading___Toc2401_3936994408"/></text:h>
      <text:p text:style-name="P20"/>
      <text:p text:style-name="P179"><text:span text:style-name="T54">L</text:span><text:span text:style-name="T22">atitude and longitude spatial dimensions. All its operations are for full representation:</text:span></text:p>
      <text:p text:style-name="P136">Available operations:</text:p>
      <text:list xml:id="list3039104628" text:style-name="L8">
        <text:list-item>
          <text:p text:style-name="P395"><text:span text:style-name="T168">getData() →</text:span><text:span text:style-name="T167"> </text:span><text:span text:style-name="T169">implementation </text:span><text:span text:style-name="T170">as </text:span><text:span text:style-name="T171">assignment operator </text:span><text:span text:style-name="T170">‘=’</text:span></text:p>
        </text:list-item>
      </text:list>
      <text:p text:style-name="P134">x - x x</text:p>
      <text:p text:style-name="P134">x x x -</text:p>
      <text:p text:style-name="P134">x x - x </text:p>
      <text:p text:style-name="P133"/>
      <text:p text:style-name="P135"/>
      <text:list xml:id="list352369177" text:style-name="L9">
        <text:list-item>
          <text:p text:style-name="P396"><text:span text:style-name="T166">toArrayGridSlim()</text:span><text:span text:style-name="T165">: </text:span><text:span text:style-name="T167">transforms</text:span><text:span text:style-name="T165"> to SHR_arrayGridSlim</text:span></text:p>
        </text:list-item>
        <text:list-item>
          <text:p text:style-name="P331"><text:span text:style-name="T81">spli</text:span><text:span text:style-name="T254">tTo</text:span><text:span text:style-name="T253">SquaredArrays</text:span><text:span text:style-name="T81">() → local domain is divided into squared subdomains. </text:span><text:span text:style-name="T82">It is meant to avoid any overlapping grid cells between all subdomains across all processors. Useful when read/write data into file. </text:span><text:span text:style-name="T83">It returns an array with shr_arrayGrid.</text:span></text:p>
        </text:list-item>
      </text:list>
      <text:p text:style-name="P22"/>
      <text:p text:style-name="P21"/>
      <text:h text:style-name="P315" text:outline-level="4"><text:bookmark-start text:name="__RefHeading___Toc2403_3936994408"/><text:span text:style-name="T51">S</text:span><text:span text:style-name="T22">HR_array</text:span><text:span text:style-name="T56">Grid</text:span><text:span text:style-name="T58">Slim</text:span><text:bookmark-end text:name="__RefHeading___Toc2403_3936994408"/></text:h>
      <text:p text:style-name="P20"/>
      <text:p text:style-name="P178"><text:span text:style-name="T54">S</text:span><text:span text:style-name="T53">patial dimension is represented as 1 dimension. </text:span><text:span text:style-name="T55">It o</text:span><text:span text:style-name="T53">nly </text:span><text:span text:style-name="T55">uses those enabled</text:span><text:span text:style-name="T53"> grid cells:</text:span></text:p>
      <text:p text:style-name="P21"/>
      <text:p text:style-name="P136">Available operations:</text:p>
      <text:list xml:id="list3059837040" text:style-name="L10">
        <text:list-item>
          <text:p text:style-name="P332"><text:span text:style-name="T53">g</text:span><text:span text:style-name="T22">etData() →</text:span><text:span text:style-name="T251"> </text:span><text:span text:style-name="T252">x</text:span><text:span text:style-name="T53"> </text:span><text:span text:style-name="T252">x x x x x x x x</text:span></text:p>
        </text:list-item>
        <text:list-item>
          <text:p text:style-name="P347"><text:span text:style-name="T472">toArrayGridFull → </text:span>Convertible to SHR_arrayGridFull</text:p>
        </text:list-item>
      </text:list>
      <text:p text:style-name="P180"/>
      <text:p text:style-name="P181"/>
      <text:h text:style-name="P311" text:outline-level="3"><text:bookmark-start text:name="__RefHeading___Toc2360_3936994408"/>SHR_arrayIntegrat<text:span text:style-name="T311">ion</text:span><text:bookmark-end text:name="__RefHeading___Toc2360_3936994408"/></text:h>
      <text:p text:style-name="P269"><text:span text:style-name="T380">Handle an array SHR_array </text:span><text:span text:style-name="T381">with time integration. </text:span><text:span text:style-name="T382">It includes time dimension into data. </text:span><text:span text:style-name="T383">In a nutshell, it has data from original array and data from the calculated one. </text:span><text:span text:style-name="T384">When used in the code, all operations are done through the live image of itself. </text:span><text:span text:style-name="T385">In the background, the integrated array is calculated passively.</text:span></text:p>
      <text:p text:style-name="P183"/>
      <text:p text:style-name="P184">Constructor</text:p>
      <text:p text:style-name="P268"><text:span text:style-name="T372"><text:s/>(</text:span><text:span text:style-name="T373">name, type, dimensions</text:span><text:span text:style-name="T372">, </text:span><text:span text:style-name="T374">op, </text:span><text:span text:style-name="T375">master</text:span><text:span text:style-name="T376">Clock, </text:span><text:span text:style-name="T377">timestep, </text:span><text:span text:style-name="T378">data</text:span><text:span text:style-name="T372">) </text:span></text:p>
      <text:p text:style-name="P182"/>
      <text:p text:style-name="P184">name:</text:p>
      <text:p text:style-name="P184">dimensions: <text:span text:style-name="T339">order is relevant</text:span></text:p>
      <text:p text:style-name="P185"><text:span text:style-name="T334">parentClock: pointer to </text:span><text:span text:style-name="T336">master</text:span><text:span text:style-name="T334"> clock</text:span></text:p>
      <text:p text:style-name="P267"><text:soft-page-break/><text:span text:style-name="T379">data</text:span><text:span text:style-name="T371">: </text:span><text:span text:style-name="T379">initialization values</text:span></text:p>
      <text:p text:style-name="P186"><text:span text:style-name="T335">timestep</text:span><text:span text:style-name="T448">s</text:span><text:span text:style-name="T335">: </text:span><text:span text:style-name="T337">array time ste</text:span><text:span text:style-name="T338">p</text:span><text:span text:style-name="T337">. If not defined then its the same as masterClock. </text:span><text:span text:style-name="T340">It has to be a multiple of masterClock time step. </text:span><text:span text:style-name="T117">When defined:</text:span></text:p>
      <text:p text:style-name="P25"/>
      <text:list xml:id="list3810483069" text:style-name="L11">
        <text:list-item>
          <text:p text:style-name="P333"><text:span text:style-name="T120">Parent</text:span><text:span text:style-name="T114"> time step is longer -model(1d) </text:span><text:span text:style-name="T113">vs </text:span><text:span text:style-name="T114">array(1 hour)- <text:s/>→</text:span><text:span text:style-name="T118">operation takes place as usual. </text:span><text:span text:style-name="T119">e.g: model is trying to output some variable data with a longer time step. </text:span><text:span text:style-name="T121">No need to have all data as it would require too much space. </text:span><text:span text:style-name="T122">Recorded data mode is defined by “operations”.</text:span></text:p>
        </text:list-item>
      </text:list>
      <text:p text:style-name="P26"/>
      <text:p text:style-name="P187"><text:span text:style-name="T59">A</text:span><text:span text:style-name="T22">vailable operations:</text:span></text:p>
      <text:list xml:id="list585811011" text:style-name="L12">
        <text:list-item>
          <text:p text:style-name="P348">average</text:p>
        </text:list-item>
        <text:list-item>
          <text:p text:style-name="P348">min/max</text:p>
        </text:list-item>
        <text:list-item>
          <text:p text:style-name="P348">first/last</text:p>
        </text:list-item>
      </text:list>
      <text:p text:style-name="P27"/>
      <text:p text:style-name="P188"><text:span text:style-name="T108">At every time step </text:span><text:span text:style-name="T110">windows <text:s/></text:span><text:span text:style-name="T108">it takes the last given value. Once the current time step </text:span><text:span text:style-name="T111">(e.g: from the model)</text:span><text:span text:style-name="T108"> is done, </text:span><text:span text:style-name="T112">then </text:span><text:span text:style-name="T108">the subroutine nextTimestep() must be called. </text:span><text:span text:style-name="T112">Finally</text:span><text:span text:style-name="T108"> it computes its assigned oper</text:span><text:span text:style-name="T109">a</text:span><text:span text:style-name="T108">tion.</text:span></text:p>
      <text:p text:style-name="P28"/>
      <text:p text:style-name="P242"><text:span text:style-name="T108">I</text:span><text:span text:style-name="T115">f </text:span><text:span text:style-name="T116">there is </text:span><text:span text:style-name="T115">no parent clock defined then they have both the same.</text:span></text:p>
      <text:p text:style-name="P130"/>
      <text:p text:style-name="P243"><text:span text:style-name="T115">A</text:span><text:span text:style-name="T22">vailable operations:</text:span></text:p>
      <text:p text:style-name="P270"><text:span text:style-name="T162">getLiveData() → raw </text:span><text:span text:style-name="T163">shr_</text:span><text:span text:style-name="T164">array</text:span></text:p>
      <text:p text:style-name="P243"><text:span text:style-name="T22">getIntegratedData() → calculated </text:span><text:span text:style-name="T250">shr_</text:span><text:span text:style-name="T22">array</text:span></text:p>
      <text:p text:style-name="P29"/>
      <text:h text:style-name="Heading_20_4" text:outline-level="4"><text:bookmark-start text:name="__RefHeading___Toc5828_3493864717"/>Potential improvements<text:bookmark-end text:name="__RefHeading___Toc5828_3493864717"/></text:h>
      <text:p text:style-name="P129">Allow multiple time steps. <text:span text:style-name="T449">TimeIntegrated arrays can be moved around different contexts. A context has a specific time step.</text:span></text:p>
      <text:p text:style-name="P29"/>
      <text:h text:style-name="P310" text:outline-level="3"><text:bookmark-start text:name="__RefHeading___Toc3809_124617398"/><text:span text:style-name="T292">SHR</text:span>_array<text:span text:style-name="T291">Interpolation</text:span><text:bookmark-end text:name="__RefHeading___Toc3809_124617398"/></text:h>
      <text:p text:style-name="P30"/>
      <text:p text:style-name="P30">It requires to discover which values exists between t<text:span text:style-name="T450">w</text:span>o different time steps array values. <text:span text:style-name="T445">MasterClock time step must be shorter.</text:span></text:p>
      <text:p text:style-name="P30"/>
      <text:p text:style-name="P189"><text:span text:style-name="T334">Constructor </text:span><text:span text:style-name="T124">(</text:span><text:span text:style-name="T125">name, </text:span><text:span text:style-name="T126">master</text:span><text:span text:style-name="T127">Clock</text:span><text:span text:style-name="T126">, </text:span><text:span text:style-name="T127">targetTimestep</text:span><text:span text:style-name="T126">, startArray, endArray, </text:span><text:span text:style-name="T130">method=SHR_LIN_INTERP</text:span><text:span text:style-name="T124">) </text:span></text:p>
      <text:p text:style-name="P32"/>
      <text:p text:style-name="P240"><text:span text:style-name="T124">n</text:span><text:span text:style-name="T22">ame: variable name</text:span></text:p>
      <text:p text:style-name="P265"><text:span text:style-name="T160">longTimestep</text:span><text:span text:style-name="T159">: </text:span><text:span text:style-name="T161">time step from start and end arrays.</text:span></text:p>
      <text:p text:style-name="P240"><text:span text:style-name="T22">targetTimestep: </text:span><text:span text:style-name="T249">target time step. Data is interpolated to this. It has to be a multiple of longTimestep.</text:span></text:p>
      <text:p text:style-name="P240"><text:span text:style-name="T22">startArray: array values for masterClock start </text:span><text:span text:style-name="T157">datetime</text:span></text:p>
      <text:p text:style-name="P240"><text:span text:style-name="T22">endArray: array values for masterClock end </text:span><text:span text:style-name="T157">datetime</text:span></text:p>
      <text:p text:style-name="P128"/>
      <text:p text:style-name="P190"><text:span text:style-name="T124">s</text:span><text:span text:style-name="T127">tartArray and endArray must have the same dimensions. </text:span><text:span text:style-name="T128">Those can only be from types shr_array, shr_arrayGrid.</text:span></text:p>
      <text:p text:style-name="P33"/>
      <text:p text:style-name="P31"><text:span text:style-name="T341">Parent</text:span><text:span text:style-name="T342"> time step </text:span><text:span text:style-name="T348">must be </text:span><text:span text:style-name="T342">shorter </text:span><text:span text:style-name="T348">to given arrays ( e.g: </text:span><text:span text:style-name="T345">model(1d) </text:span><text:span text:style-name="T343">vs </text:span><text:span text:style-name="T345">array(10days) </text:span><text:span text:style-name="T348">).</text:span></text:p>
      <text:p text:style-name="P30"/>
      <text:p text:style-name="P191"><text:span text:style-name="T123">F</text:span><text:span text:style-name="T22">or example:</text:span></text:p>
      <text:list xml:id="list163248249431971" text:continue-list="list3810483069" text:style-name="L11">
        <text:list-item>
          <text:p text:style-name="P349"><text:span text:style-name="T346"><text:s/></text:span><text:span text:style-name="T347">E.g: when loading data from forcing files. </text:span><text:span text:style-name="T344">Currently, it only supports linear interpolation.</text:span></text:p>
        </text:list-item>
      </text:list>
      <text:p text:style-name="P30"/>
      <text:p text:style-name="P34">Available operations:</text:p>
      <text:p text:style-name="P34"><text:soft-page-break/></text:p>
      <text:list xml:id="list2651475413" text:style-name="L13">
        <text:list-item>
          <text:p text:style-name="P350">nextTimestep() → masterClock moves to new timestep</text:p>
        </text:list-item>
        <text:list-item>
          <text:p text:style-name="P334"><text:span text:style-name="T127">getArray() → shr_array (or subtypes). </text:span><text:span text:style-name="T129">It is computed when requested.</text:span></text:p>
        </text:list-item>
        <text:list-item>
          <text:p text:style-name="P335"><text:span text:style-name="T129">G</text:span><text:span text:style-name="T22">etStartArray() → shr_array given as startArray</text:span></text:p>
        </text:list-item>
        <text:list-item>
          <text:p text:style-name="P351">getEndArray() → shr_array given as endArray</text:p>
        </text:list-item>
      </text:list>
      <text:p text:style-name="P35"/>
      <text:p text:style-name="P192"><text:span text:style-name="T127">A</text:span><text:span text:style-name="T22">vailable interpolation methods:</text:span></text:p>
      <text:p text:style-name="P36"/>
      <text:list xml:id="list1636937111" text:style-name="L14">
        <text:list-item>
          <text:p text:style-name="P352">linear</text:p>
        </text:list-item>
      </text:list>
      <text:p text:style-name="P27"/>
      <text:p text:style-name="P127">Example: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bleLine94744786795376">
          <table:table-cell table:style-name="Taula1.A1" office:value-type="string">
            <text:p text:style-name="P283">Time step</text:p>
          </table:table-cell>
          <table:table-cell table:style-name="Taula1.A1" office:value-type="string">
            <text:p text:style-name="P284">|</text:p>
          </table:table-cell>
          <table:table-cell table:style-name="Taula1.A1" office:value-type="string">
            <text:p text:style-name="P284">x</text:p>
          </table:table-cell>
          <table:table-cell table:style-name="Taula1.A1" office:value-type="string">
            <text:p text:style-name="P284">x</text:p>
          </table:table-cell>
          <table:table-cell table:style-name="Taula1.A1" office:value-type="string">
            <text:p text:style-name="P284">x</text:p>
          </table:table-cell>
          <table:table-cell table:style-name="Taula1.F1" office:value-type="string">
            <text:p text:style-name="P284">|</text:p>
          </table:table-cell>
        </table:table-row>
        <table:table-row table:style-name="TableLine94744786916848">
          <table:table-cell table:style-name="Taula1.A2" office:value-type="string">
            <text:p text:style-name="P284">Read <text:span text:style-name="T445">(masterClock)</text:span></text:p>
          </table:table-cell>
          <table:table-cell table:style-name="Taula1.A2" office:value-type="string">
            <text:p text:style-name="P284">20</text:p>
          </table:table-cell>
          <table:table-cell table:style-name="Taula1.A2" office:value-type="string">
            <text:p text:style-name="P285"/>
          </table:table-cell>
          <table:table-cell table:style-name="Taula1.A2" office:value-type="string">
            <text:p text:style-name="P285"/>
          </table:table-cell>
          <table:table-cell table:style-name="Taula1.A2" office:value-type="string">
            <text:p text:style-name="P285"/>
          </table:table-cell>
          <table:table-cell table:style-name="Taula1.F2" office:value-type="string">
            <text:p text:style-name="P284">30</text:p>
          </table:table-cell>
        </table:table-row>
        <table:table-row table:style-name="TableLine94744786962592">
          <table:table-cell table:style-name="Taula1.A2" office:value-type="string">
            <text:p text:style-name="P284">Interpolated <text:span text:style-name="T445">(targetTimestep)</text:span></text:p>
          </table:table-cell>
          <table:table-cell table:style-name="Taula1.A2" office:value-type="string">
            <text:p text:style-name="P284">20</text:p>
          </table:table-cell>
          <table:table-cell table:style-name="Taula1.A2" office:value-type="string">
            <text:p text:style-name="P284">22,5</text:p>
          </table:table-cell>
          <table:table-cell table:style-name="Taula1.A2" office:value-type="string">
            <text:p text:style-name="P284">25</text:p>
          </table:table-cell>
          <table:table-cell table:style-name="Taula1.A2" office:value-type="string">
            <text:p text:style-name="P284">27,5</text:p>
          </table:table-cell>
          <table:table-cell table:style-name="Taula1.F2" office:value-type="string">
            <text:p text:style-name="P284">30</text:p>
          </table:table-cell>
        </table:table-row>
      </table:table>
      <text:p text:style-name="P127"/>
      <text:p text:style-name="P27"/>
      <text:p text:style-name="P27"/>
      <text:h text:style-name="P310" text:outline-level="3"><text:bookmark-start text:name="__RefHeading___Toc2405_3936994408"/><text:span text:style-name="T59">S</text:span><text:span text:style-name="T22">HR_arrayDistributed</text:span><text:bookmark-end text:name="__RefHeading___Toc2405_3936994408"/></text:h>
      <text:p text:style-name="P37"/>
      <text:p text:style-name="P193"><text:span text:style-name="T69">Parallel implementation </text:span><text:span text:style-name="T68">from all arrays </text:span><text:span text:style-name="T70">defined </text:span><text:span text:style-name="T68">above. </text:span></text:p>
      <text:p text:style-name="P39"/>
      <text:p text:style-name="P194"><text:span text:style-name="T68">c</text:span><text:span text:style-name="T22">onstructor(name, type, distDim, dimensions, </text:span><text:span text:style-name="T71">parallelInfo</text:span><text:span text:style-name="T22">)</text:span></text:p>
      <text:p text:style-name="P40"/>
      <text:p text:style-name="P41">distDim: array partitioning is taken as distDim. </text:p>
      <text:p text:style-name="P195"><text:span text:style-name="T68">parallelInfo: </text:span><text:span text:style-name="T76">parallel info to </text:span><text:span text:style-name="T68">distribute </text:span><text:span text:style-name="T76">array</text:span></text:p>
      <text:p text:style-name="P23"/>
      <text:p text:style-name="P196"><text:span text:style-name="T67">They</text:span><text:span text:style-name="T62"> </text:span><text:span text:style-name="T63">can be distributed across multiple processors </text:span><text:span text:style-name="T64">when providing </text:span><text:span text:style-name="T65">parallelInfo argument. It supports </text:span><text:span text:style-name="T72">MPI</text:span><text:span text:style-name="T65"> and openMP. </text:span></text:p>
      <text:p text:style-name="P42"/>
      <text:p text:style-name="P196"><text:span text:style-name="T73">Regarding grided arrays, its</text:span><text:span text:style-name="T66"> spatial dimension is </text:span><text:span text:style-name="T73">always </text:span><text:span text:style-name="T66">distributed.</text:span></text:p>
      <text:p text:style-name="P43"/>
      <text:p text:style-name="P41">Dimensions order is relevant, in priority always expect distributed + dimensions. More specifically:</text:p>
      <text:p text:style-name="P41"/>
      <text:p text:style-name="P197"><text:span text:style-name="T74">d</text:span><text:span text:style-name="T22">istdim1, dimDim2, dim1, dim2, … dimN</text:span></text:p>
      <text:p text:style-name="P38"/>
      <text:p text:style-name="P44">Parallel available functions:</text:p>
      <text:p text:style-name="P44"/>
      <text:list xml:id="list4172484231" text:style-name="L15">
        <text:list-item>
          <text:p text:style-name="P353">broadcast</text:p>
        </text:list-item>
        <text:list-item>
          <text:p text:style-name="P353">gather/scatter</text:p>
        </text:list-item>
        <text:list-item>
          <text:p text:style-name="P353">allgather/allscatter</text:p>
        </text:list-item>
        <text:list-item>
          <text:p text:style-name="P354">other mpi related functions</text:p>
        </text:list-item>
      </text:list>
      <text:p text:style-name="P44"/>
      <text:h text:style-name="P315" text:outline-level="4"><text:bookmark-start text:name="__RefHeading___Toc2407_3936994408"/>shr_arrayDist<text:bookmark-end text:name="__RefHeading___Toc2407_3936994408"/></text:h>
      <text:p text:style-name="P45"/>
      <text:p text:style-name="P198"><text:span text:style-name="T77">P</text:span><text:span text:style-name="T75">arallel version of shr_array. </text:span><text:span text:style-name="T77">It </text:span><text:span text:style-name="T78">has </text:span><text:span text:style-name="T77">one dimension as parallel.</text:span></text:p>
      <text:p text:style-name="P45"/>
      <text:h text:style-name="P317" text:outline-level="5"><text:bookmark-start text:name="__RefHeading___Toc2409_3936994408"/><text:soft-page-break/>shr_arrayDistGrid<text:bookmark-end text:name="__RefHeading___Toc2409_3936994408"/></text:h>
      <text:p text:style-name="P45"/>
      <text:p text:style-name="P45">Parallel version of shr_arrayGrid. <text:span text:style-name="T313">Spatial g</text:span><text:span text:style-name="T312">rid is distributed across processors </text:span><text:span text:style-name="T315">depending on its sub type.</text:span></text:p>
      <text:p text:style-name="P45"/>
      <text:p text:style-name="P199"><text:span text:style-name="T79">Type conversion between full and slim distributed arrays always preserve the same grid cells </text:span><text:span text:style-name="T80">for</text:span><text:span text:style-name="T79"> each processor.</text:span></text:p>
      <text:p text:style-name="P45"/>
      <text:h text:style-name="P317" text:outline-level="5"><text:bookmark-start text:name="__RefHeading___Toc2411_3936994408"/>shr_arrayDistGridFull<text:bookmark-end text:name="__RefHeading___Toc2411_3936994408"/></text:h>
      <text:p text:style-name="P45"/>
      <text:p text:style-name="P45">Parallel version of shr_arrayGridFull. <text:span text:style-name="T314">2D grid is distributed into multiple processors. </text:span></text:p>
      <text:p text:style-name="P45"/>
      <text:h text:style-name="P315" text:outline-level="4"><text:bookmark-start text:name="__RefHeading___Toc2413_3936994408"/>shr_arrayDistGridSlim<text:bookmark-end text:name="__RefHeading___Toc2413_3936994408"/></text:h>
      <text:p text:style-name="P46"/>
      <text:p text:style-name="P45">Parallel version of shr_arrayGridSlim.</text:p>
      <text:p text:style-name="P45"/>
      <text:p text:style-name="P45"/>
      <text:p text:style-name="P45"/>
      <text:h text:style-name="P315" text:outline-level="4"><text:bookmark-start text:name="__RefHeading___Toc2415_3936994408"/>shr_arrayDistIntegration<text:bookmark-end text:name="__RefHeading___Toc2415_3936994408"/></text:h>
      <text:p text:style-name="P45"/>
      <text:p text:style-name="P45">Parallel version of shr_arrayIntegration</text:p>
      <text:h text:style-name="P308" text:outline-level="2"><text:bookmark-start text:name="__RefHeading___Toc1427_906975383"/><text:span text:style-name="T397">Soulshared </text:span><text:span text:style-name="T367">Grid</text:span><text:bookmark-end text:name="__RefHeading___Toc1427_906975383"/></text:h>
      <text:h text:style-name="Heading_20_3" text:outline-level="3"><text:bookmark-start text:name="__RefHeading___Toc5834_3493864717"/>Overview<text:bookmark-end text:name="__RefHeading___Toc5834_3493864717"/></text:h>
      <text:list xml:id="list1899901237" text:style-name="L16">
        <text:list-item>
          <text:p text:style-name="P412">gCoordinate</text:p>
        </text:list-item>
        <text:list-item>
          <text:p text:style-name="P414">gAxisBounds</text:p>
        </text:list-item>
        <text:list-item>
          <text:p text:style-name="P412">gAxisCell</text:p>
        </text:list-item>
        <text:list-item>
          <text:p text:style-name="P413">gAxis</text:p>
        </text:list-item>
        <text:list-item>
          <text:p text:style-name="P415">gAxisMapping</text:p>
        </text:list-item>
      </text:list>
      <text:p text:style-name="P291"/>
      <text:h text:style-name="Heading_20_3" text:outline-level="3"><text:bookmark-start text:name="__RefHeading___Toc4089_2815469592"/>Mask<text:bookmark-end text:name="__RefHeading___Toc4089_2815469592"/></text:h>
      <text:h text:style-name="Heading_20_4" text:outline-level="4"><text:bookmark-start text:name="__RefHeading___Toc4091_2815469592"/>shr_mask<text:bookmark-end text:name="__RefHeading___Toc4091_2815469592"/></text:h>
      <text:p text:style-name="P292">1d or 2d mask</text:p>
      <text:h text:style-name="Heading_20_4" text:outline-level="4"><text:bookmark-start text:name="__RefHeading___Toc4093_2815469592"/>shr_maskClusters<text:bookmark-end text:name="__RefHeading___Toc4093_2815469592"/></text:h>
      <text:p text:style-name="P292">Find clusters in a mask. It returns a new mask with only those found enabled</text:p>
      <text:h text:style-name="Heading_20_4" text:outline-level="4"><text:bookmark-start text:name="__RefHeading___Toc4095_2815469592"/>shr_maskIndices<text:bookmark-end text:name="__RefHeading___Toc4095_2815469592"/></text:h>
      <text:p text:style-name="P292">1d or 2d mask indices to tell positions in array</text:p>
      <text:p text:style-name="P292"/>
      <text:h text:style-name="Heading_20_3" text:outline-level="3"><text:bookmark-start text:name="__RefHeading___Toc5830_3493864717"/><text:span text:style-name="T420">A</text:span><text:span text:style-name="T367">xis</text:span><text:bookmark-end text:name="__RefHeading___Toc5830_3493864717"/></text:h>
      <text:p text:style-name="P2"/>
      <text:h text:style-name="Heading_20_4" text:outline-level="4"><text:bookmark-start text:name="__RefHeading___Toc5660_529384022"/><text:span text:style-name="T494">g</text:span>Ax<text:span text:style-name="T497">i</text:span>sBounds<text:bookmark-end text:name="__RefHeading___Toc5660_529384022"/></text:h>
      <text:p text:style-name="P13"><text:span text:style-name="T367">shr_gGridAxisBounds</text:span><text:span text:style-name="T425">(start, end): define an Axis bound</text:span><text:span text:style-name="T426">s</text:span></text:p>
      <text:p text:style-name="P14"><text:span text:style-name="T426">O</text:span><text:span text:style-name="T367">perations:</text:span></text:p>
      <text:list xml:id="list2620934274" text:style-name="L17">
        <text:list-item>
          <text:p text:style-name="P422"><text:span text:style-name="T426">g</text:span><text:span text:style-name="T367">etStart</text:span></text:p>
        </text:list-item>
        <text:list-item>
          <text:p text:style-name="P416">getEnd</text:p>
        </text:list-item>
        <text:list-item>
          <text:p text:style-name="P422"><text:span text:style-name="T367">isIn(AxisCoord) →</text:span><text:span text:style-name="T427"> yes/no</text:span></text:p>
        </text:list-item>
        <text:list-item>
          <text:p text:style-name="P423"><text:span text:style-name="T427">i</text:span><text:span text:style-name="T367">sIn(coord) → yes/no</text:span></text:p>
        </text:list-item>
        <text:list-item>
          <text:p text:style-name="P423"><text:span text:style-name="T420">comparision </text:span><text:span text:style-name="T428">(vs gGridAxisBounds)</text:span></text:p>
        </text:list-item>
        <text:list-item>
          <text:p text:style-name="P424"><text:span text:style-name="T420">comparision </text:span><text:span text:style-name="T428">(vs 2d array -start, end-)</text:span></text:p>
        </text:list-item>
        <text:list-item>
          <text:p text:style-name="P425"><text:span text:style-name="T428">s</text:span><text:span text:style-name="T367">hr_gridBounds = <text:s/></text:span><text:span text:style-name="T435">gGridAxisBounds * <text:s/>gGridAxisBounds </text:span><text:span text:style-name="T367">(combine)</text:span></text:p>
        </text:list-item>
      </text:list>
      <text:h text:style-name="Heading_20_4" text:outline-level="4"><text:bookmark-start text:name="__RefHeading___Toc5662_529384022"/><text:span text:style-name="T295">g</text:span><text:span text:style-name="T408">Ax</text:span><text:span text:style-name="T436">i</text:span><text:span text:style-name="T408">s</text:span><text:span text:style-name="T415">C</text:span><text:span text:style-name="T414">ell</text:span><text:bookmark-end text:name="__RefHeading___Toc5662_529384022"/></text:h>
      <text:p text:style-name="P16"><text:span text:style-name="T422">g</text:span><text:span text:style-name="T409">GridcellAxis(</text:span><text:span text:style-name="T432">center, gGridAxisBounds</text:span><text:span text:style-name="T409">): </text:span><text:span text:style-name="T407">It keeps data information for </text:span><text:span text:style-name="T434">a </text:span><text:span text:style-name="T433">grid </text:span><text:span text:style-name="T407">Axis</text:span><text:span text:style-name="T431"> </text:span><text:span text:style-name="T434">cell</text:span><text:span text:style-name="T407">. <text:s/></text:span><text:span text:style-name="T434">It is considered a 1 dimension gridcell. </text:span></text:p>
      <text:p text:style-name="P11"><text:span text:style-name="T407">O</text:span><text:span text:style-name="T367">perations:</text:span></text:p>
      <text:list xml:id="list2844349478" text:style-name="L18">
        <text:list-item>
          <text:p text:style-name="P417">getters/setters</text:p>
        </text:list-item>
        <text:list-item>
          <text:p text:style-name="P426"><text:span text:style-name="T428">gridcell = gAxis</text:span><text:span text:style-name="T416">Cell</text:span><text:span text:style-name="T428"> * gAxis</text:span><text:span text:style-name="T416">Cell</text:span><text:span text:style-name="T428"> </text:span><text:span text:style-name="T410">(merge)</text:span></text:p>
        </text:list-item>
      </text:list>
      <text:p text:style-name="P286"/>
      <text:h text:style-name="Heading_20_4" text:outline-level="4"><text:bookmark-start text:name="__RefHeading___Toc5171_1210443566"/><text:soft-page-break/><text:span text:style-name="T294">g</text:span>Ax<text:span text:style-name="T497">i</text:span><text:span text:style-name="T482">s</text:span><text:bookmark-end text:name="__RefHeading___Toc5171_1210443566"/></text:h>
      <text:p text:style-name="P15"><text:span text:style-name="T430">-shr_</text:span><text:span text:style-name="T422">gG</text:span><text:span text:style-name="T430">ridAxis(“name/</text:span><text:span text:style-name="T398">lat/lon</text:span><text:span text:style-name="T430">”, </text:span><text:span text:style-name="T429">gridAxisBounds</text:span><text:span text:style-name="T430">, resolution): </text:span><text:span text:style-name="T398">define a</text:span><text:span text:style-name="T401">n</text:span><text:span text:style-name="T398"> Axis. </text:span><text:span text:style-name="T401">Such as latitude/longitude.</text:span></text:p>
      <text:list xml:id="list2633029066" text:style-name="L19">
        <text:list-item>
          <text:p text:style-name="P427"><text:span text:style-name="T400">g</text:span><text:span text:style-name="T367">etName</text:span></text:p>
        </text:list-item>
        <text:list-item>
          <text:p text:style-name="P428"><text:span text:style-name="T400">g</text:span><text:span text:style-name="T399">e</text:span><text:span text:style-name="T400">t</text:span><text:span text:style-name="T399">Size</text:span></text:p>
        </text:list-item>
        <text:list-item>
          <text:p text:style-name="P418">getStart/getEnd</text:p>
        </text:list-item>
        <text:list-item>
          <text:p text:style-name="P418">getResolution</text:p>
        </text:list-item>
        <text:list-item>
          <text:p text:style-name="P419">getIndex(coord)</text:p>
          <text:list>
            <text:list-item>
              <text:p text:style-name="P429"><text:span text:style-name="T401">g</text:span><text:span text:style-name="T402">etIndexByCoord</text:span></text:p>
            </text:list-item>
          </text:list>
        </text:list-item>
        <text:list-item>
          <text:p text:style-name="P430"><text:span text:style-name="T402">g</text:span><text:span text:style-name="T367">etBounds(coord) → start and end of requested coordinate</text:span></text:p>
        </text:list-item>
        <text:list-item>
          <text:p text:style-name="P429"><text:span text:style-name="T404">getI</text:span><text:span text:style-name="T402">terator</text:span><text:span text:style-name="T404">()</text:span><text:span text:style-name="T402"> →</text:span><text:span text:style-name="T403"> </text:span><text:span text:style-name="T404">gridAxisIterator: </text:span><text:span text:style-name="T406">returns </text:span><text:span text:style-name="T412">gridcellAxis</text:span></text:p>
        </text:list-item>
        <text:list-item>
          <text:p text:style-name="P431"><text:span text:style-name="T367">grid</text:span><text:span text:style-name="T423">cells</text:span><text:span text:style-name="T411">Map</text:span><text:span text:style-name="T367"> = </text:span><text:span text:style-name="T406">g</text:span><text:span text:style-name="T367">Axis * gAxis</text:span><text:span text:style-name="T413"> !</text:span><text:span text:style-name="T424">&lt; expand</text:span></text:p>
        </text:list-item>
      </text:list>
      <text:p text:style-name="P1"/>
      <text:p text:style-name="P12"><text:span text:style-name="T367">coord arguments only involve </text:span><text:span text:style-name="T405">1 axis.</text:span></text:p>
      <text:h text:style-name="Heading_20_4" text:outline-level="4"><text:bookmark-start text:name="__RefHeading___Toc5719_3493864717"/><text:span text:style-name="T442">gA</text:span><text:span text:style-name="T367">xisMapping</text:span><text:bookmark-end text:name="__RefHeading___Toc5719_3493864717"/></text:h>
      <text:p text:style-name="P286">gAxisMapping(gAxis): <text:span text:style-name="T498">maps grid axis with its </text:span><text:span text:style-name="T499">corresponding </text:span><text:span text:style-name="T498">indices</text:span></text:p>
      <text:p text:style-name="P287">Operations:</text:p>
      <text:list xml:id="list2926289125" text:style-name="L20">
        <text:list-item>
          <text:p text:style-name="P432"><text:span text:style-name="T438">getIndex</text:span><text:span text:style-name="T439">(coord) → returns its </text:span><text:span text:style-name="T441">mapping array </text:span><text:span text:style-name="T439">indices. </text:span><text:span text:style-name="T440">1 or 2 indices can be returned depending where it lies</text:span></text:p>
        </text:list-item>
        <text:list-item>
          <text:p text:style-name="P433"><text:span text:style-name="T440">g</text:span><text:span text:style-name="T367">etIndex(gridcell) <text:s/>→ return its mapping array index</text:span></text:p>
        </text:list-item>
      </text:list>
      <text:p text:style-name="P289"/>
      <text:h text:style-name="Heading_20_4" text:outline-level="4"><text:bookmark-start text:name="__RefHeading___Toc5836_3493864717"/>gAxisIndex (gAxisCellIndex)<text:bookmark-end text:name="__RefHeading___Toc5836_3493864717"/></text:h>
      <text:p text:style-name="P293"><text:span text:style-name="T443">gAxisIndex(gAxisCell, </text:span><text:span text:style-name="T444">index</text:span><text:span text:style-name="T443">) : global array index for gAxisCell</text:span></text:p>
      <text:p text:style-name="P290"/>
      <text:h text:style-name="P314" text:outline-level="3"><text:bookmark-start text:name="__RefHeading___Toc5832_3493864717"/><text:span text:style-name="T221">Gr</text:span><text:span text:style-name="T224">id</text:span><text:bookmark-end text:name="__RefHeading___Toc5832_3493864717"/></text:h>
      <text:p text:style-name="P409"/>
      <text:p text:style-name="P19"><text:span text:style-name="T224">N</text:span><text:span text:style-name="T158">ew</text:span></text:p>
      <text:p text:style-name="P409"/>
      <text:p text:style-name="P409">AxisMapping(grid axis) % get(coord) -&gt; integer</text:p>
      <text:p text:style-name="P409"/>
      <text:p text:style-name="P409">gridIndicesMapping(grid descriptor) % get(gridbounds) -&gt; gridBoundIndices(idx lat, idx lon)</text:p>
      <text:p text:style-name="P409"/>
      <text:p text:style-name="P409">gridMask(grid descriptor, lmask)</text:p>
      <text:p text:style-name="P409">gridMask:: gridMaskSelect(grid descriptor, gridIndices) % get() -&gt; grid mask (adapt grid size to new indices)</text:p>
      <text:p text:style-name="P409">gridMask:: gridMaskExpand(grid descriptor, mapping, new bounds, default=t/f) % get() -&gt; grid mask (adapt grid size)</text:p>
      <text:h text:style-name="Heading_20_4" text:outline-level="4"><text:bookmark-start text:name="__RefHeading___Toc5838_3493864717"/><text:span text:style-name="T224">O</text:span><text:span text:style-name="T158">verview</text:span><text:bookmark-end text:name="__RefHeading___Toc5838_3493864717"/></text:h>
      <text:p text:style-name="P288"/>
      <text:list xml:id="list163247939767025" text:continue-list="list1899901237" text:style-name="L16">
        <text:list-item>
          <text:p text:style-name="P420">gGrid<text:span text:style-name="T501">cells</text:span><text:span text:style-name="T491">Mapping </text:span><text:span text:style-name="T500">(gGridcellsMap)</text:span></text:p>
        </text:list-item>
        <text:list-item>
          <text:p text:style-name="P421">gGridIndicesMapping</text:p>
        </text:list-item>
        <text:list-item>
          <text:p text:style-name="P434"><text:span text:style-name="T417">gG</text:span><text:span text:style-name="T367">ridDomain </text:span><text:span text:style-name="T417">(current </text:span><text:span text:style-name="T421">grid </text:span><text:span text:style-name="T417">partition)</text:span></text:p>
        </text:list-item>
        <text:list-item>
          <text:p text:style-name="P434"><text:span text:style-name="T367">gGridPartition </text:span><text:span text:style-name="T417">(global information)</text:span></text:p>
        </text:list-item>
        <text:list-item>
          <text:p text:style-name="P434"><text:span text:style-name="T367">gGridBounds →</text:span><text:span text:style-name="T418"> grid bounds, </text:span><text:span text:style-name="T419">overall limits</text:span></text:p>
        </text:list-item>
        <text:list-item>
          <text:p text:style-name="P435"><text:span text:style-name="T229">gGridMask →</text:span><text:span text:style-name="T230"> define which gridcells are </text:span><text:span text:style-name="T231">sea vs land, </text:span><text:span text:style-name="T232">define which gridcells belong to this partition</text:span></text:p>
        </text:list-item>
        <text:list-item>
          <text:p text:style-name="P436">gGridcell</text:p>
        </text:list-item>
        <text:list-item>
          <text:p text:style-name="P437">gGridcellIndex</text:p>
        </text:list-item>
      </text:list>
      <text:p text:style-name="P3"/>
      <text:h text:style-name="P313" text:outline-level="3"/>
      <text:h text:style-name="P316" text:outline-level="4"><text:span text:style-name="T221">s</text:span><text:span text:style-name="T158">hr_soulsharedGrid</text:span></text:h>
      <text:p text:style-name="P411"><text:span text:style-name="T245"/></text:p>
      <text:p text:style-name="P410"><text:span text:style-name="T158">Main interface</text:span></text:p>
      <text:p text:style-name="P408"><text:span text:style-name="T222">-grid(</text:span><text:span text:style-name="T225">resolution, gridBounds</text:span><text:span text:style-name="T226">, gridPartition</text:span><text:span text:style-name="T222">)</text:span></text:p>
      <text:p text:style-name="P408"><text:span text:style-name="T222"/></text:p>
      <text:p text:style-name="P408"><text:span text:style-name="T222"/></text:p>
      <text:h text:style-name="Heading_20_4" text:outline-level="4"><text:bookmark-start text:name="__RefHeading___Toc2362_3936994408"/><text:span text:style-name="T221">g</text:span><text:span text:style-name="T222">G</text:span><text:span text:style-name="T223">rid</text:span><text:bookmark-end text:name="__RefHeading___Toc2362_3936994408"/></text:h>
      <text:p text:style-name="P280"><text:span text:style-name="T222">-grid(</text:span><text:span text:style-name="T248">shr_</text:span><text:span text:style-name="T247">gridDescriptor</text:span><text:span text:style-name="T226">, </text:span><text:span text:style-name="T248">shr_g</text:span><text:span text:style-name="T246">AxisMapping::</text:span><text:span text:style-name="T248">lat</text:span><text:span text:style-name="T246">, </text:span><text:span text:style-name="T248">shr_g</text:span><text:span text:style-name="T246">AxisMapping::</text:span><text:span text:style-name="T248">lon</text:span><text:span text:style-name="T222">)</text:span></text:p>
      <text:p text:style-name="P47"/>
      <text:p text:style-name="P200"><text:span text:style-name="T46">D</text:span><text:span text:style-name="T22">efines a new regular squared grid.</text:span></text:p>
      <text:p text:style-name="P48"/>
      <text:list xml:id="list1588730505" text:style-name="L21">
        <text:list-item>
          <text:p text:style-name="P355"><text:soft-page-break/>resolution: same resolution applies to latitude and longitude</text:p>
        </text:list-item>
        <text:list-item>
          <text:p text:style-name="P336"><text:span text:style-name="T22">gridBounds: it defines which scope. </text:span><text:span text:style-name="T41">By default the whole world</text:span></text:p>
        </text:list-item>
        <text:list-item>
          <text:p text:style-name="P337"><text:span text:style-name="T40">gridPartition: it tells how to split the grid when parallel. </text:span><text:span text:style-name="T42">If not defined </text:span><text:span text:style-name="T47">there is 1 single partition.</text:span></text:p>
        </text:list-item>
        <text:list-item>
          <text:p text:style-name="P337"><text:span text:style-name="T40">gridMask: it tells which grid cells are ignored. Such as sea when </text:span><text:span text:style-name="T44">only required to check on land grid cells</text:span><text:span text:style-name="T40">. </text:span><text:span text:style-name="T45">It is an o</text:span><text:span text:style-name="T43">ptional argument.</text:span></text:p>
        </text:list-item>
      </text:list>
      <text:p text:style-name="P48"/>
      <text:p text:style-name="P201"><text:span text:style-name="T38">Once initialized the grid cannot be modified. Instead a new grid can be created from the current on</text:span><text:span text:style-name="T39">e</text:span><text:span text:style-name="T38">. </text:span><text:span text:style-name="T150">Only its grid cells can be enabled/disable </text:span><text:span text:style-name="T151">but no repartitioning will take place.</text:span></text:p>
      <text:p text:style-name="P49"/>
      <text:p text:style-name="P262"><text:span text:style-name="T38">P</text:span><text:span text:style-name="T22">artition and domain are the same once grid is initialized.</text:span></text:p>
      <text:p text:style-name="P145"/>
      <text:p text:style-name="P146">Data structure:</text:p>
      <text:list xml:id="list1192935586" text:style-name="L22">
        <text:list-item>
          <text:p text:style-name="P357">resolution</text:p>
        </text:list-item>
        <text:list-item>
          <text:p text:style-name="P357">AxisLat/AxisLon</text:p>
        </text:list-item>
        <text:list-item>
          <text:p text:style-name="P358">gridBounds</text:p>
        </text:list-item>
        <text:list-item>
          <text:p text:style-name="P338"><text:span text:style-name="T22">gridDomain</text:span><text:span text:style-name="T261">(</text:span><text:span text:style-name="T262">resolution, </text:span><text:span text:style-name="T261">Axislat, AxisLon, locBounds, locDomainCellsMask, locLandMask)</text:span></text:p>
        </text:list-item>
        <text:list-item>
          <text:p text:style-name="P359">gridPartition(:)</text:p>
        </text:list-item>
        <text:list-item>
          <text:p text:style-name="P339"><text:span text:style-name="T260">gloG</text:span><text:span text:style-name="T22">ridcellMap</text:span></text:p>
        </text:list-item>
        <text:list-item>
          <text:p text:style-name="P340"><text:span text:style-name="T259">gloL</text:span><text:span text:style-name="T22">andMask</text:span></text:p>
        </text:list-item>
      </text:list>
      <text:p text:style-name="P47"/>
      <text:p text:style-name="P202"><text:span text:style-name="T29">s</text:span><text:span text:style-name="T22">ubroutines</text:span></text:p>
      <text:list xml:id="list2936625987" text:style-name="L23">
        <text:list-item>
          <text:p text:style-name="P341"><text:span text:style-name="T29">g</text:span><text:span text:style-name="T22">etResolution</text:span></text:p>
        </text:list-item>
        <text:list-item>
          <text:p text:style-name="P360">getLats/getLons</text:p>
        </text:list-item>
        <text:list-item>
          <text:p text:style-name="P360">getLatsSize/getLonsSize</text:p>
        </text:list-item>
        <text:list-item>
          <text:p text:style-name="P356">getBounds</text:p>
        </text:list-item>
        <text:list-item>
          <text:p text:style-name="P362">getPartition <text:span text:style-name="T301">([1 to N]) →</text:span><text:span text:style-name="T303"> partition info for enabled grid cells</text:span></text:p>
        </text:list-item>
        <text:list-item>
          <text:p text:style-name="P363">getDomain([1 to N]) → <text:span text:style-name="T304">domain </text:span></text:p>
        </text:list-item>
        <text:list-item>
          <text:p text:style-name="P364">getSubGrid(<text:span text:style-name="T300">new </text:span><text:span text:style-name="T299">gridB</text:span>ounds) →<text:span text:style-name="T362"> new grid(...)</text:span></text:p>
        </text:list-item>
        <text:list-item>
          <text:p text:style-name="P365"><text:span text:style-name="T362">r</text:span>egrid(new resolution) <text:s/>→<text:span text:style-name="T362"> </text:span><text:span text:style-name="T481">C</text:span><text:span text:style-name="T363">hanges its internal state to new resolution.</text:span></text:p>
        </text:list-item>
        <text:list-item>
          <text:p text:style-name="P366">isGlobal<text:span text:style-name="T302">()</text:span> →<text:span text:style-name="T302"> yes if current grid is the whole world</text:span></text:p>
        </text:list-item>
        <text:list-item>
          <text:p text:style-name="P367">isGridFits(another grid) → yes not</text:p>
        </text:list-item>
        <text:list-item>
          <text:p text:style-name="P368">grid = grid + grid (merge <text:span text:style-name="T487">according to its mask</text:span>), <text:span text:style-name="T488">same resolution</text:span></text:p>
        </text:list-item>
        <text:list-item>
          <text:p text:style-name="P397"><text:span text:style-name="T196">grid = grid – grid (difference </text:span><text:span text:style-name="T197">according to its mask</text:span><text:span text:style-name="T196">), </text:span><text:span text:style-name="T198">same resolution</text:span></text:p>
        </text:list-item>
      </text:list>
      <text:p text:style-name="P142"/>
      <text:p text:style-name="P52"/>
      <text:h text:style-name="Heading_20_5" text:outline-level="5"><text:bookmark-start text:name="__RefHeading___Toc4583_132139075"/><text:span text:style-name="T483">gG</text:span>rid<text:span text:style-name="T293">Distributed</text:span><text:bookmark-end text:name="__RefHeading___Toc4583_132139075"/></text:h>
      <text:p text:style-name="P54"><text:span text:style-name="T351">grid</text:span><text:span text:style-name="T359">Distributed</text:span><text:span text:style-name="T351">(</text:span><text:span text:style-name="T352">resolution, </text:span><text:span text:style-name="T360">gloG</text:span><text:span text:style-name="T352">ridBounds</text:span><text:span text:style-name="T353">, </text:span><text:span text:style-name="T358">[</text:span><text:span text:style-name="T353">gridPartition</text:span><text:span text:style-name="T358">]</text:span><text:span text:style-name="T353">, </text:span><text:span text:style-name="T354">[</text:span><text:span text:style-name="T361">g</text:span><text:span text:style-name="T355">ridMask</text:span><text:span text:style-name="T354">], </text:span>parallelInfo<text:span text:style-name="T351">)</text:span></text:p>
      <text:p text:style-name="P54"/>
      <text:p text:style-name="P203"><text:span text:style-name="T154">M</text:span><text:span text:style-name="T153">pi info is used to partition the grid. </text:span><text:span text:style-name="T155">ParallelInfo rules over gridPartition. </text:span><text:span text:style-name="T156">It</text:span><text:span text:style-name="T152"> must be consistent with parallel info (#procs, …). </text:span></text:p>
      <text:p text:style-name="P51"/>
      <text:p text:style-name="P55">Available operations:</text:p>
      <text:list xml:id="list1585459099" text:style-name="L24">
        <text:list-item>
          <text:p text:style-name="P369">getSubGrid(new gridBounds) →<text:span text:style-name="T365"> new grid</text:span><text:span text:style-name="T366">Distributed</text:span><text:span text:style-name="T365">(...)</text:span></text:p>
        </text:list-item>
        <text:list-item>
          <text:p text:style-name="P369"><text:span text:style-name="T364">r</text:span>egridding(new resolution) →<text:span text:style-name="T365"> change its internal state</text:span></text:p>
        </text:list-item>
        <text:list-item>
          <text:p text:style-name="P370">rebalance() →<text:span text:style-name="T365"> change its internal state</text:span></text:p>
        </text:list-item>
      </text:list>
      <text:p text:style-name="P140"/>
      <text:h text:style-name="Heading_20_4" text:outline-level="4"><text:bookmark-start text:name="__RefHeading___Toc5482_2929691388"/>gGridDescriptor<text:bookmark-end text:name="__RefHeading___Toc5482_2929691388"/></text:h>
      <text:p text:style-name="P141">gGridDescriptor(resolution, gAxisLat, gAxisLon): <text:span text:style-name="T489">grid basic info</text:span></text:p>
      <text:p text:style-name="P53"/>
      <text:h text:style-name="Heading_20_4" text:outline-level="4"><text:bookmark-start text:name="__RefHeading___Toc1429_906975383"/><text:soft-page-break/><text:span text:style-name="T483">gG</text:span>ridPartition<text:bookmark-end text:name="__RefHeading___Toc1429_906975383"/></text:h>
      <text:p text:style-name="P56">-gridPartit<text:span text:style-name="T287">i</text:span>on <text:span text:style-name="T288">(</text:span><text:span text:style-name="T7">current, total, </text:span><text:span text:style-name="T289">global </text:span><text:span text:style-name="T7">gridIndices</text:span><text:span text:style-name="T288">)</text:span>: which grid cells belong to each partition. Info a<text:span text:style-name="T286">v</text:span>ailable to all parts. <text:span text:style-name="T290">Once initialized it cannot be modified.</text:span></text:p>
      <text:p text:style-name="P56"/>
      <text:p text:style-name="P57">Grid indices is an array of from 1 to N (latest index). It starts counting from top – left to bottom – right.</text:p>
      <text:p text:style-name="P56"/>
      <text:list xml:id="list1068828330" text:style-name="L25">
        <text:list-item>
          <text:p text:style-name="P361">GetCurrent</text:p>
        </text:list-item>
        <text:list-item>
          <text:p text:style-name="P361">getTotal</text:p>
        </text:list-item>
        <text:list-item>
          <text:p text:style-name="P361">getCurrentIndices</text:p>
        </text:list-item>
        <text:list-item>
          <text:p text:style-name="P361">getTotalIndices</text:p>
        </text:list-item>
      </text:list>
      <text:p text:style-name="P58"/>
      <text:h text:style-name="Heading_20_4" text:outline-level="4"><text:bookmark-start text:name="__RefHeading___Toc1431_906975383"/><text:span text:style-name="T483">g</text:span><text:span text:style-name="T484">G</text:span>ridDomain<text:bookmark-end text:name="__RefHeading___Toc1431_906975383"/></text:h>
      <text:p text:style-name="P276"><text:span text:style-name="T190">I</text:span><text:span text:style-name="T191">t is a part of a grid. </text:span><text:span text:style-name="T192">It must belong to the </text:span><text:span text:style-name="T191">same partition</text:span><text:span text:style-name="T193">. </text:span><text:span text:style-name="T194">For instance, a gridDomain cannot belong to more than 1 partition.</text:span><text:span text:style-name="T195"> </text:span></text:p>
      <text:p text:style-name="P50"/>
      <text:p text:style-name="P277"><text:span text:style-name="T190">-gridDomain</text:span><text:span text:style-name="T205">(</text:span><text:span text:style-name="T206">resolution, locAxisLat, locAxisLon, </text:span><text:span text:style-name="T209">locBounds, </text:span><text:span text:style-name="T212">locGridcellsMask, </text:span><text:span text:style-name="T211">locL</text:span><text:span text:style-name="T206">and</text:span><text:span text:style-name="T207">M</text:span><text:span text:style-name="T208">ask</text:span><text:span text:style-name="T205">)</text:span><text:span text:style-name="T190">: </text:span><text:span text:style-name="T210">local </text:span><text:span text:style-name="T190">part of the grid</text:span></text:p>
      <text:list xml:id="list3525110835" text:style-name="L26">
        <text:list-item>
          <text:p text:style-name="P371">gridcells must be consecutive.</text:p>
        </text:list-item>
        <text:list-item>
          <text:p text:style-name="P372">GridDomain represents a square part of the grid</text:p>
        </text:list-item>
        <text:list-item>
          <text:p text:style-name="P372">Some of the gridcells can be disabled with a mask.</text:p>
        </text:list-item>
        <text:list-item>
          <text:p text:style-name="P373">It can be a part of itself</text:p>
        </text:list-item>
      </text:list>
      <text:p text:style-name="P138"/>
      <text:p text:style-name="P144">Data structure:</text:p>
      <text:list xml:id="list853519431" text:style-name="L27">
        <text:list-item>
          <text:p text:style-name="P374">resolution</text:p>
        </text:list-item>
        <text:list-item>
          <text:p text:style-name="P374">AxisLat/AxisLon</text:p>
        </text:list-item>
        <text:list-item>
          <text:p text:style-name="P375">bounds</text:p>
        </text:list-item>
        <text:list-item>
          <text:p text:style-name="P376">gridcellsMap</text:p>
        </text:list-item>
        <text:list-item>
          <text:p text:style-name="P398"><text:span text:style-name="T213">partition</text:span><text:span text:style-name="T214">Mask →</text:span><text:span text:style-name="T215"> which gridcells belongs to this partit</text:span><text:span text:style-name="T216">i</text:span><text:span text:style-name="T215">on</text:span></text:p>
        </text:list-item>
        <text:list-item>
          <text:p text:style-name="P377">land<text:span text:style-name="T493">M</text:span>ask →<text:span text:style-name="T492"> which gridcells are land (vs sea)</text:span></text:p>
        </text:list-item>
      </text:list>
      <text:p text:style-name="P138"/>
      <text:p text:style-name="P139">Available operations:</text:p>
      <text:list xml:id="list2409545549" text:style-name="L28">
        <text:list-item>
          <text:p text:style-name="P378">gridDomain = gridDomain + gridDomain → combination of gridDomains <text:span text:style-name="T480">(those must <text:s/>overlap or </text:span><text:span text:style-name="T486">be placed</text:span><text:span text:style-name="T480"> next to each other)</text:span></text:p>
        </text:list-item>
        <text:list-item>
          <text:p text:style-name="P399"><text:span text:style-name="T172">gridDomain = gridDomain - gridDomain → substraction of gridDomains </text:span><text:span text:style-name="T173">(those must <text:s/>overlap or </text:span><text:span text:style-name="T187">be placed </text:span><text:span text:style-name="T173">next to each other)</text:span></text:p>
        </text:list-item>
        <text:list-item>
          <text:p text:style-name="P379">toGrid() → transform grid domain into full grid</text:p>
        </text:list-item>
        <text:list-item>
          <text:p text:style-name="P380">isSquared() → yes/no, array boundaries are full X*Y (partitioning might avoid it)</text:p>
        </text:list-item>
        <text:list-item>
          <text:p text:style-name="P381">toSquaredGridDomains() → if is notSquared then it divides into smaller gridDomains which does it.</text:p>
        </text:list-item>
      </text:list>
      <text:h text:style-name="Heading_20_4" text:outline-level="4"><text:bookmark-start text:name="__RefHeading___Toc4085_2815469592"/>GgridDomainSquared<text:bookmark-end text:name="__RefHeading___Toc4085_2815469592"/></text:h>
      <text:p text:style-name="P151">gridDomainSquare<text:span text:style-name="T505">d</text:span> is (…)</text:p>
      <text:p text:style-name="P151"/>
      <text:h text:style-name="Heading_20_4" text:outline-level="4"><text:bookmark-start text:name="__RefHeading___Toc4087_2815469592"/>gGridDomainToSquaredConvert<text:bookmark-end text:name="__RefHeading___Toc4087_2815469592"/></text:h>
      <text:p text:style-name="P151">grid domain to squared convert(...)</text:p>
      <text:p text:style-name="P151"/>
      <text:h text:style-name="Heading_20_4" text:outline-level="4"><text:bookmark-start text:name="__RefHeading___Toc1433_906975383"/><text:span text:style-name="T485">gG</text:span>ridBounds<text:bookmark-end text:name="__RefHeading___Toc1433_906975383"/></text:h>
      <text:p text:style-name="P204"><text:span text:style-name="T25">-g</text:span><text:span text:style-name="T26">ridBounds(north, south, east, west): describes a squared domain of the planet</text:span></text:p>
      <text:list xml:id="list3063504741" text:style-name="L29">
        <text:list-item>
          <text:p text:style-name="P342"><text:soft-page-break/><text:span text:style-name="T26">t</text:span><text:span text:style-name="T22">oArray</text:span></text:p>
        </text:list-item>
        <text:list-item>
          <text:p text:style-name="P382">getNorth/…</text:p>
        </text:list-item>
        <text:list-item>
          <text:p text:style-name="P383">fitsIn</text:p>
        </text:list-item>
        <text:list-item>
          <text:p text:style-name="P384">gGridBounds = gGridBounds + gGridBounds (merge)</text:p>
        </text:list-item>
        <text:list-item>
          <text:p text:style-name="P400"><text:span text:style-name="T199">gGridBounds = gGridBounds</text:span><text:span text:style-name="T200">1</text:span><text:span text:style-name="T199"> – gGridBounds</text:span><text:span text:style-name="T200">2</text:span><text:span text:style-name="T199"> (</text:span><text:span text:style-name="T200">substract 2 from 1</text:span><text:span text:style-name="T199">)</text:span></text:p>
        </text:list-item>
      </text:list>
      <text:h text:style-name="Heading_20_4" text:outline-level="4"><text:bookmark-start text:name="__RefHeading___Toc1435_906975383"/><text:span text:style-name="T256">gG</text:span><text:span text:style-name="T22">ridMask</text:span><text:bookmark-end text:name="__RefHeading___Toc1435_906975383"/></text:h>
      <text:p text:style-name="P275"><text:span text:style-name="T174">-gridMask</text:span><text:span text:style-name="T175">(</text:span><text:span text:style-name="T203">resolution, gAxisLat, gAxisLon, </text:span><text:span text:style-name="T202">l</text:span><text:span text:style-name="T175">ist of grid cells/</text:span><text:span text:style-name="T189">list of coordinates</text:span><text:span text:style-name="T201">(?)/</text:span><text:span text:style-name="T204">list of gridcells global id</text:span><text:span text:style-name="T175">): describes which grid cells are </text:span><text:span text:style-name="T176">selected</text:span><text:span text:style-name="T175"> </text:span><text:span text:style-name="T177">in a grid</text:span><text:span text:style-name="T185">.</text:span></text:p>
      <text:p text:style-name="P143"/>
      <text:p text:style-name="P281"><text:span text:style-name="T182">O</text:span><text:span text:style-name="T158">perations available:</text:span></text:p>
      <text:list xml:id="list340119407" text:style-name="L30">
        <text:list-item>
          <text:p text:style-name="P385">init</text:p>
        </text:list-item>
        <text:list-item>
          <text:p text:style-name="P403"><text:span text:style-name="T158">count</text:span><text:span text:style-name="T179">All</text:span><text:span text:style-name="T158">EnabledGridcells →</text:span><text:span text:style-name="T182"> it returns how many gridcells are enabled</text:span></text:p>
        </text:list-item>
        <text:list-item>
          <text:p text:style-name="P401"><text:span text:style-name="T179">getStatus</text:span><text:span text:style-name="T182">(index)</text:span><text:span text:style-name="T179"> →</text:span><text:span text:style-name="T182"> true/false if the requested gridcell is enabled</text:span></text:p>
        </text:list-item>
        <text:list-item>
          <text:p text:style-name="P404"><text:span text:style-name="T177">setStatus</text:span><text:span text:style-name="T182">(index, status) → defines for the requested gridcells its new status (enabled/disabled)</text:span></text:p>
        </text:list-item>
        <text:list-item>
          <text:p text:style-name="P405"><text:span text:style-name="T182">g</text:span><text:span text:style-name="T158">etGridDescriptor →</text:span><text:span text:style-name="T241"> shr_gGridDescriptor</text:span></text:p>
        </text:list-item>
        <text:list-item>
          <text:p text:style-name="P405"><text:span text:style-name="T158">getR</text:span><text:span text:style-name="T244">a</text:span><text:span text:style-name="T158">w → </text:span><text:span text:style-name="T244">expose</text:span><text:span text:style-name="T158"> logical mask </text:span><text:span text:style-name="T244">array</text:span></text:p>
        </text:list-item>
        <text:list-item>
          <text:p text:style-name="P386">toString</text:p>
        </text:list-item>
        <text:list-item>
          <text:p text:style-name="P387">shr_gGridMask = logical</text:p>
        </text:list-item>
        <text:list-item>
          <text:p text:style-name="P387">logical = shr_gGridMask</text:p>
        </text:list-item>
        <text:list-item>
          <text:p text:style-name="P388">== (scalar)</text:p>
        </text:list-item>
        <text:list-item>
          <text:p text:style-name="P388">== (logical array(:,:))</text:p>
        </text:list-item>
        <text:list-item>
          <text:p text:style-name="P388">== (shr_gGridMask)</text:p>
        </text:list-item>
        <text:list-item>
          <text:p text:style-name="P389">or bitwise</text:p>
        </text:list-item>
        <text:list-item>
          <text:p text:style-name="P389">and bitwise</text:p>
        </text:list-item>
        <text:list-item>
          <text:p text:style-name="P389">not bitwise</text:p>
        </text:list-item>
        <text:list-item>
          <text:p text:style-name="P389">any bitwise</text:p>
        </text:list-item>
        <text:list-item>
          <text:p text:style-name="P402"><text:span text:style-name="T182">s</text:span><text:span text:style-name="T243">elect(grid indices) → </text:span><text:span text:style-name="T242">select a smaller part of a grid (</text:span><text:span text:style-name="T243">new </text:span><text:span text:style-name="T242">shr_</text:span><text:span text:style-name="T243">gGridMask </text:span><text:span text:style-name="T242">grid descriptor)</text:span></text:p>
        </text:list-item>
        <text:list-item>
          <text:p text:style-name="P406"><text:span text:style-name="T158">expand(grid descriptor) → </text:span><text:span text:style-name="T242">new dimensions for shr_gGridMask</text:span></text:p>
        </text:list-item>
        <text:list-item>
          <text:p text:style-name="P406"><text:span text:style-name="T158">filter(gGridMask) → </text:span><text:span text:style-name="T242">extract mask values from chosen grid mask (same grid descriptor)</text:span></text:p>
        </text:list-item>
      </text:list>
      <text:p text:style-name="P154"/>
      <text:h text:style-name="Heading_20_4" text:outline-level="4"><text:bookmark-start text:name="__RefHeading___Toc4097_2815469592"/>gGridMaskClusters<text:bookmark-end text:name="__RefHeading___Toc4097_2815469592"/></text:h>
      <text:p text:style-name="P152">Finds clusters in a gridmask</text:p>
      <text:p text:style-name="P152"/>
      <text:h text:style-name="Heading_20_4" text:outline-level="4"><text:bookmark-start text:name="__RefHeading___Toc4099_2815469592"/>gGridMaskClustersIterator<text:bookmark-end text:name="__RefHeading___Toc4099_2815469592"/></text:h>
      <text:p text:style-name="P152">It iterates for each cluster found in gGridMaskClusters</text:p>
      <text:p text:style-name="P143"/>
      <text:h text:style-name="Heading_20_4" text:outline-level="4"><text:bookmark-start text:name="__RefHeading___Toc5165_1210443566"/><text:span text:style-name="T186">gG</text:span><text:span text:style-name="T158">rid</text:span><text:span text:style-name="T184">cell</text:span><text:span text:style-name="T186">s</text:span><text:span text:style-name="T184">Map</text:span><text:span text:style-name="T233">ping</text:span><text:bookmark-end text:name="__RefHeading___Toc5165_1210443566"/></text:h>
      <text:p text:style-name="P274"><text:span text:style-name="T180">-</text:span><text:span text:style-name="T181">grid</text:span><text:span text:style-name="T184">cell</text:span><text:span text:style-name="T235">s</text:span><text:span text:style-name="T181">Map</text:span><text:span text:style-name="T235">ping</text:span><text:span text:style-name="T180">(</text:span><text:span text:style-name="T183">resolution, </text:span><text:span text:style-name="T188">gAxisLat</text:span><text:span text:style-name="T180">, </text:span><text:span text:style-name="T188">gAxisLon</text:span><text:span text:style-name="T180">): </text:span><text:span text:style-name="T234">retrieve gridcells by providing its coordinatess</text:span></text:p>
      <text:p text:style-name="P149"/>
      <text:p text:style-name="P273"><text:span text:style-name="T178">A</text:span><text:span text:style-name="T158">vailable operations:</text:span></text:p>
      <text:list xml:id="list3486103357" text:style-name="L31">
        <text:list-item>
          <text:p text:style-name="P390">getGridcell</text:p>
          <text:list>
            <text:list-item>
              <text:p text:style-name="P390">getGridcellByIndex</text:p>
            </text:list-item>
          </text:list>
        </text:list-item>
      </text:list>
      <text:p text:style-name="P150"/>
      <text:h text:style-name="Heading_20_4" text:outline-level="4"><text:bookmark-start text:name="__RefHeading___Toc5840_3493864717"/>gGridIndicesMapping<text:bookmark-end text:name="__RefHeading___Toc5840_3493864717"/></text:h>
      <text:p text:style-name="P148">-gGridIndicesMapping(resolution, <text:span text:style-name="T503">gA</text:span>xis<text:span text:style-name="T503">L</text:span>at, <text:span text:style-name="T503">gA</text:span>xis<text:span text:style-name="T503">L</text:span>on) : <text:span text:style-name="T502">grid indices are mapped</text:span></text:p>
      <text:p text:style-name="P148"/>
      <text:list xml:id="list163248430798209" text:continue-numbering="true" text:style-name="L31">
        <text:list-item>
          <text:p text:style-name="P407"><text:soft-page-break/><text:span text:style-name="T236">getIndex(coord) → </text:span><text:span text:style-name="T237">gridcellIndex</text:span></text:p>
          <text:p text:style-name="P391"/>
        </text:list-item>
      </text:list>
      <text:h text:style-name="Heading_20_4" text:outline-level="4"><text:bookmark-start text:name="__RefHeading___Toc1437_906975383"/><text:span text:style-name="T257">gG</text:span><text:span text:style-name="T22">rid</text:span><text:span text:style-name="T35">C</text:span><text:span text:style-name="T22">ell</text:span><text:bookmark-end text:name="__RefHeading___Toc1437_906975383"/></text:h>
      <text:p text:style-name="P205"><text:span text:style-name="T24">-G</text:span><text:span text:style-name="T22">ridcell (</text:span><text:span text:style-name="T255">global </text:span><text:span text:style-name="T33">index, </text:span><text:span text:style-name="T34">center </text:span><text:span text:style-name="T22">coordinate, </text:span><text:span text:style-name="T34">gridBounds</text:span><text:span text:style-name="T22">): describes a grid cell. </text:span><text:span text:style-name="T27">Coordinates or indices must be consistent with the grid.</text:span></text:p>
      <text:p text:style-name="P261"><text:span text:style-name="T27">O</text:span><text:span text:style-name="T22">perations:</text:span></text:p>
      <text:p text:style-name="P147">gGrid<text:span text:style-name="T496">AxisC</text:span>ell = g<text:span text:style-name="T495">Grid</text:span>AxisCell + g<text:span text:style-name="T495">Grid</text:span>AxisCell <text:span text:style-name="T496">(merge)</text:span></text:p>
      <text:p text:style-name="P279"><text:span text:style-name="T217">gGrid</text:span><text:span text:style-name="T219">AxisC</text:span><text:span text:style-name="T217">ell = g</text:span><text:span text:style-name="T218">Grid</text:span><text:span text:style-name="T217">AxisCell - g</text:span><text:span text:style-name="T218">Grid</text:span><text:span text:style-name="T217">AxisCell </text:span><text:span text:style-name="T219">(</text:span><text:span text:style-name="T220">difference</text:span><text:span text:style-name="T219">)</text:span></text:p>
      <text:p text:style-name="P278"><text:span text:style-name="T217">gGridcell = g</text:span><text:span text:style-name="T218">Grid</text:span><text:span text:style-name="T217">AxisCell * g</text:span><text:span text:style-name="T218">Grid</text:span><text:span text:style-name="T217">AxisCell </text:span><text:span text:style-name="T219">(combination)</text:span></text:p>
      <text:p text:style-name="P153"/>
      <text:h text:style-name="Heading_20_4" text:outline-level="4"><text:bookmark-start text:name="__RefHeading___Toc4101_2815469592"/><text:span text:style-name="T219">g</text:span><text:span text:style-name="T158">GridcellIndex</text:span><text:bookmark-end text:name="__RefHeading___Toc4101_2815469592"/></text:h>
      <text:p text:style-name="P282"><text:span text:style-name="T238">2d array i</text:span><text:span text:style-name="T240">ndices </text:span><text:span text:style-name="T239">of</text:span><text:span text:style-name="T240"> a gridcell</text:span></text:p>
      <text:p text:style-name="P153"/>
      <text:h text:style-name="Heading_20_4" text:outline-level="4"><text:bookmark-start text:name="__RefHeading___Toc1439_906975383"/><text:span text:style-name="T257">g</text:span><text:span text:style-name="T36">C</text:span><text:span text:style-name="T22">oordinate</text:span><text:bookmark-end text:name="__RefHeading___Toc1439_906975383"/></text:h>
      <text:p text:style-name="P205"><text:span text:style-name="T22">-Coordinate(lat, lon): </text:span><text:span text:style-name="T28">standard coordinate </text:span></text:p>
      <text:p text:style-name="P59"/>
      <text:h text:style-name="P312" text:outline-level="3"><text:bookmark-start text:name="__RefHeading___Toc2364_3936994408"/>Example<text:bookmark-end text:name="__RefHeading___Toc2364_3936994408"/></text:h>
      <text:p text:style-name="P206"><text:span text:style-name="T11">grid </text:span><text:span text:style-name="T12">(p=3), </text:span><text:span text:style-name="T271">handled 1d</text:span></text:p>
      <text:p text:style-name="P206"/>
      <text:p text:style-name="P263">x x x x <text:s text:c="2"/>p = 1 → <text:span text:style-name="T270">gridPartition ( </text:span>x x x x x x x <text:span text:style-name="T270">)</text:span></text:p>
      <text:p text:style-name="P207"><text:span text:style-name="T14">x x x</text:span> x </text:p>
      <text:p text:style-name="P207">x x x x <text:s text:c="2"/>p = 2 → <text:span text:style-name="T270">gridPartition ( </text:span>x x x x x x x <text:span text:style-name="T270">)</text:span></text:p>
      <text:p text:style-name="P207">x x <text:span text:style-name="T14">x x</text:span></text:p>
      <text:p text:style-name="P263">x x x x <text:s text:c="2"/>p = 3 → <text:span text:style-name="T270">gridPartition ( </text:span>x x x x x x <text:span text:style-name="T270">)</text:span></text:p>
      <text:p text:style-name="P263"/>
      <text:p text:style-name="P208"><text:span text:style-name="T17">T</text:span><text:span text:style-name="T14">ODO: afegir el domain I subdomain a grid_mod</text:span></text:p>
      <text:p text:style-name="P209"/>
      <text:p text:style-name="P209"/>
      <text:p text:style-name="P206"><text:span text:style-name="T12">ncSpatialDim (p=3), </text:span><text:span text:style-name="T271">handled in 2d. A</text:span><text:span text:style-name="T13">lternative name</text:span><text:span text:style-name="T265">s</text:span><text:span text:style-name="T13"> to ncGrid, ncGridDomain, ncGridSubdomain?</text:span></text:p>
      <text:p text:style-name="P210"><text:span text:style-name="T267">n</text:span>cGrid (p=3), <text:span text:style-name="T268">same as grid but takes into account header and footer for IO </text:span><text:span text:style-name="T269">when not squared</text:span></text:p>
      <text:p text:style-name="P211">It also includes netcdf vs fortran array shapes</text:p>
      <text:p text:style-name="P264">x x x x <text:s text:c="2"/><text:span text:style-name="T20">p</text:span> <text:span text:style-name="T20">= 1 →</text:span><text:span text:style-name="T21"> ncGridDomain <text:s/>→ ncGrid</text:span><text:span text:style-name="T490">D</text:span><text:span text:style-name="T21">omain (x x x x)</text:span></text:p>
      <text:p text:style-name="P209"><text:span text:style-name="T14">x x x</text:span> <text:s text:c="3"/><text:tab/><text:tab/><text:tab/><text:tab/><text:span text:style-name="T15">ncGrid</text:span><text:span text:style-name="T19">D</text:span><text:span text:style-name="T15">omain (x x x <text:s text:c="2"/>)</text:span></text:p>
      <text:p text:style-name="P60"><text:span text:style-name="T21"><text:s text:c="9"/></text:span><text:span text:style-name="T263">x</text:span><text:span text:style-name="T21"><text:tab/> <text:s/><text:tab/><text:tab/> <text:tab/> <text:s text:c="6"/>→ ncGrid</text:span><text:span text:style-name="T490">D</text:span><text:span text:style-name="T21">omain ( <text:s text:c="8"/>x)</text:span></text:p>
      <text:p text:style-name="P209">x x x x <text:s text:c="2"/><text:span text:style-name="T20">p = 2 →</text:span><text:span text:style-name="T21"> ncGridDomain <text:s/>→ ncGrid</text:span><text:span text:style-name="T490">D</text:span><text:span text:style-name="T21">omain (x x x x)</text:span></text:p>
      <text:p text:style-name="P209">x x <text:s/><text:span text:style-name="T14"><text:tab/><text:tab/><text:tab/><text:tab/> <text:s text:c="6"/></text:span><text:span text:style-name="T23">→ ncGrid</text:span><text:span text:style-name="T258">D</text:span><text:span text:style-name="T23">omain (x x <text:s text:c="5"/>)</text:span></text:p>
      <text:p text:style-name="P209"><text:span text:style-name="T14"><text:s text:c="6"/>x x<text:tab/><text:tab/><text:tab/><text:tab/> <text:s text:c="6"/>→</text:span><text:span text:style-name="T16"> ncGrid</text:span><text:span text:style-name="T19">D</text:span><text:span text:style-name="T16">omain ( <text:s text:c="5"/>x x)</text:span></text:p>
      <text:p text:style-name="P264">x x x x <text:s text:c="2"/><text:span text:style-name="T20">p = 3 →</text:span><text:span text:style-name="T21"> ncGridDomain <text:s/>→</text:span><text:span text:style-name="T264"> ncGridDomain (x x x x)</text:span></text:p>
      <text:p text:style-name="P60"/>
      <text:p text:style-name="P60"/>
      <text:p text:style-name="P61">Merge both</text:p>
      <text:p text:style-name="P61"/>
      <text:p text:style-name="P206"><text:span text:style-name="T11">grid </text:span><text:span text:style-name="T12">(p=3)</text:span></text:p>
      <text:p text:style-name="P206"/>
      <text:p text:style-name="P263">x x x x <text:s text:c="2"/>p = 1 → <text:span text:style-name="T270">gridPartition ( </text:span>x x x x x x x <text:span text:style-name="T270">) →</text:span><text:span text:style-name="T281"> SHR_</text:span><text:span text:style-name="T282">g</text:span><text:span text:style-name="T281">ridDomain </text:span><text:span text:style-name="T282">(x x x x)</text:span></text:p>
      <text:p text:style-name="P263">x x x <text:s text:c="3"/><text:tab/>→<text:span text:style-name="T284"> gridDomain (…) <text:tab/></text:span><text:tab/> <text:s text:c="3"/>→<text:span text:style-name="T282"> SHR_gridDomain (x x x <text:s text:c="2"/>)</text:span></text:p>
      <text:p text:style-name="P263"/>
      <text:p text:style-name="P207"><text:soft-page-break/><text:s text:c="9"/>x <text:tab/><text:tab/><text:tab/><text:tab/><text:tab/> <text:s text:c="3"/>→<text:span text:style-name="T282"> SHR_gridDomain ( <text:s text:c="8"/>x)</text:span></text:p>
      <text:p text:style-name="P207">x x x x <text:s text:c="2"/>p = 2 → <text:span text:style-name="T270">gridPartition ( </text:span>x x x x x x x <text:span text:style-name="T270">) →</text:span><text:span text:style-name="T281"> SHR_gridDomain </text:span><text:span text:style-name="T282">(x x x x)</text:span></text:p>
      <text:p text:style-name="P207">x x <text:s text:c="7"/><text:tab/>→<text:span text:style-name="T285"> gridDomain (...)</text:span><text:tab/><text:tab/> <text:s text:c="3"/><text:span text:style-name="T270">→</text:span><text:span text:style-name="T281"> SHR_gridDomain </text:span><text:span text:style-name="T282">(x x <text:s text:c="5"/>)</text:span></text:p>
      <text:p text:style-name="P207"/>
      <text:p text:style-name="P207"><text:s text:c="6"/><text:span text:style-name="T14">x x<text:tab/><text:tab/><text:tab/><text:tab/><text:tab/><text:tab/> <text:s text:c="3"/>→</text:span><text:span text:style-name="T18"> SHR_gridDomain ( <text:s text:c="5"/>x x)</text:span></text:p>
      <text:p text:style-name="P263">x x x x <text:s text:c="2"/>p = 3 → <text:span text:style-name="T270">gridPartition ( </text:span>x x x x x x <text:span text:style-name="T270">) <text:s text:c="3"/>→</text:span><text:span text:style-name="T281"> SHR_gridDomain </text:span><text:span text:style-name="T283">(x x x x)</text:span></text:p>
      <text:p text:style-name="P263"><text:span text:style-name="T28"><text:tab/><text:tab/>→</text:span><text:span text:style-name="T50"> gridDomain (…)<text:tab/></text:span></text:p>
      <text:p text:style-name="P62"/>
      <text:p text:style-name="P62"/>
      <text:h text:style-name="P302" text:outline-level="1"><text:bookmark-start text:name="__RefHeading___Toc4596_4067687214"/>Design<text:bookmark-end text:name="__RefHeading___Toc4596_4067687214"/></text:h>
      <text:p text:style-name="P17"><text:span text:style-name="T504">How to </text:span><text:span text:style-name="T454">implement </text:span><text:span text:style-name="T455">according to previous section.</text:span></text:p>
      <text:h text:style-name="Heading_20_2" text:outline-level="2"><text:bookmark-start text:name="__RefHeading___Toc9297_459283363"/>SoulShared <text:span text:style-name="T453">Array</text:span><text:bookmark-end text:name="__RefHeading___Toc9297_459283363"/></text:h>
      <text:h text:style-name="Heading_20_3" text:outline-level="3"><text:bookmark-start text:name="__RefHeading___Toc9299_459283363"/>shr_array<text:bookmark-end text:name="__RefHeading___Toc9299_459283363"/></text:h>
      <text:p text:style-name="P4">Internals, cho<text:span text:style-name="T456">o</text:span>se between allocatable vs pointer.</text:p>
      <text:p text:style-name="P7">shr_array →<text:span text:style-name="T460"> main interface, </text:span><text:span text:style-name="T463">name and dimensions </text:span><text:span text:style-name="T467">and type</text:span></text:p>
      <text:p text:style-name="P8"><text:span text:style-name="T457">shr_array</text:span><text:span text:style-name="T469">Rs</text:span><text:span text:style-name="T466">p</text:span><text:span text:style-name="T470">(shr_array)</text:span><text:span text:style-name="T457"> →</text:span><text:span text:style-name="T460"> </text:span><text:span text:style-name="T470">subtype </text:span><text:span text:style-name="T465">support </text:span><text:span text:style-name="T460">real sp </text:span><text:span text:style-name="T461">holder, </text:span><text:span text:style-name="T463">real dp and integer</text:span></text:p>
      <text:p text:style-name="P6"><text:span text:style-name="T457">shr_arrayContainer &lt;abstract&gt; →</text:span><text:span text:style-name="T458"> </text:span><text:span text:style-name="T471">data, </text:span><text:span text:style-name="T458">isolate array </text:span><text:span text:style-name="T462">mode (allocatable vs pointer). </text:span><text:span text:style-name="T463">Enforce all operations: scalar, container, div, mul, add, sub, assign</text:span></text:p>
      <text:p text:style-name="P5">shr_arrayContainerAllocatable →<text:span text:style-name="T459"> use allocatable arrays</text:span></text:p>
      <text:p text:style-name="P5">shr_arrayContainerPointer →<text:span text:style-name="T459"> use pointer arrays </text:span><text:span text:style-name="T468">(contiguous)</text:span></text:p>
      <text:h text:style-name="Heading_20_3" text:outline-level="3"><text:bookmark-start text:name="__RefHeading___Toc5167_1210443566"/>shr_arrayGrid<text:bookmark-end text:name="__RefHeading___Toc5167_1210443566"/></text:h>
      <text:p text:style-name="P10">shr_arrayGrid % init(name, grid, dimensions, units, description)</text:p>
      <text:h text:style-name="Heading_20_3" text:outline-level="3"><text:bookmark-start text:name="__RefHeading___Toc5169_1210443566"/>shr_arrayDist<text:bookmark-end text:name="__RefHeading___Toc5169_1210443566"/></text:h>
      <text:p text:style-name="P9">shr_arrayDist</text:p>
      <text:h text:style-name="Heading_20_2" text:outline-level="2"><text:bookmark-start text:name="__RefHeading___Toc9301_459283363"/>SoulShared grid<text:bookmark-end text:name="__RefHeading___Toc9301_459283363"/></text:h>
      <text:p text:style-name="P10"/>
      <text:p text:style-name="P18"/>
      <text:h text:style-name="P303" text:outline-level="1"><text:bookmark-start text:name="__RefHeading___Toc2307_3936994408"/>Prove of concept<text:bookmark-end text:name="__RefHeading___Toc2307_3936994408"/></text:h>
      <text:p text:style-name="P212"><text:span text:style-name="T48">S</text:span><text:span text:style-name="T22">how how to use </text:span><text:span text:style-name="T49">its </text:span><text:span text:style-name="T22">API </text:span><text:span text:style-name="T49">from previously defined classes.</text:span></text:p>
      <text:p text:style-name="P63"/>
      <text:h text:style-name="P306" text:outline-level="2"><text:bookmark-start text:name="__RefHeading___Toc2334_3936994408"/>Soulshared arrays<text:bookmark-end text:name="__RefHeading___Toc2334_3936994408"/></text:h>
      <text:p text:style-name="P64"/>
      <text:h text:style-name="P310" text:outline-level="3"><text:bookmark-start text:name="__RefHeading___Toc3198_1722581721"/>shr_dim<text:bookmark-end text:name="__RefHeading___Toc3198_1722581721"/></text:h>
      <text:p text:style-name="P65"/>
      <text:p text:style-name="P65">latdim = shr_dim(“latitude”, -<text:span text:style-name="T320">90, 90, 1, </text:span><text:span text:style-name="T323">units=”degrees north”, description=”degrees north”</text:span>)</text:p>
      <text:p text:style-name="P213"><text:span text:style-name="T86">londim = shr_dim(“longitude”, -</text:span><text:span text:style-name="T87">180, 180, 1, </text:span><text:span text:style-name="T94">units=”degrees east”, description=”degrees east”</text:span><text:span text:style-name="T86">)</text:span></text:p>
      <text:p text:style-name="P65"/>
      <text:p text:style-name="P214"><text:span text:style-name="T22">latcenter = </text:span><text:span text:style-name="T86">l</text:span><text:span text:style-name="T22">atdim % getIndex(</text:span><text:span text:style-name="T141">value=</text:span><text:span text:style-name="T22">0.0)</text:span></text:p>
      <text:p text:style-name="P214"><text:span text:style-name="T22">loncenter = </text:span><text:span text:style-name="T86">l</text:span><text:span text:style-name="T22">ondim % getIndex(</text:span><text:span text:style-name="T141">value=</text:span><text:span text:style-name="T22">0.0)</text:span></text:p>
      <text:p text:style-name="P66"/>
      <text:p text:style-name="P215"><text:span text:style-name="T146">latsCenter</text:span><text:span text:style-name="T147">[:]</text:span><text:span text:style-name="T145">= </text:span><text:span text:style-name="T86">l</text:span><text:span text:style-name="T145">atdim % </text:span><text:span text:style-name="T144">getValues</text:span><text:span text:style-name="T145">()</text:span></text:p>
      <text:p text:style-name="P67"/>
      <text:p text:style-name="P216"><text:span text:style-name="T148">char :: name = </text:span><text:span text:style-name="T145">g</text:span><text:span text:style-name="T149">etName</text:span><text:span text:style-name="T148">()</text:span></text:p>
      <text:p text:style-name="P68">char :: units = getUnits()</text:p>
      <text:p text:style-name="P68">char :: description = getDescription()</text:p>
      <text:p text:style-name="P64"/>
      <text:h text:style-name="P310" text:outline-level="3"><text:bookmark-start text:name="__RefHeading___Toc3200_1722581721"/>shr_array<text:bookmark-end text:name="__RefHeading___Toc3200_1722581721"/></text:h>
      <text:p text:style-name="P69"/>
      <text:h text:style-name="P315" text:outline-level="4"><text:bookmark-start text:name="__RefHeading___Toc3202_1722581721"/>Constructor<text:bookmark-end text:name="__RefHeading___Toc3202_1722581721"/></text:h>
      <text:p text:style-name="P217"><text:span text:style-name="T85">temperature = shr_array(“temperature”, dims=</text:span><text:span text:style-name="T86">[latdim, lonDim]</text:span><text:span text:style-name="T85">, units=”K”, description=”air temperature at 2 meters”, </text:span><text:span text:style-name="T92">data</text:span><text:span text:style-name="T88">=0</text:span><text:span text:style-name="T85">)</text:span></text:p>
      <text:p text:style-name="P72"/>
      <text:p text:style-name="P75">or</text:p>
      <text:p text:style-name="P75"/>
      <text:p text:style-name="P218"><text:span text:style-name="T88">tempData[nlats, nlon] <text:s/>= 0,</text:span><text:span text:style-name="T90">0</text:span></text:p>
      <text:p text:style-name="P73"/>
      <text:p text:style-name="P218"><text:span text:style-name="T85">temperature = shr_</text:span><text:span text:style-name="T89">rsp_</text:span><text:span text:style-name="T85">array(“temperature”, dims=</text:span><text:span text:style-name="T86">[latdim, lonDim]</text:span><text:span text:style-name="T85">, units=”K”, description=”air temperature at 2 meters”, </text:span><text:span text:style-name="T88">data=tempData</text:span><text:span text:style-name="T85">)</text:span></text:p>
      <text:p text:style-name="P73"/>
      <text:h text:style-name="P315" text:outline-level="4"><text:bookmark-start text:name="__RefHeading___Toc3204_1722581721"/><text:span text:style-name="T143">E</text:span><text:span text:style-name="T22">xtract array</text:span><text:bookmark-end text:name="__RefHeading___Toc3204_1722581721"/></text:h>
      <text:p text:style-name="P219"><text:span text:style-name="T22">rawTempData = temperature % </text:span><text:span text:style-name="T85">g</text:span><text:span text:style-name="T22">etData()</text:span></text:p>
      <text:p text:style-name="P76"/>
      <text:h text:style-name="P315" text:outline-level="4"><text:bookmark-start text:name="__RefHeading___Toc3206_1722581721"/>operations (+,-,*,/)<text:bookmark-end text:name="__RefHeading___Toc3206_1722581721"/></text:h>
      <text:p text:style-name="P222"><text:span text:style-name="T95">Overload c</text:span><text:span text:style-name="T22">ommon operations</text:span></text:p>
      <text:h text:style-name="P317" text:outline-level="5"><text:bookmark-start text:name="__RefHeading___Toc3208_1722581721"/>scalar<text:bookmark-end text:name="__RefHeading___Toc3208_1722581721"/></text:h>
      <text:p text:style-name="P76">temperature = temperature + 2,2</text:p>
      <text:p text:style-name="P76"/>
      <text:h text:style-name="P317" text:outline-level="5"><text:bookmark-start text:name="__RefHeading___Toc3210_1722581721"/>raw array (same dimensions)<text:bookmark-end text:name="__RefHeading___Toc3210_1722581721"/></text:h>
      <text:p text:style-name="P77">increateTemp[nlats, nlons] = same values...</text:p>
      <text:p text:style-name="P78"/>
      <text:p text:style-name="P220"><text:soft-page-break/><text:span text:style-name="T22">temperature = temperature + </text:span><text:span text:style-name="T91">increaseTemp</text:span></text:p>
      <text:p text:style-name="P79"/>
      <text:h text:style-name="P317" text:outline-level="5"><text:bookmark-start text:name="__RefHeading___Toc3212_1722581721"/><text:span text:style-name="T91">s</text:span><text:span text:style-name="T22">hr_array (same dimensions)</text:span><text:bookmark-end text:name="__RefHeading___Toc3212_1722581721"/></text:h>
      <text:p text:style-name="P80"/>
      <text:p text:style-name="P223"><text:span text:style-name="T93">increateTemp</text:span><text:span text:style-name="T85"> = shr_</text:span><text:span text:style-name="T89">rsp_</text:span><text:span text:style-name="T85">array(“</text:span><text:span text:style-name="T93">increase temperature</text:span><text:span text:style-name="T85">”, dims=</text:span><text:span text:style-name="T86">[latdim, lonDim]</text:span><text:span text:style-name="T85">, units=”K”, </text:span><text:span text:style-name="T93">data=…</text:span><text:span text:style-name="T85">)</text:span></text:p>
      <text:p text:style-name="P221"><text:span text:style-name="T85">temperature = temperature + </text:span><text:span text:style-name="T91">increaseTemp</text:span></text:p>
      <text:p text:style-name="P79"/>
      <text:h text:style-name="P315" text:outline-level="4"><text:bookmark-start text:name="__RefHeading___Toc3214_1722581721"/><text:span text:style-name="T142">A</text:span><text:span text:style-name="T22">ssignment</text:span><text:bookmark-end text:name="__RefHeading___Toc3214_1722581721"/></text:h>
      <text:p text:style-name="P81"/>
      <text:h text:style-name="P317" text:outline-level="5"><text:bookmark-start text:name="__RefHeading___Toc3216_1722581721"/>Scalar<text:bookmark-end text:name="__RefHeading___Toc3216_1722581721"/></text:h>
      <text:p text:style-name="P82"/>
      <text:p text:style-name="P83">temperature = 300,0</text:p>
      <text:p text:style-name="P82"/>
      <text:h text:style-name="P317" text:outline-level="5"><text:bookmark-start text:name="__RefHeading___Toc3218_1722581721"/><text:span text:style-name="T22">raw array </text:span><text:span text:style-name="T96">(same dimensions)</text:span><text:bookmark-end text:name="__RefHeading___Toc3218_1722581721"/></text:h>
      <text:p text:style-name="P224"><text:span text:style-name="T96">increateTemp[nlats, nlons] = same values… !</text:span><text:span text:style-name="T97">&lt; calculated </text:span></text:p>
      <text:p text:style-name="P226"><text:span text:style-name="T96">t</text:span><text:span text:style-name="T22">emperature = increaseTemp</text:span></text:p>
      <text:p text:style-name="P84"/>
      <text:h text:style-name="P317" text:outline-level="5"><text:bookmark-start text:name="__RefHeading___Toc3220_1722581721"/><text:span text:style-name="T22">shr_array </text:span><text:span text:style-name="T96">(same dimensions)</text:span><text:bookmark-end text:name="__RefHeading___Toc3220_1722581721"/></text:h>
      <text:p text:style-name="P84"/>
      <text:p text:style-name="P225"><text:span text:style-name="T96">increateTemp[nlats, nlons] = same values… !</text:span><text:span text:style-name="T97">&lt; calculated </text:span></text:p>
      <text:p text:style-name="P85">temperature = increaseTemp</text:p>
      <text:p text:style-name="P84"/>
      <text:h text:style-name="P317" text:outline-level="5"><text:bookmark-start text:name="__RefHeading___Toc3222_1722581721"/><text:span text:style-name="T22">subset </text:span><text:span text:style-name="T96">(different dimensions)</text:span><text:bookmark-end text:name="__RefHeading___Toc3222_1722581721"/></text:h>
      <text:p text:style-name="P84"/>
      <text:p text:style-name="P228"><text:span text:style-name="T98">chinaI</text:span><text:span text:style-name="T96">ncrea</text:span><text:span text:style-name="T98">s</text:span><text:span text:style-name="T96">eTemp[</text:span><text:span text:style-name="T99">50</text:span><text:span text:style-name="T96">, </text:span><text:span text:style-name="T99">60</text:span><text:span text:style-name="T96">] = same values… !</text:span><text:span text:style-name="T97">&lt; calculated </text:span></text:p>
      <text:p text:style-name="P227"><text:span text:style-name="T98">call </text:span><text:span text:style-name="T96">temperature % </text:span><text:span text:style-name="T98">set(</text:span><text:span text:style-name="T96"> </text:span><text:span text:style-name="T98">start=[50, 40], end=[100, 100], </text:span><text:span text:style-name="T100">chinaI</text:span><text:span text:style-name="T96">ncreaseTemp</text:span><text:span text:style-name="T98">)</text:span></text:p>
      <text:p text:style-name="P69"/>
      <text:h text:style-name="P310" text:outline-level="3"><text:bookmark-start text:name="__RefHeading___Toc3224_1722581721"/>shr_arrayGrid<text:bookmark-end text:name="__RefHeading___Toc3224_1722581721"/></text:h>
      <text:p text:style-name="P69"/>
      <text:p text:style-name="P86">Constructor</text:p>
      <text:p text:style-name="P86"/>
      <text:p text:style-name="P87">worldGrid = grid(…)</text:p>
      <text:p text:style-name="P89">layers= <text:s/>shr_dim(“layers”, 1, 10, 1)</text:p>
      <text:p text:style-name="P87"/>
      <text:p text:style-name="P229"><text:span text:style-name="T85">temperature = shr_array(“temperature”, </text:span><text:span text:style-name="T101">grid = worldGrid, </text:span><text:span text:style-name="T85">dims=</text:span><text:span text:style-name="T86">[</text:span><text:span text:style-name="T102">layers</text:span><text:span text:style-name="T86">]</text:span><text:span text:style-name="T85">, units=”K”, description=”air temperature at 2, …, </text:span><text:span text:style-name="T103">100</text:span><text:span text:style-name="T85"> meters”, </text:span><text:span text:style-name="T92">data</text:span><text:span text:style-name="T88">=0</text:span><text:span text:style-name="T85">)</text:span></text:p>
      <text:p text:style-name="P74"/>
      <text:p text:style-name="P230"><text:span text:style-name="T85">O</text:span><text:span text:style-name="T22">ther</text:span></text:p>
      <text:p text:style-name="P91">tempChunks, allocatable :: shr_arrayGrid(:)</text:p>
      <text:p text:style-name="P230"><text:span text:style-name="T105">tempChunks = </text:span><text:span text:style-name="T85"><text:s/>t</text:span><text:span text:style-name="T22">emperature % split2</text:span><text:span text:style-name="T104">SquaredGrids</text:span><text:span text:style-name="T22">()</text:span></text:p>
      <text:p text:style-name="P70"/>
      <text:h text:style-name="P315" text:outline-level="4"><text:bookmark-start text:name="__RefHeading___Toc3226_1722581721"/>shr_arrayGridFull<text:bookmark-end text:name="__RefHeading___Toc3226_1722581721"/></text:h>
      <text:p text:style-name="P69"/>
      <text:p text:style-name="P92">Assignment</text:p>
      <text:p text:style-name="P92"/>
      <text:p text:style-name="P93">real array :: tempData(:, :, :) !&lt; <text:span text:style-name="T327">3</text:span>d <text:span text:style-name="T327">(lat, lon, layers)</text:span></text:p>
      <text:p text:style-name="P95"><text:soft-page-break/>tempData = temperature % <text:span text:style-name="T318">g</text:span>etData()</text:p>
      <text:p text:style-name="P95"/>
      <text:p text:style-name="P97">All operations(+,-,*,/) are done with 2d spatial</text:p>
      <text:p text:style-name="P97"/>
      <text:p text:style-name="P98">temperature<text:span text:style-name="T329">Slim</text:span>Grid =<text:span text:style-name="T317">t</text:span>emperature % to<text:span text:style-name="T328">A</text:span>rray<text:span text:style-name="T329">Slim</text:span>Grid()</text:p>
      <text:p text:style-name="P69"/>
      <text:h text:style-name="P315" text:outline-level="4"><text:bookmark-start text:name="__RefHeading___Toc3228_1722581721"/>shr_arrayGridSlim<text:bookmark-end text:name="__RefHeading___Toc3228_1722581721"/></text:h>
      <text:p text:style-name="P69"/>
      <text:p text:style-name="P94">real array :: tempData( :, :) !&lt; 2d <text:span text:style-name="T327">(index, layers)</text:span></text:p>
      <text:p text:style-name="P96"><text:span text:style-name="T317">tempData = temperature % </text:span><text:span text:style-name="T318">g</text:span><text:span text:style-name="T317">etData()</text:span></text:p>
      <text:p text:style-name="P71"/>
      <text:p text:style-name="P97"><text:span text:style-name="T317">All operations(+,-,*,/) are done with </text:span>1<text:span text:style-name="T317">d spatial</text:span></text:p>
      <text:p text:style-name="P71"/>
      <text:p text:style-name="P99">temperatureFullGrid =<text:span text:style-name="T317">t</text:span>emperature % to<text:span text:style-name="T328">A</text:span>rrayFullGrid()</text:p>
      <text:p text:style-name="P69"/>
      <text:h text:style-name="P315" text:outline-level="4"><text:bookmark-start text:name="__RefHeading___Toc3230_1722581721"/><text:span text:style-name="T84">shr_array</text:span><text:span text:style-name="T85">Integration</text:span><text:bookmark-end text:name="__RefHeading___Toc3230_1722581721"/></text:h>
      <text:p text:style-name="P64"/>
      <text:p text:style-name="P100">Worldgrid = grid(…)</text:p>
      <text:p text:style-name="P101">shr_clock=<text:span text:style-name="T331">clock(start, end, timestep)</text:span></text:p>
      <text:p text:style-name="P64"/>
      <text:p text:style-name="P102"><text:span text:style-name="T318">temperature = shr_array(“temperature”, </text:span><text:span text:style-name="T324">grid = worldGrid, </text:span><text:span text:style-name="T318">dims=</text:span><text:span text:style-name="T319">[</text:span><text:span text:style-name="T325">layers</text:span><text:span text:style-name="T319">]</text:span><text:span text:style-name="T318">, units=”K”, description=”air temperature at 2, …, </text:span><text:span text:style-name="T326">100</text:span><text:span text:style-name="T318"> meters”, </text:span><text:span text:style-name="T330">clock=, </text:span><text:span text:style-name="T322">data</text:span><text:span text:style-name="T321">=0, </text:span><text:span text:style-name="T330">operation=</text:span><text:span text:style-name="T332">shr_</text:span><text:span text:style-name="T333">op_</text:span><text:span text:style-name="T330">Average</text:span><text:span text:style-name="T318">)</text:span></text:p>
      <text:p text:style-name="P102"/>
      <text:p text:style-name="P104">for each model timestep:</text:p>
      <text:p text:style-name="P231"><text:span text:style-name="T106"><text:tab/>! </text:span><text:span text:style-name="T107">calculate</text:span><text:span text:style-name="T106"> </text:span></text:p>
      <text:p text:style-name="P231"><text:span text:style-name="T106"><text:s/><text:tab/>t</text:span><text:span text:style-name="T22">emperature = temperature + 1</text:span></text:p>
      <text:p text:style-name="P231"><text:span text:style-name="T22"><text:tab/>! </text:span><text:span text:style-name="T107">notify end of timestep</text:span></text:p>
      <text:p text:style-name="P105"><text:tab/>temperature % timestep()</text:p>
      <text:p text:style-name="P102"/>
      <text:p text:style-name="P102"/>
      <text:p text:style-name="P103"/>
      <text:h text:style-name="P310" text:outline-level="3"><text:bookmark-start text:name="__RefHeading___Toc3232_1722581721"/>shr_arrayDist<text:bookmark-end text:name="__RefHeading___Toc3232_1722581721"/></text:h>
      <text:p text:style-name="P106">WorldGrid = grid(...)</text:p>
      <text:p text:style-name="P106">parallel = ParallelInfo(…)</text:p>
      <text:p text:style-name="P106"/>
      <text:p text:style-name="P107">lats = shr_dim(“latitude”, )</text:p>
      <text:p text:style-name="P107">lons = shr_dim(“longitude”, )</text:p>
      <text:p text:style-name="P90">layers= <text:s/>shr_dim(“layers”, 1, 10, 1)</text:p>
      <text:p text:style-name="P88"/>
      <text:p text:style-name="P106"><text:span text:style-name="T318">temperature = shr_array(“temperature”, </text:span><text:span text:style-name="T324">grid = worldGrid, </text:span><text:span text:style-name="T318">dims=</text:span><text:span text:style-name="T319">[</text:span><text:span text:style-name="T349">lats, lons, </text:span><text:span text:style-name="T325">layers</text:span><text:span text:style-name="T319">]</text:span><text:span text:style-name="T318">, units=”K”, description=”air temperature at 2, …, </text:span><text:span text:style-name="T326">100</text:span><text:span text:style-name="T318"> meters”, </text:span><text:span text:style-name="T322">data</text:span><text:span text:style-name="T321">=0</text:span><text:span text:style-name="T318">)</text:span></text:p>
      <text:h text:style-name="P306" text:outline-level="2"><text:bookmark-start text:name="__RefHeading___Toc2336_3936994408"/>Soulshared grid<text:bookmark-end text:name="__RefHeading___Toc2336_3936994408"/></text:h>
      <text:h text:style-name="P310" text:outline-level="3"><text:bookmark-start text:name="__RefHeading___Toc3826_124617398"/>Gridcell<text:bookmark-end text:name="__RefHeading___Toc3826_124617398"/></text:h>
      <text:p text:style-name="P108">GBounds = gridBounds(1, 0, 1, 0)</text:p>
      <text:p text:style-name="P109">Centerg = coordinate(0.5, 0.5)</text:p>
      <text:p text:style-name="P109">g = gridCell(1, centerg, <text:span text:style-name="T356">gbounds</text:span>)</text:p>
      <text:p text:style-name="P110"/>
      <text:h text:style-name="P310" text:outline-level="3"><text:bookmark-start text:name="__RefHeading___Toc3828_124617398"/><text:soft-page-break/>GridBounds <text:bookmark-end text:name="__RefHeading___Toc3828_124617398"/></text:h>
      <text:p text:style-name="P111"/>
      <text:p text:style-name="P111">bounds = gridBounds(“global”)</text:p>
      <text:p text:style-name="P111">or</text:p>
      <text:p text:style-name="P111">bounds = gridBounds(“china”)</text:p>
      <text:p text:style-name="P111">or</text:p>
      <text:p text:style-name="P111">bounds = gridBounds(10, -10, 20, -20)</text:p>
      <text:p text:style-name="P111"/>
      <text:h text:style-name="P310" text:outline-level="3"><text:bookmark-start text:name="__RefHeading___Toc3830_124617398"/><text:span text:style-name="T132">g</text:span><text:span text:style-name="T22">ridPartition</text:span><text:bookmark-end text:name="__RefHeading___Toc3830_124617398"/></text:h>
      <text:p text:style-name="P232"><text:span text:style-name="T137">glo</text:span><text:span text:style-name="T136">I</text:span><text:span text:style-name="T22">ndices = [1,2,3,4,5,6,7,8]</text:span></text:p>
      <text:p text:style-name="P233"><text:span text:style-name="T136">partition </text:span><text:span text:style-name="T134">=</text:span><text:span text:style-name="T136"> gridPartition(current=0, total=1, </text:span><text:span text:style-name="T137">glo</text:span><text:span text:style-name="T135">indices</text:span><text:span text:style-name="T136"> )</text:span></text:p>
      <text:p text:style-name="P112"/>
      <text:p text:style-name="P234"><text:span text:style-name="T136">m</text:span><text:span text:style-name="T22">ultiple</text:span></text:p>
      <text:p text:style-name="P112"/>
      <text:p text:style-name="P235"><text:span text:style-name="T136">partition </text:span><text:span text:style-name="T134">=</text:span><text:span text:style-name="T136"> gridPartition(current=0, total=</text:span><text:span text:style-name="T137">2</text:span><text:span text:style-name="T136">, </text:span><text:span text:style-name="T137">glo</text:span><text:span text:style-name="T138">I</text:span><text:span text:style-name="T135">ndices</text:span><text:span text:style-name="T136"> )</text:span></text:p>
      <text:p text:style-name="P235"><text:span text:style-name="T136">partition </text:span><text:span text:style-name="T134">=</text:span><text:span text:style-name="T136"> gridPartition(current=</text:span><text:span text:style-name="T137">1</text:span><text:span text:style-name="T136">, total=</text:span><text:span text:style-name="T137">2</text:span><text:span text:style-name="T136">, </text:span><text:span text:style-name="T137">glo</text:span><text:span text:style-name="T138">I</text:span><text:span text:style-name="T135">ndices</text:span><text:span text:style-name="T136"> )</text:span></text:p>
      <text:p text:style-name="P112"/>
      <text:h text:style-name="P310" text:outline-level="3"><text:bookmark-start text:name="__RefHeading___Toc3832_124617398"/>gridMask<text:bookmark-end text:name="__RefHeading___Toc3832_124617398"/></text:h>
      <text:p text:style-name="P113">GloIndices = [2, 3, 5, 6, 8]</text:p>
      <text:p text:style-name="P236"><text:span text:style-name="T22">mask = gridMask(</text:span><text:span text:style-name="T139">gloIndices</text:span><text:span text:style-name="T22">)</text:span></text:p>
      <text:p text:style-name="P112"/>
      <text:p text:style-name="P114">or</text:p>
      <text:p text:style-name="P114"/>
      <text:p text:style-name="P237"><text:span text:style-name="T22">gcs(1) = </text:span><text:span text:style-name="T140">gridcell(...)</text:span></text:p>
      <text:p text:style-name="P237"><text:span text:style-name="T22">gcs(2) = </text:span><text:span text:style-name="T140">gridcell(...)</text:span></text:p>
      <text:p text:style-name="P237"><text:span text:style-name="T22">gcs(3) = </text:span><text:span text:style-name="T140">gridcell(...)</text:span></text:p>
      <text:p text:style-name="P114">mask = gridMask(gcs)</text:p>
      <text:p text:style-name="P115"/>
      <text:h text:style-name="P310" text:outline-level="3"><text:bookmark-start text:name="__RefHeading___Toc3834_124617398"/>Grid<text:bookmark-end text:name="__RefHeading___Toc3834_124617398"/></text:h>
      <text:p text:style-name="P116"/>
      <text:p text:style-name="P117">bounds = gridBounds(“<text:span text:style-name="T350">global</text:span>”)</text:p>
      <text:p text:style-name="P119">mask = gridMask(list of gridcell )</text:p>
      <text:p text:style-name="P238"><text:span text:style-name="T131">worldGrid= grid(</text:span><text:span text:style-name="T133">1.0, </text:span><text:span text:style-name="T132">bounds, </text:span><text:span text:style-name="T133">mask</text:span><text:span text:style-name="T131">)</text:span></text:p>
      <text:p text:style-name="P115"/>
      <text:p text:style-name="P239"><text:span text:style-name="T131">o</text:span><text:span text:style-name="T22">r</text:span></text:p>
      <text:p text:style-name="P121"/>
      <text:p text:style-name="P118">bounds = gridBounds(“<text:span text:style-name="T350">global</text:span>”)</text:p>
      <text:p text:style-name="P121">part = gridPartition(1, 3, [1,2,3,4,5,6,7,8])</text:p>
      <text:p text:style-name="P120">mask = gridMask(list of gridcell )</text:p>
      <text:p text:style-name="P239"><text:span text:style-name="T131">worldGrid= grid(</text:span><text:span text:style-name="T133">1.0, </text:span><text:span text:style-name="T132">bounds, </text:span><text:span text:style-name="T22">part, </text:span><text:span text:style-name="T133">mask</text:span><text:span text:style-name="T131">)</text:span></text:p>
      <text:p text:style-name="P115"/>
      <text:p text:style-name="P115"/>
      <text:p text:style-name="P122">chinaBounds = gridBounds(“china”)</text:p>
      <text:p text:style-name="P122">grid % getSubGrid(chinaBounds)</text:p>
      <text:p text:style-name="P122">fitsInBounds</text:p>
      <text:p text:style-name="P122">fitsInGrid</text:p>
      <text:p text:style-name="P122">fitsInCoord</text:p>
      <text:p text:style-name="P122"/>
      <text:p text:style-name="P123"><text:soft-page-break/><text:span text:style-name="T357">res = </text:span>grid % getResolution()</text:p>
      <text:p text:style-name="P123"/>
      <text:p text:style-name="P124"><text:span text:style-name="T357">nlats = </text:span>grid % getTotalLats()</text:p>
      <text:p text:style-name="P124"><text:span text:style-name="T357">nlons = </text:span>grid % getTotalLons()</text:p>
      <text:p text:style-name="P123"/>
      <text:p text:style-name="P123">grid % getBounds()</text:p>
      <text:p text:style-name="P123"/>
      <text:p text:style-name="P125">grid % getAllEnabledGridcellsByCoords</text:p>
      <text:p text:style-name="P125">grid % countAllEnabledGridcells</text:p>
      <text:p text:style-name="P125">grid % setAllEnabledGridcells</text:p>
      <text:p text:style-name="P125">grid % getAllEnabledGridcells</text:p>
      <text:p text:style-name="P125"/>
      <text:p text:style-name="P125">setGridcellStatusByCoord</text:p>
      <text:p text:style-name="P125">setGridcellStatusByIdxs</text:p>
      <text:p text:style-name="P125"/>
      <text:p text:style-name="P125">getGloIndices</text:p>
      <text:p text:style-name="P125">getCurrentPartitionId</text:p>
      <text:p text:style-name="P125">getTotalPartitions</text:p>
      <text:p text:style-name="P125">getPartitionBounds</text:p>
      <text:p text:style-name="P125"/>
      <text:p text:style-name="P125">hasNeighbourByIdx</text:p>
      <text:p text:style-name="P125">hasNeighbourByGc</text:p>
      <text:p text:style-name="P125">getNeighbourByGc</text:p>
      <text:p text:style-name="P125">getNeighbourByIdx</text:p>
      <text:h text:style-name="P305" text:outline-level="1"><text:bookmark-start text:name="__RefHeading___Toc3234_1722581721"/>Plan<text:bookmark-end text:name="__RefHeading___Toc3234_1722581721"/></text:h>
      <text:p text:style-name="P126"/>
      <text:p text:style-name="P126">How to move from the current soulio to a more formal approach</text:p>
      <text:p text:style-name="P131"/>
      <text:list xml:id="list3757515559" text:style-name="L32">
        <text:list-item>
          <text:p text:style-name="P392">Move soulio grid to soulshared</text:p>
        </text:list-item>
        <text:list-item>
          <text:p text:style-name="P392">Rename window to grid_soulBound, grid to shr_grid, grid_partition_type to shr_gridPartition</text:p>
        </text:list-item>
        <text:list-item>
          <text:p text:style-name="P393">shr_arrayAbs to shr_arrayRsp</text:p>
        </text:list-item>
        <text:list-item>
          <text:p text:style-name="P393">shr_arrayGrid from shr_arrayRsp</text:p>
        </text:list-item>
      </text:list>
      <text:p text:style-name="P132"/>
      <text:p text:style-name="P1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8T13:21:31.147207530</meta:creation-date>
    <dc:date>2022-01-28T16:32:42.504029929</dc:date>
    <meta:editing-duration>P7DT12H33M7S</meta:editing-duration>
    <meta:editing-cycles>1493</meta:editing-cycles>
    <meta:generator>LibreOffice/6.4.7.2$Linux_X86_64 LibreOffice_project/40$Build-2</meta:generator>
    <meta:document-statistic meta:table-count="1" meta:image-count="0" meta:object-count="0" meta:page-count="24" meta:paragraph-count="635" meta:word-count="3373" meta:character-count="22887" meta:non-whitespace-character-count="20088"/>
  </office:meta>
</office:document-meta>
</file>